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it" fo:country="IT" fo:font-weight="normal" officeooo:rsid="001a8ad2" officeooo:paragraph-rsid="001a8ad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it" fo:country="IT" fo:font-weight="normal" officeooo:rsid="001c428a" officeooo:paragraph-rsid="001a8ad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it" fo:country="IT" fo:font-weight="normal" officeooo:rsid="001c428a" officeooo:paragraph-rsid="001c42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it" fo:country="IT" fo:font-weight="normal" officeooo:rsid="001c428a" officeooo:paragraph-rsid="007d44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it" fo:country="IT" fo:font-weight="normal" officeooo:rsid="001d8ec1" officeooo:paragraph-rsid="001d8ec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fo:font-size="12pt" fo:language="it" fo:country="IT" fo:font-weight="normal" officeooo:rsid="0022eed2" officeooo:paragraph-rsid="0022eed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it" fo:country="IT" fo:font-weight="normal" officeooo:rsid="00237eb0" officeooo:paragraph-rsid="00237eb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weight="normal" officeooo:rsid="0024065a" officeooo:paragraph-rsid="0024065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it" fo:country="IT" fo:font-weight="normal" officeooo:rsid="0029c58e" officeooo:paragraph-rsid="0029c58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it" fo:country="IT" fo:font-weight="normal" officeooo:rsid="002b042e" officeooo:paragraph-rsid="007ec3b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it" fo:country="IT" fo:font-weight="normal" officeooo:rsid="002d345e" officeooo:paragraph-rsid="002d345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it" fo:country="IT" fo:font-weight="normal" officeooo:rsid="00308ef6" officeooo:paragraph-rsid="00308ef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it" fo:country="IT" fo:font-weight="normal" officeooo:rsid="003258c5" officeooo:paragraph-rsid="0031f32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it" fo:country="IT" fo:font-weight="normal" officeooo:rsid="003258c5" officeooo:paragraph-rsid="003258c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3258c5" officeooo:paragraph-rsid="0080ce6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33cc28" officeooo:paragraph-rsid="0033cc2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it" fo:country="IT" fo:font-weight="normal" officeooo:rsid="0035ca32" officeooo:paragraph-rsid="0035ca3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it" fo:country="IT" fo:font-weight="normal" officeooo:rsid="0038eecb" officeooo:paragraph-rsid="0038eec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it" fo:country="IT" fo:font-weight="normal" officeooo:rsid="0039c519" officeooo:paragraph-rsid="0039c51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it" fo:country="IT" fo:font-weight="normal" officeooo:rsid="003acba1" officeooo:paragraph-rsid="0039c51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it" fo:country="IT" fo:font-weight="normal" officeooo:rsid="003cde1c" officeooo:paragraph-rsid="003acba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it" fo:country="IT" fo:font-weight="normal" officeooo:rsid="00406c12" officeooo:paragraph-rsid="00406c1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it" fo:country="IT" fo:font-weight="normal" officeooo:rsid="00421626" officeooo:paragraph-rsid="00406c1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it" fo:country="IT" fo:font-weight="normal" officeooo:rsid="0043f910" officeooo:paragraph-rsid="0043f91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it" fo:country="IT" fo:font-weight="normal" officeooo:rsid="0044c7a2" officeooo:paragraph-rsid="0044c7a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it" fo:country="IT" fo:font-weight="normal" officeooo:rsid="0047447e" officeooo:paragraph-rsid="0047447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47fab4" officeooo:paragraph-rsid="0047fab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it" fo:country="IT" fo:font-weight="normal" officeooo:rsid="0048849e" officeooo:paragraph-rsid="0048849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it" fo:country="IT" fo:font-weight="normal" officeooo:rsid="004cefe6" officeooo:paragraph-rsid="004cefe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it" fo:country="IT" fo:font-weight="normal" officeooo:rsid="00517eab" officeooo:paragraph-rsid="00517ea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it" fo:country="IT" fo:font-weight="normal" officeooo:rsid="00544332" officeooo:paragraph-rsid="0054433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it" fo:country="IT" fo:font-weight="normal" officeooo:rsid="00544b28" officeooo:paragraph-rsid="00544b2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it" fo:country="IT" fo:font-weight="normal" officeooo:rsid="0055a05a" officeooo:paragraph-rsid="0055a05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it" fo:country="IT" fo:font-weight="normal" officeooo:rsid="00569eb7" officeooo:paragraph-rsid="00569eb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it" fo:country="IT" fo:font-weight="normal" officeooo:rsid="005e13fa" officeooo:paragraph-rsid="005e13f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normal" officeooo:rsid="005e13fa" officeooo:paragraph-rsid="005e9bc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60d496" officeooo:paragraph-rsid="0060d49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it" fo:country="IT" fo:font-weight="normal" officeooo:rsid="006263d9" officeooo:paragraph-rsid="006263d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it" fo:country="IT" fo:font-weight="normal" officeooo:rsid="00657eba" officeooo:paragraph-rsid="00657eba"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it" fo:country="IT" fo:font-weight="normal" officeooo:rsid="002e1fdf" officeooo:paragraph-rsid="002e1fd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it" fo:country="IT" fo:font-weight="normal" officeooo:rsid="0029c011" officeooo:paragraph-rsid="0029c01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it" fo:country="IT" fo:font-weight="normal" officeooo:rsid="007ec3bf" officeooo:paragraph-rsid="007ec3b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it" fo:country="IT" fo:font-weight="normal" officeooo:rsid="0028b8b9" officeooo:paragraph-rsid="0028b8b9"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it" fo:country="IT" fo:font-weight="normal" officeooo:rsid="0080004d" officeooo:paragraph-rsid="0080004d"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it" fo:country="IT" fo:font-weight="normal" officeooo:rsid="00467a91" officeooo:paragraph-rsid="008296d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it" fo:country="IT" fo:font-weight="bold" officeooo:rsid="001c428a" officeooo:paragraph-rsid="001c428a"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language="it" fo:country="IT" fo:font-weight="bold" officeooo:rsid="001d8ec1" officeooo:paragraph-rsid="001d8ec1"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language="it" fo:country="IT" fo:font-weight="bold" officeooo:rsid="002240f6" officeooo:paragraph-rsid="002240f6"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language="it" fo:country="IT" fo:font-weight="bold" officeooo:rsid="0024065a" officeooo:paragraph-rsid="0024065a"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it" fo:country="IT" fo:font-weight="bold" officeooo:rsid="002b042e" officeooo:paragraph-rsid="002b042e"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language="it" fo:country="IT" fo:font-weight="bold" officeooo:rsid="002e1fdf" officeooo:paragraph-rsid="002e1fdf"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language="it" fo:country="IT" fo:font-weight="bold" officeooo:rsid="00308ef6" officeooo:paragraph-rsid="00308ef6"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language="it" fo:country="IT" fo:font-weight="bold" officeooo:rsid="0035ca32" officeooo:paragraph-rsid="0035ca32"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language="it" fo:country="IT" fo:font-weight="bold" officeooo:rsid="00373f0e" officeooo:paragraph-rsid="00373f0e"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language="it" fo:country="IT" fo:font-weight="bold" officeooo:rsid="0039c519" officeooo:paragraph-rsid="0039c519"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language="it" fo:country="IT" fo:font-weight="bold" officeooo:rsid="003acba1" officeooo:paragraph-rsid="003acba1"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language="it" fo:country="IT" fo:font-weight="bold" officeooo:rsid="003acba1" officeooo:paragraph-rsid="0081442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language="it" fo:country="IT" fo:font-weight="bold" officeooo:rsid="0043f910" officeooo:paragraph-rsid="0043f910"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language="it" fo:country="IT" fo:font-weight="bold" officeooo:rsid="00467a91" officeooo:paragraph-rsid="00467a91"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language="it" fo:country="IT" fo:font-weight="bold" officeooo:rsid="0047447e" officeooo:paragraph-rsid="0047447e"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language="it" fo:country="IT" fo:font-weight="bold" officeooo:rsid="004cefe6" officeooo:paragraph-rsid="004cefe6"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language="it" fo:country="IT" fo:font-weight="bold" officeooo:rsid="004e7255" officeooo:paragraph-rsid="004e7255"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language="it" fo:country="IT" fo:font-weight="bold" officeooo:rsid="00501fdb" officeooo:paragraph-rsid="00501fdb"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it" fo:country="IT" fo:font-weight="bold" officeooo:rsid="00544b28" officeooo:paragraph-rsid="00544b28"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language="it" fo:country="IT" fo:font-weight="bold" officeooo:rsid="0057b7a6" officeooo:paragraph-rsid="0057b7a6"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language="it" fo:country="IT" fo:font-weight="bold" officeooo:rsid="005c591c" officeooo:paragraph-rsid="005c591c"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language="it" fo:country="IT" fo:font-weight="bold" officeooo:rsid="005e13fa" officeooo:paragraph-rsid="005e13fa"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it" fo:country="IT" fo:font-weight="bold" officeooo:rsid="005ef14e" officeooo:paragraph-rsid="005ef14e"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it" fo:country="IT" fo:font-weight="bold" officeooo:rsid="00624677" officeooo:paragraph-rsid="00624677"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it" fo:country="IT" fo:font-weight="bold" officeooo:rsid="00647725" officeooo:paragraph-rsid="00647725"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language="it" fo:country="IT" fo:font-weight="bold" officeooo:rsid="003258c5" officeooo:paragraph-rsid="003258c5"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language="it" fo:country="IT" fo:font-weight="bold" officeooo:rsid="0080ce67" officeooo:paragraph-rsid="0080ce67" style:font-size-asian="10.5pt" style:font-weight-asian="bold" style:font-size-complex="12pt" style:font-weight-complex="bold"/>
    </style:style>
    <style:style style:name="P97" style:family="paragraph" style:parent-style-name="Standard">
      <style:paragraph-properties fo:text-align="start" style:justify-single-word="false" fo:break-before="page"/>
      <style:text-properties fo:font-size="20pt" fo:language="it" fo:country="IT" fo:font-weight="bold" officeooo:rsid="00483485" officeooo:paragraph-rsid="00483485" style:font-size-asian="17.5pt" style:font-weight-asian="bold" style:font-size-complex="20pt" style:font-weight-complex="bold"/>
    </style:style>
    <style:style style:name="P98" style:family="paragraph" style:parent-style-name="Standard">
      <style:paragraph-properties fo:text-align="start" style:justify-single-word="false"/>
      <style:text-properties fo:font-size="20pt" fo:language="it" fo:country="IT" fo:font-weight="bold" officeooo:rsid="005ef14e" officeooo:paragraph-rsid="005ef14e" style:font-size-asian="17.5pt" style:font-weight-asian="bold" style:font-size-complex="20pt" style:font-weight-complex="bold"/>
    </style:style>
    <style:style style:name="P99" style:family="paragraph" style:parent-style-name="Standard">
      <style:text-properties fo:language="it" fo:country="IT" fo:font-weight="bold" officeooo:rsid="00027a88" officeooo:paragraph-rsid="00027a88" style:font-weight-asian="bold" style:font-weight-complex="bold"/>
    </style:style>
    <style:style style:name="P100" style:family="paragraph" style:parent-style-name="Standard">
      <style:text-properties fo:language="it" fo:country="IT" fo:font-weight="bold" officeooo:rsid="0005d37c" officeooo:paragraph-rsid="0005d37c" style:font-weight-asian="bold" style:font-weight-complex="bold"/>
    </style:style>
    <style:style style:name="P101" style:family="paragraph" style:parent-style-name="Standard">
      <style:text-properties fo:language="it" fo:country="IT" fo:font-weight="bold" officeooo:rsid="00069b76" officeooo:paragraph-rsid="00069b76" style:font-weight-asian="bold" style:font-weight-complex="bold"/>
    </style:style>
    <style:style style:name="P102" style:family="paragraph" style:parent-style-name="Standard">
      <style:text-properties fo:language="it" fo:country="IT" fo:font-weight="bold" officeooo:rsid="00078032" officeooo:paragraph-rsid="00078032" style:font-weight-asian="bold" style:font-weight-complex="bold"/>
    </style:style>
    <style:style style:name="P103" style:family="paragraph" style:parent-style-name="Standard">
      <style:text-properties fo:language="it" fo:country="IT" fo:font-weight="bold" officeooo:rsid="000b2818" officeooo:paragraph-rsid="000b2818" style:font-weight-asian="bold" style:font-weight-complex="bold"/>
    </style:style>
    <style:style style:name="P104" style:family="paragraph" style:parent-style-name="Standard">
      <style:paragraph-properties fo:text-align="center" style:justify-single-word="false"/>
      <style:text-properties fo:language="it" fo:country="IT" fo:font-weight="bold" officeooo:rsid="000b2818" officeooo:paragraph-rsid="007cbaf0" style:font-weight-asian="bold" style:font-weight-complex="bold"/>
    </style:style>
    <style:style style:name="P105" style:family="paragraph" style:parent-style-name="Standard">
      <style:text-properties fo:language="it" fo:country="IT" fo:font-weight="bold" officeooo:rsid="000cd8ca" officeooo:paragraph-rsid="000cd8ca" style:font-weight-asian="bold" style:font-weight-complex="bold"/>
    </style:style>
    <style:style style:name="P106" style:family="paragraph" style:parent-style-name="Standard">
      <style:text-properties fo:language="it" fo:country="IT" fo:font-weight="bold" officeooo:rsid="000e9ee8" officeooo:paragraph-rsid="000e9ee8" style:font-weight-asian="bold" style:font-weight-complex="bold"/>
    </style:style>
    <style:style style:name="P107" style:family="paragraph" style:parent-style-name="Standard">
      <style:text-properties fo:language="it" fo:country="IT" fo:font-weight="bold" officeooo:rsid="00121c74" officeooo:paragraph-rsid="00121c74" style:font-weight-asian="bold" style:font-weight-complex="bold"/>
    </style:style>
    <style:style style:name="P108" style:family="paragraph" style:parent-style-name="Standard">
      <style:text-properties fo:language="it" fo:country="IT" fo:font-weight="bold" officeooo:rsid="0012b244" officeooo:paragraph-rsid="0012b244" style:font-weight-asian="bold" style:font-weight-complex="bold"/>
    </style:style>
    <style:style style:name="P109" style:family="paragraph" style:parent-style-name="Standard">
      <style:text-properties fo:language="it" fo:country="IT" fo:font-weight="bold" officeooo:rsid="0015c62d" officeooo:paragraph-rsid="0015c62d" style:font-weight-asian="bold" style:font-weight-complex="bold"/>
    </style:style>
    <style:style style:name="P110" style:family="paragraph" style:parent-style-name="Standard">
      <style:text-properties fo:language="it" fo:country="IT" fo:font-weight="bold" officeooo:rsid="0015c62d" officeooo:paragraph-rsid="007cbaf0" style:font-weight-asian="bold" style:font-weight-complex="bold"/>
    </style:style>
    <style:style style:name="P111" style:family="paragraph" style:parent-style-name="Standard">
      <style:text-properties fo:language="it" fo:country="IT" fo:font-weight="bold" officeooo:rsid="0019d4da" officeooo:paragraph-rsid="0019d4da" style:font-weight-asian="bold" style:font-weight-complex="bold"/>
    </style:style>
    <style:style style:name="P112" style:family="paragraph" style:parent-style-name="Standard">
      <style:text-properties fo:language="it" fo:country="IT" fo:font-weight="bold" officeooo:rsid="0004bf6a" officeooo:paragraph-rsid="0004bf6a" style:font-weight-asian="bold" style:font-weight-complex="bold"/>
    </style:style>
    <style:style style:name="P113" style:family="paragraph" style:parent-style-name="Standard">
      <style:text-properties fo:language="it" fo:country="IT" fo:font-weight="bold" officeooo:rsid="000755cd" officeooo:paragraph-rsid="000755cd" style:font-weight-asian="bold" style:font-weight-complex="bold"/>
    </style:style>
    <style:style style:name="P114" style:family="paragraph" style:parent-style-name="Standard">
      <style:text-properties fo:language="it" fo:country="IT" fo:font-weight="bold" officeooo:rsid="0017706c" officeooo:paragraph-rsid="007cbaf0" style:font-weight-asian="bold" style:font-weight-complex="bold"/>
    </style:style>
    <style:style style:name="P115" style:family="paragraph" style:parent-style-name="Standard">
      <style:text-properties fo:language="it" fo:country="IT" fo:font-weight="bold" officeooo:rsid="007cbaf0" officeooo:paragraph-rsid="007cbaf0" style:font-weight-asian="bold" style:font-weight-complex="bold"/>
    </style:style>
    <style:style style:name="P116" style:family="paragraph" style:parent-style-name="Standard">
      <style:text-properties fo:language="it" fo:country="IT" fo:font-weight="normal" officeooo:rsid="00032165" officeooo:paragraph-rsid="00032165" style:font-weight-asian="normal" style:font-weight-complex="normal"/>
    </style:style>
    <style:style style:name="P117" style:family="paragraph" style:parent-style-name="Standard">
      <style:text-properties fo:language="it" fo:country="IT" fo:font-weight="normal" officeooo:rsid="00049bf3" officeooo:paragraph-rsid="00049bf3" style:font-weight-asian="normal" style:font-weight-complex="normal"/>
    </style:style>
    <style:style style:name="P118" style:family="paragraph" style:parent-style-name="Standard">
      <style:text-properties fo:language="it" fo:country="IT" fo:font-weight="normal" officeooo:rsid="0004bf6a" officeooo:paragraph-rsid="0004bf6a" style:font-weight-asian="normal" style:font-weight-complex="normal"/>
    </style:style>
    <style:style style:name="P119" style:family="paragraph" style:parent-style-name="Standard">
      <style:text-properties fo:language="it" fo:country="IT" fo:font-weight="normal" officeooo:rsid="0005d37c" officeooo:paragraph-rsid="0005d37c" style:font-weight-asian="normal" style:font-weight-complex="normal"/>
    </style:style>
    <style:style style:name="P120" style:family="paragraph" style:parent-style-name="Standard">
      <style:text-properties fo:language="it" fo:country="IT" fo:font-weight="normal" officeooo:rsid="00069b76" officeooo:paragraph-rsid="00069b76" style:font-weight-asian="normal" style:font-weight-complex="normal"/>
    </style:style>
    <style:style style:name="P121" style:family="paragraph" style:parent-style-name="Standard">
      <style:text-properties fo:language="it" fo:country="IT" fo:font-weight="normal" officeooo:rsid="000755cd" officeooo:paragraph-rsid="000755cd" style:font-weight-asian="normal" style:font-weight-complex="normal"/>
    </style:style>
    <style:style style:name="P122" style:family="paragraph" style:parent-style-name="Standard">
      <style:text-properties fo:language="it" fo:country="IT" fo:font-weight="normal" officeooo:rsid="00096eea" officeooo:paragraph-rsid="00096eea" style:font-weight-asian="normal" style:font-weight-complex="normal"/>
    </style:style>
    <style:style style:name="P123" style:family="paragraph" style:parent-style-name="Standard">
      <style:text-properties fo:language="it" fo:country="IT" fo:font-weight="normal" officeooo:rsid="00096eea" officeooo:paragraph-rsid="007a9acb" style:font-weight-asian="normal" style:font-weight-complex="normal"/>
    </style:style>
    <style:style style:name="P124" style:family="paragraph" style:parent-style-name="Standard">
      <style:text-properties fo:language="it" fo:country="IT" fo:font-weight="normal" officeooo:rsid="000b2818" officeooo:paragraph-rsid="000b2818" style:font-weight-asian="normal" style:font-weight-complex="normal"/>
    </style:style>
    <style:style style:name="P125" style:family="paragraph" style:parent-style-name="Standard">
      <style:text-properties fo:language="it" fo:country="IT" fo:font-weight="normal" officeooo:rsid="000cd8ca" officeooo:paragraph-rsid="000cd8ca" style:font-weight-asian="normal" style:font-weight-complex="normal"/>
    </style:style>
    <style:style style:name="P126" style:family="paragraph" style:parent-style-name="Standard">
      <style:text-properties fo:language="it" fo:country="IT" fo:font-weight="normal" officeooo:rsid="000cd8ca" officeooo:paragraph-rsid="006b8cb8" style:font-weight-asian="normal" style:font-weight-complex="normal"/>
    </style:style>
    <style:style style:name="P127" style:family="paragraph" style:parent-style-name="Standard">
      <style:text-properties fo:language="it" fo:country="IT" fo:font-weight="normal" officeooo:rsid="000e8ffe" officeooo:paragraph-rsid="000e8ffe" style:font-weight-asian="normal" style:font-weight-complex="normal"/>
    </style:style>
    <style:style style:name="P128" style:family="paragraph" style:parent-style-name="Standard">
      <style:text-properties fo:language="it" fo:country="IT" fo:font-weight="normal" officeooo:rsid="000e9ee8" officeooo:paragraph-rsid="000e9ee8" style:font-weight-asian="normal" style:font-weight-complex="normal"/>
    </style:style>
    <style:style style:name="P129" style:family="paragraph" style:parent-style-name="Standard">
      <style:text-properties fo:language="it" fo:country="IT" fo:font-weight="normal" officeooo:rsid="00108d24" officeooo:paragraph-rsid="00108d24" style:font-weight-asian="normal" style:font-weight-complex="normal"/>
    </style:style>
    <style:style style:name="P130" style:family="paragraph" style:parent-style-name="Standard">
      <style:text-properties fo:language="it" fo:country="IT" fo:font-weight="normal" officeooo:rsid="00121c74" officeooo:paragraph-rsid="00121c74" style:font-weight-asian="normal" style:font-weight-complex="normal"/>
    </style:style>
    <style:style style:name="P131" style:family="paragraph" style:parent-style-name="Standard">
      <style:text-properties fo:language="it" fo:country="IT" fo:font-weight="normal" officeooo:rsid="0012865c" officeooo:paragraph-rsid="0012865c" style:font-weight-asian="normal" style:font-weight-complex="normal"/>
    </style:style>
    <style:style style:name="P132" style:family="paragraph" style:parent-style-name="Standard">
      <style:text-properties fo:language="it" fo:country="IT" fo:font-weight="normal" officeooo:rsid="0012b244" officeooo:paragraph-rsid="0012b244" style:font-weight-asian="normal" style:font-weight-complex="normal"/>
    </style:style>
    <style:style style:name="P133" style:family="paragraph" style:parent-style-name="Standard">
      <style:text-properties fo:language="it" fo:country="IT" fo:font-weight="normal" officeooo:rsid="0013fa4f" officeooo:paragraph-rsid="0013fa4f" style:font-weight-asian="normal" style:font-weight-complex="normal"/>
    </style:style>
    <style:style style:name="P134" style:family="paragraph" style:parent-style-name="Standard">
      <style:text-properties fo:language="it" fo:country="IT" fo:font-weight="normal" officeooo:rsid="0015c62d" officeooo:paragraph-rsid="0015c62d" style:font-weight-asian="normal" style:font-weight-complex="normal"/>
    </style:style>
    <style:style style:name="P135" style:family="paragraph" style:parent-style-name="Standard">
      <style:text-properties fo:language="it" fo:country="IT" fo:font-weight="normal" officeooo:rsid="0017706c" officeooo:paragraph-rsid="0017706c" style:font-weight-asian="normal" style:font-weight-complex="normal"/>
    </style:style>
    <style:style style:name="P136" style:family="paragraph" style:parent-style-name="Standard">
      <style:text-properties fo:language="it" fo:country="IT" fo:font-weight="normal" officeooo:rsid="0017e6c2" officeooo:paragraph-rsid="0017e6c2" style:font-weight-asian="normal" style:font-weight-complex="normal"/>
    </style:style>
    <style:style style:name="P137" style:family="paragraph" style:parent-style-name="Standard">
      <style:text-properties fo:language="it" fo:country="IT" fo:font-weight="normal" officeooo:rsid="0019d4da" officeooo:paragraph-rsid="0019d4da" style:font-weight-asian="normal" style:font-weight-complex="normal"/>
    </style:style>
    <style:style style:name="P138" style:family="paragraph" style:parent-style-name="Standard">
      <style:text-properties fo:language="it" fo:country="IT" fo:font-weight="normal" officeooo:rsid="0019e3a1" officeooo:paragraph-rsid="0019e3a1" style:font-weight-asian="normal" style:font-weight-complex="normal"/>
    </style:style>
    <style:style style:name="P139" style:family="paragraph" style:parent-style-name="Standard">
      <style:text-properties fo:language="it" fo:country="IT" fo:font-weight="normal" officeooo:rsid="00665fdb" officeooo:paragraph-rsid="00665fdb" style:font-weight-asian="normal" style:font-weight-complex="normal"/>
    </style:style>
    <style:style style:name="P140" style:family="paragraph" style:parent-style-name="Standard">
      <style:text-properties fo:language="it" fo:country="IT" fo:font-weight="normal" officeooo:rsid="0072c72e" officeooo:paragraph-rsid="0072c72e" style:font-weight-asian="normal" style:font-weight-complex="normal"/>
    </style:style>
    <style:style style:name="P141" style:family="paragraph" style:parent-style-name="Standard">
      <style:text-properties fo:language="it" fo:country="IT" fo:font-weight="normal" officeooo:rsid="007457ce" officeooo:paragraph-rsid="007457ce" style:font-weight-asian="normal" style:font-weight-complex="normal"/>
    </style:style>
    <style:style style:name="P142" style:family="paragraph" style:parent-style-name="Standard">
      <style:text-properties fo:language="it" fo:country="IT" fo:font-weight="normal" officeooo:rsid="007a9acb" officeooo:paragraph-rsid="007a9acb" style:font-weight-asian="normal" style:font-weight-complex="normal"/>
    </style:style>
    <style:style style:name="P143" style:family="paragraph" style:parent-style-name="Standard">
      <style:paragraph-properties fo:text-align="center" style:justify-single-word="false"/>
      <style:text-properties fo:font-size="16pt" fo:language="it" fo:country="IT" fo:font-weight="bold" officeooo:rsid="001a8ad2" officeooo:paragraph-rsid="001a8ad2" style:font-size-asian="16pt" style:font-weight-asian="bold" style:font-size-complex="16pt" style:font-weight-complex="bold"/>
    </style:style>
    <style:style style:name="P144" style:family="paragraph" style:parent-style-name="Standard">
      <style:paragraph-properties fo:text-align="center" style:justify-single-word="false"/>
      <style:text-properties fo:font-size="16pt" fo:language="it" fo:country="IT" fo:font-weight="bold" officeooo:rsid="000a238c" officeooo:paragraph-rsid="000a238c" style:font-size-asian="16pt" style:font-weight-asian="bold" style:font-size-complex="16pt" style:font-weight-complex="bold"/>
    </style:style>
    <style:style style:name="P145" style:family="paragraph" style:parent-style-name="Standard">
      <style:paragraph-properties fo:text-align="center" style:justify-single-word="false" fo:break-before="page"/>
      <style:text-properties fo:font-size="16pt" fo:language="it" fo:country="IT" fo:font-weight="bold" officeooo:rsid="00270bee" officeooo:paragraph-rsid="00270bee" style:font-size-asian="16pt" style:font-weight-asian="bold" style:font-size-complex="16pt" style:font-weight-complex="bold"/>
    </style:style>
    <style:style style:name="P146" style:family="paragraph" style:parent-style-name="Standard">
      <style:paragraph-properties fo:text-align="center" style:justify-single-word="false" fo:break-before="page"/>
      <style:text-properties fo:font-size="16pt" fo:language="it" fo:country="IT" fo:font-weight="bold" officeooo:rsid="0035ca32" officeooo:paragraph-rsid="0035ca32" style:font-size-asian="16pt" style:font-weight-asian="bold" style:font-size-complex="16pt" style:font-weight-complex="bold"/>
    </style:style>
    <style:style style:name="P147" style:family="paragraph" style:parent-style-name="Standard">
      <style:paragraph-properties fo:text-align="start" style:justify-single-word="false"/>
      <style:text-properties fo:font-size="16pt" fo:language="it" fo:country="IT" fo:font-weight="bold" officeooo:rsid="00544b28" officeooo:paragraph-rsid="00544b28" style:font-size-asian="14pt" style:font-weight-asian="bold" style:font-size-complex="16pt" style:font-weight-complex="bold"/>
    </style:style>
    <style:style style:name="P148" style:family="paragraph" style:parent-style-name="Standard">
      <style:paragraph-properties fo:text-align="start" style:justify-single-word="false"/>
      <style:text-properties fo:font-size="16pt" fo:language="it" fo:country="IT" fo:font-weight="bold" officeooo:rsid="0055a05a" officeooo:paragraph-rsid="0055a05a" style:font-size-asian="14pt" style:font-weight-asian="bold" style:font-size-complex="16pt" style:font-weight-complex="bold"/>
    </style:style>
    <style:style style:name="P149" style:family="paragraph" style:parent-style-name="Standard">
      <style:paragraph-properties fo:text-align="start" style:justify-single-word="false"/>
      <style:text-properties fo:font-size="16pt" fo:language="it" fo:country="IT" fo:font-weight="bold" officeooo:rsid="0060d496" officeooo:paragraph-rsid="0060d496" style:font-size-asian="14pt" style:font-weight-asian="bold" style:font-size-complex="16pt" style:font-weight-complex="bold"/>
    </style:style>
    <style:style style:name="P150" style:family="paragraph" style:parent-style-name="Standard">
      <style:paragraph-properties fo:text-align="start" style:justify-single-word="false"/>
      <style:text-properties fo:font-size="16pt" fo:language="it" fo:country="IT" fo:font-weight="bold" officeooo:rsid="006263d9" officeooo:paragraph-rsid="006263d9" style:font-size-asian="14pt" style:font-weight-asian="bold" style:font-size-complex="16pt" style:font-weight-complex="bold"/>
    </style:style>
    <style:style style:name="P151" style:family="paragraph" style:parent-style-name="Standard">
      <style:paragraph-properties fo:text-align="start" style:justify-single-word="false"/>
      <style:text-properties officeooo:paragraph-rsid="0031f328"/>
    </style:style>
    <style:style style:name="P152" style:family="paragraph" style:parent-style-name="Standard">
      <style:paragraph-properties fo:text-align="center" style:justify-single-word="false"/>
      <style:text-properties fo:font-size="14pt" fo:language="it" fo:country="IT" fo:font-weight="bold" officeooo:rsid="000b2818" officeooo:paragraph-rsid="007cbaf0"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fo:language="it" fo:country="IT" fo:font-weight="bold" officeooo:rsid="0015c62d" officeooo:paragraph-rsid="007cbaf0" style:font-size-asian="14pt" style:font-weight-asian="bold" style:font-size-complex="14pt" style:font-weight-complex="bold"/>
    </style:style>
    <style:style style:name="P154" style:family="paragraph" style:parent-style-name="Standard">
      <style:paragraph-properties fo:text-align="center" style:justify-single-word="false"/>
      <style:text-properties fo:font-size="14pt" fo:language="it" fo:country="IT" fo:font-weight="bold" officeooo:rsid="0017706c" officeooo:paragraph-rsid="007cbaf0" style:font-size-asian="14pt" style:font-weight-asian="bold" style:font-size-complex="14pt" style:font-weight-complex="bold"/>
    </style:style>
    <style:style style:name="P155" style:family="paragraph" style:parent-style-name="Standard">
      <style:paragraph-properties fo:text-align="center" style:justify-single-word="false"/>
      <style:text-properties fo:font-size="14pt" fo:language="it" fo:country="IT" fo:font-weight="bold" officeooo:rsid="0017706c" officeooo:paragraph-rsid="0017706c" style:font-size-asian="14pt" style:font-weight-asian="bold" style:font-size-complex="14pt" style:font-weight-complex="bold"/>
    </style:style>
    <style:style style:name="P156" style:family="paragraph" style:parent-style-name="Standard" style:list-style-name="L1">
      <style:text-properties fo:language="it" fo:country="IT" fo:font-weight="normal" officeooo:rsid="00032165" officeooo:paragraph-rsid="00032165" style:font-weight-asian="normal" style:font-weight-complex="normal"/>
    </style:style>
    <style:style style:name="P157" style:family="paragraph" style:parent-style-name="Standard" style:list-style-name="L2">
      <style:text-properties fo:language="it" fo:country="IT" fo:font-weight="normal" officeooo:rsid="0004bf6a" officeooo:paragraph-rsid="0004bf6a" style:font-weight-asian="normal" style:font-weight-complex="normal"/>
    </style:style>
    <style:style style:name="P158" style:family="paragraph" style:parent-style-name="Standard" style:list-style-name="L3">
      <style:text-properties fo:language="it" fo:country="IT" fo:font-weight="normal" officeooo:rsid="0004bf6a" officeooo:paragraph-rsid="0004bf6a" style:font-weight-asian="normal" style:font-weight-complex="normal"/>
    </style:style>
    <style:style style:name="P159" style:family="paragraph" style:parent-style-name="Standard" style:list-style-name="L5">
      <style:text-properties fo:language="it" fo:country="IT" fo:font-weight="normal" officeooo:rsid="00078032" officeooo:paragraph-rsid="00078032" style:font-weight-asian="normal" style:font-weight-complex="normal"/>
    </style:style>
    <style:style style:name="P160" style:family="paragraph" style:parent-style-name="Standard">
      <style:paragraph-properties fo:text-align="center" style:justify-single-word="false"/>
      <style:text-properties fo:language="it" fo:country="IT" fo:font-weight="normal" officeooo:rsid="000a238c" officeooo:paragraph-rsid="007cbaf0" style:font-weight-asian="normal" style:font-weight-complex="normal"/>
    </style:style>
    <style:style style:name="P161" style:family="paragraph" style:parent-style-name="Standard" style:list-style-name="L6">
      <style:text-properties fo:language="it" fo:country="IT" fo:font-weight="normal" officeooo:rsid="000b2818" officeooo:paragraph-rsid="000b2818" style:font-weight-asian="normal" style:font-weight-complex="normal"/>
    </style:style>
    <style:style style:name="P162" style:family="paragraph" style:parent-style-name="Standard">
      <style:text-properties fo:language="it" fo:country="IT" fo:font-weight="normal" officeooo:rsid="000b2818" officeooo:paragraph-rsid="007cbaf0" style:font-weight-asian="normal" style:font-weight-complex="normal"/>
    </style:style>
    <style:style style:name="P163" style:family="paragraph" style:parent-style-name="Standard" style:list-style-name="L7">
      <style:text-properties fo:language="it" fo:country="IT" fo:font-weight="normal" officeooo:rsid="000e9ee8" officeooo:paragraph-rsid="000e9ee8" style:font-weight-asian="normal" style:font-weight-complex="normal"/>
    </style:style>
    <style:style style:name="P164" style:family="paragraph" style:parent-style-name="Standard" style:list-style-name="L8">
      <style:text-properties fo:language="it" fo:country="IT" fo:font-weight="normal" officeooo:rsid="0012b244" officeooo:paragraph-rsid="0012b244" style:font-weight-asian="normal" style:font-weight-complex="normal"/>
    </style:style>
    <style:style style:name="P165" style:family="paragraph" style:parent-style-name="Standard" style:list-style-name="L9">
      <style:text-properties fo:language="it" fo:country="IT" fo:font-weight="normal" officeooo:rsid="0012b244" officeooo:paragraph-rsid="0012b244" style:font-weight-asian="normal" style:font-weight-complex="normal"/>
    </style:style>
    <style:style style:name="P166" style:family="paragraph" style:parent-style-name="Standard" style:list-style-name="L10">
      <style:text-properties fo:language="it" fo:country="IT" fo:font-weight="normal" officeooo:rsid="0015c62d" officeooo:paragraph-rsid="0015c62d" style:font-weight-asian="normal" style:font-weight-complex="normal"/>
    </style:style>
    <style:style style:name="P167" style:family="paragraph" style:parent-style-name="Standard" style:list-style-name="L11">
      <style:text-properties fo:language="it" fo:country="IT" fo:font-weight="normal" officeooo:rsid="0017706c" officeooo:paragraph-rsid="0017706c" style:font-weight-asian="normal" style:font-weight-complex="normal"/>
    </style:style>
    <style:style style:name="P168" style:family="paragraph" style:parent-style-name="Standard" style:list-style-name="L12">
      <style:text-properties fo:language="it" fo:country="IT" fo:font-weight="normal" officeooo:rsid="0017706c" officeooo:paragraph-rsid="0017706c" style:font-weight-asian="normal" style:font-weight-complex="normal"/>
    </style:style>
    <style:style style:name="P169" style:family="paragraph" style:parent-style-name="Standard" style:list-style-name="L11">
      <style:text-properties fo:language="it" fo:country="IT" fo:font-weight="normal" officeooo:rsid="007cbaf0" officeooo:paragraph-rsid="007cbaf0" style:font-weight-asian="normal" style:font-weight-complex="normal"/>
    </style:style>
    <style:style style:name="P170" style:family="paragraph" style:parent-style-name="Standard" style:list-style-name="L13">
      <style:text-properties fo:language="it" fo:country="IT" fo:font-weight="normal" officeooo:rsid="0017e6c2" officeooo:paragraph-rsid="0017e6c2" style:font-weight-asian="normal" style:font-weight-complex="normal"/>
    </style:style>
    <style:style style:name="P171" style:family="paragraph" style:parent-style-name="Standard" style:list-style-name="L14">
      <style:text-properties fo:language="it" fo:country="IT" fo:font-weight="normal" officeooo:rsid="0019d4da" officeooo:paragraph-rsid="0019d4da" style:font-weight-asian="normal" style:font-weight-complex="normal"/>
    </style:style>
    <style:style style:name="P172" style:family="paragraph" style:parent-style-name="Standard" style:list-style-name="L2">
      <style:text-properties fo:language="it" fo:country="IT" fo:font-weight="bold" officeooo:rsid="0004bf6a" officeooo:paragraph-rsid="0004bf6a" style:font-weight-asian="bold" style:font-weight-complex="bold"/>
    </style:style>
    <style:style style:name="P173" style:family="paragraph" style:parent-style-name="Standard" style:list-style-name="L4">
      <style:text-properties fo:language="it" fo:country="IT" fo:font-weight="bold" officeooo:rsid="00069b76" officeooo:paragraph-rsid="00069b76" style:font-weight-asian="bold" style:font-weight-complex="bold"/>
    </style:style>
    <style:style style:name="P174" style:family="paragraph" style:parent-style-name="Standard" style:list-style-name="L5">
      <style:text-properties fo:language="it" fo:country="IT" fo:font-weight="bold" officeooo:rsid="00078032" officeooo:paragraph-rsid="00078032" style:font-weight-asian="bold" style:font-weight-complex="bold"/>
    </style:style>
    <style:style style:name="P175" style:family="paragraph" style:parent-style-name="Standard" style:list-style-name="L9">
      <style:text-properties fo:language="it" fo:country="IT" fo:font-weight="bold" officeooo:rsid="0012b244" officeooo:paragraph-rsid="0012b244" style:font-weight-asian="bold" style:font-weight-complex="bold"/>
    </style:style>
    <style:style style:name="P176" style:family="paragraph" style:parent-style-name="Standard" style:list-style-name="L12">
      <style:text-properties fo:language="it" fo:country="IT" fo:font-weight="bold" officeooo:rsid="0017706c" officeooo:paragraph-rsid="0017706c" style:font-weight-asian="bold" style:font-weight-complex="bold"/>
    </style:style>
    <style:style style:name="P177" style:family="paragraph" style:parent-style-name="Standard">
      <style:paragraph-properties fo:text-align="center" style:justify-single-word="false"/>
      <style:text-properties fo:font-size="14pt" fo:language="it" fo:country="IT" fo:font-weight="bold" officeooo:rsid="000a238c" officeooo:paragraph-rsid="007cbaf0" style:font-size-asian="14pt" style:font-weight-asian="bold" style:font-size-complex="14pt" style:font-weight-complex="bold"/>
    </style:style>
    <style:style style:name="P178" style:family="paragraph" style:parent-style-name="Standard">
      <style:paragraph-properties fo:text-align="center" style:justify-single-word="false" fo:break-before="page"/>
      <style:text-properties fo:font-size="14pt" fo:language="it" fo:country="IT" fo:font-weight="bold" officeooo:rsid="000b2818" officeooo:paragraph-rsid="007cbaf0" style:font-size-asian="14pt" style:font-weight-asian="bold" style:font-size-complex="14pt" style:font-weight-complex="bold"/>
    </style:style>
    <style:style style:name="P179" style:family="paragraph" style:parent-style-name="Standard" style:list-style-name="L15">
      <style:paragraph-properties fo:text-align="start" style:justify-single-word="false"/>
      <style:text-properties fo:font-size="12pt" fo:language="it" fo:country="IT" fo:font-weight="bold" officeooo:rsid="001a8ad2" officeooo:paragraph-rsid="001a8ad2" style:font-size-asian="10.5pt" style:font-weight-asian="bold" style:font-size-complex="12pt" style:font-weight-complex="bold"/>
    </style:style>
    <style:style style:name="P180" style:family="paragraph" style:parent-style-name="Standard" style:list-style-name="L17">
      <style:paragraph-properties fo:text-align="start" style:justify-single-word="false"/>
      <style:text-properties fo:font-size="12pt" fo:language="it" fo:country="IT" fo:font-weight="bold" officeooo:rsid="001ed507" officeooo:paragraph-rsid="001ed507" style:font-size-asian="10.5pt" style:font-weight-asian="bold" style:font-size-complex="12pt" style:font-weight-complex="bold"/>
    </style:style>
    <style:style style:name="P181" style:family="paragraph" style:parent-style-name="Standard" style:list-style-name="L18">
      <style:paragraph-properties fo:text-align="start" style:justify-single-word="false"/>
      <style:text-properties fo:font-size="12pt" fo:language="it" fo:country="IT" fo:font-weight="bold" officeooo:rsid="00207ead" officeooo:paragraph-rsid="00207ead" style:font-size-asian="10.5pt" style:font-weight-asian="bold" style:font-size-complex="12pt" style:font-weight-complex="bold"/>
    </style:style>
    <style:style style:name="P182" style:family="paragraph" style:parent-style-name="Standard" style:list-style-name="L23">
      <style:paragraph-properties fo:text-align="start" style:justify-single-word="false"/>
      <style:text-properties fo:font-size="12pt" fo:language="it" fo:country="IT" fo:font-weight="bold" officeooo:rsid="0022eed2" officeooo:paragraph-rsid="0022eed2" style:font-size-asian="10.5pt" style:font-weight-asian="bold" style:font-size-complex="12pt" style:font-weight-complex="bold"/>
    </style:style>
    <style:style style:name="P183" style:family="paragraph" style:parent-style-name="Standard" style:list-style-name="L24">
      <style:paragraph-properties fo:text-align="start" style:justify-single-word="false"/>
      <style:text-properties fo:font-size="12pt" fo:language="it" fo:country="IT" fo:font-weight="bold" officeooo:rsid="0080004d" officeooo:paragraph-rsid="0080004d" style:font-size-asian="10.5pt" style:font-weight-asian="bold" style:font-size-complex="12pt" style:font-weight-complex="bold"/>
    </style:style>
    <style:style style:name="P184" style:family="paragraph" style:parent-style-name="Standard" style:list-style-name="L25">
      <style:paragraph-properties fo:text-align="start" style:justify-single-word="false"/>
      <style:text-properties fo:font-size="12pt" fo:language="it" fo:country="IT" fo:font-weight="bold" officeooo:rsid="002e1fdf" officeooo:paragraph-rsid="002e8940" style:font-size-asian="10.5pt" style:font-weight-asian="bold" style:font-size-complex="12pt" style:font-weight-complex="bold"/>
    </style:style>
    <style:style style:name="P185" style:family="paragraph" style:parent-style-name="Standard" style:list-style-name="L27">
      <style:paragraph-properties fo:text-align="start" style:justify-single-word="false"/>
      <style:text-properties fo:font-size="12pt" fo:language="it" fo:country="IT" fo:font-weight="bold" officeooo:rsid="003cde1c" officeooo:paragraph-rsid="003cde1c" style:font-size-asian="10.5pt" style:font-weight-asian="bold" style:font-size-complex="12pt" style:font-weight-complex="bold"/>
    </style:style>
    <style:style style:name="P186" style:family="paragraph" style:parent-style-name="Standard" style:list-style-name="L27">
      <style:paragraph-properties fo:text-align="start" style:justify-single-word="false"/>
      <style:text-properties fo:font-size="12pt" fo:language="it" fo:country="IT" fo:font-weight="bold" officeooo:rsid="003e7f3c" officeooo:paragraph-rsid="003e7f3c" style:font-size-asian="10.5pt" style:font-weight-asian="bold" style:font-size-complex="12pt" style:font-weight-complex="bold"/>
    </style:style>
    <style:style style:name="P187" style:family="paragraph" style:parent-style-name="Standard" style:list-style-name="L27">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88" style:family="paragraph" style:parent-style-name="Standard" style:list-style-name="L28">
      <style:paragraph-properties fo:text-align="start" style:justify-single-word="false"/>
      <style:text-properties fo:font-size="12pt" fo:language="it" fo:country="IT" fo:font-weight="bold" officeooo:rsid="00406c12" officeooo:paragraph-rsid="00406c1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it" fo:country="IT" fo:font-weight="bold" officeooo:rsid="0047447e" officeooo:paragraph-rsid="008296d6" style:font-size-asian="10.5pt" style:font-weight-asian="bold" style:font-size-complex="12pt" style:font-weight-complex="bold"/>
    </style:style>
    <style:style style:name="P190" style:family="paragraph" style:parent-style-name="Standard" style:list-style-name="L32">
      <style:paragraph-properties fo:text-align="start" style:justify-single-word="false"/>
      <style:text-properties fo:font-size="12pt" fo:language="it" fo:country="IT" fo:font-weight="bold" officeooo:rsid="004c53e7" officeooo:paragraph-rsid="004c53e7" style:font-size-asian="10.5pt" style:font-weight-asian="bold" style:font-size-complex="12pt" style:font-weight-complex="bold"/>
    </style:style>
    <style:style style:name="P191" style:family="paragraph" style:parent-style-name="Standard" style:list-style-name="L32">
      <style:paragraph-properties fo:text-align="start" style:justify-single-word="false"/>
      <style:text-properties fo:font-size="12pt" fo:language="it" fo:country="IT" fo:font-weight="bold" officeooo:rsid="004c53e7" officeooo:paragraph-rsid="008296d6" style:font-size-asian="10.5pt" style:font-weight-asian="bold" style:font-size-complex="12pt" style:font-weight-complex="bold"/>
    </style:style>
    <style:style style:name="P192" style:family="paragraph" style:parent-style-name="Standard" style:list-style-name="L34">
      <style:paragraph-properties fo:text-align="start" style:justify-single-word="false"/>
      <style:text-properties fo:font-size="12pt" fo:language="it" fo:country="IT" fo:font-weight="bold" officeooo:rsid="00517eab" officeooo:paragraph-rsid="00517eab" style:font-size-asian="10.5pt" style:font-weight-asian="bold" style:font-size-complex="12pt" style:font-weight-complex="bold"/>
    </style:style>
    <style:style style:name="P193" style:family="paragraph" style:parent-style-name="Standard" style:list-style-name="L34">
      <style:paragraph-properties fo:text-align="start" style:justify-single-word="false"/>
      <style:text-properties fo:font-size="12pt" fo:language="it" fo:country="IT" fo:font-weight="bold" officeooo:rsid="005370d7" officeooo:paragraph-rsid="005370d7" style:font-size-asian="10.5pt" style:font-weight-asian="bold" style:font-size-complex="12pt" style:font-weight-complex="bold"/>
    </style:style>
    <style:style style:name="P194" style:family="paragraph" style:parent-style-name="Standard" style:list-style-name="L35">
      <style:paragraph-properties fo:text-align="start" style:justify-single-word="false"/>
      <style:text-properties fo:font-size="12pt" fo:language="it" fo:country="IT" fo:font-weight="bold" officeooo:rsid="00544332" officeooo:paragraph-rsid="00544332" style:font-size-asian="10.5pt" style:font-weight-asian="bold" style:font-size-complex="12pt" style:font-weight-complex="bold"/>
    </style:style>
    <style:style style:name="P195" style:family="paragraph" style:parent-style-name="Standard" style:list-style-name="L36">
      <style:paragraph-properties fo:text-align="start" style:justify-single-word="false"/>
      <style:text-properties fo:font-size="12pt" fo:language="it" fo:country="IT" fo:font-weight="bold" officeooo:rsid="005e13fa" officeooo:paragraph-rsid="005e9bc1"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it" fo:country="IT" fo:font-weight="bold" officeooo:rsid="005e13fa" officeooo:paragraph-rsid="008708a7" style:font-size-asian="10.5pt" style:font-weight-asian="bold" style:font-size-complex="12pt" style:font-weight-complex="bold"/>
    </style:style>
    <style:style style:name="P197" style:family="paragraph" style:parent-style-name="Standard" style:list-style-name="L39">
      <style:paragraph-properties fo:text-align="start" style:justify-single-word="false"/>
      <style:text-properties fo:font-size="12pt" fo:language="it" fo:country="IT" fo:font-weight="bold" officeooo:rsid="006263d9" officeooo:paragraph-rsid="006263d9"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it" fo:country="IT" fo:font-weight="bold" officeooo:rsid="005931a6" officeooo:paragraph-rsid="0084bfc2"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it" fo:country="IT" fo:font-weight="bold" officeooo:rsid="0084bfc2" officeooo:paragraph-rsid="0084bfc2"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it" fo:country="IT" fo:font-weight="bold" officeooo:rsid="0086120f" officeooo:paragraph-rsid="0086120f" style:font-size-asian="10.5pt" style:font-weight-asian="bold" style:font-size-complex="12pt" style:font-weight-complex="bold"/>
    </style:style>
    <style:style style:name="P201" style:family="paragraph" style:parent-style-name="Standard" style:list-style-name="L16">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202" style:family="paragraph" style:parent-style-name="Standard" style:list-style-name="L17">
      <style:paragraph-properties fo:text-align="start" style:justify-single-word="false"/>
      <style:text-properties fo:font-size="12pt" fo:language="it" fo:country="IT" fo:font-weight="normal" officeooo:rsid="001ed507" officeooo:paragraph-rsid="001ed507" style:font-size-asian="10.5pt" style:font-weight-asian="normal" style:font-size-complex="12pt" style:font-weight-complex="normal"/>
    </style:style>
    <style:style style:name="P203" style:family="paragraph" style:parent-style-name="Standard" style:list-style-name="L19">
      <style:paragraph-properties fo:text-align="start" style:justify-single-word="false"/>
      <style:text-properties fo:font-size="12pt" fo:language="it" fo:country="IT" fo:font-weight="normal" officeooo:rsid="00207ead" officeooo:paragraph-rsid="007781a4" style:font-size-asian="10.5pt" style:font-weight-asian="normal" style:font-size-complex="12pt" style:font-weight-complex="normal"/>
    </style:style>
    <style:style style:name="P204" style:family="paragraph" style:parent-style-name="Standard" style:list-style-name="L19">
      <style:paragraph-properties fo:text-align="start" style:justify-single-word="false"/>
      <style:text-properties fo:font-size="12pt" fo:language="it" fo:country="IT" fo:font-weight="normal" officeooo:rsid="00207ead" officeooo:paragraph-rsid="00207ead" style:font-size-asian="10.5pt" style:font-weight-asian="normal" style:font-size-complex="12pt" style:font-weight-complex="normal"/>
    </style:style>
    <style:style style:name="P205" style:family="paragraph" style:parent-style-name="Standard" style:list-style-name="L20">
      <style:paragraph-properties fo:text-align="start" style:justify-single-word="false"/>
      <style:text-properties fo:font-size="12pt" fo:language="it" fo:country="IT" fo:font-weight="normal" officeooo:rsid="002240f6" officeooo:paragraph-rsid="002240f6" style:font-size-asian="10.5pt" style:font-weight-asian="normal" style:font-size-complex="12pt" style:font-weight-complex="normal"/>
    </style:style>
    <style:style style:name="P206" style:family="paragraph" style:parent-style-name="Standard" style:list-style-name="L21">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207" style:family="paragraph" style:parent-style-name="Standard" style:list-style-name="L22">
      <style:paragraph-properties fo:text-align="start" style:justify-single-word="false"/>
      <style:text-properties fo:font-size="12pt" fo:language="it" fo:country="IT" fo:font-weight="normal" officeooo:rsid="0022eed2" officeooo:paragraph-rsid="0022eed2" style:font-size-asian="10.5pt" style:font-weight-asian="normal" style:font-size-complex="12pt" style:font-weight-complex="normal"/>
    </style:style>
    <style:style style:name="P208" style:family="paragraph" style:parent-style-name="Standard" style:list-style-name="L23">
      <style:paragraph-properties fo:text-align="start" style:justify-single-word="false"/>
      <style:text-properties fo:font-size="12pt" fo:language="it" fo:country="IT" fo:font-weight="normal" officeooo:rsid="0022eed2" officeooo:paragraph-rsid="00792354" style:font-size-asian="10.5pt" style:font-weight-asian="normal" style:font-size-complex="12pt" style:font-weight-complex="normal"/>
    </style:style>
    <style:style style:name="P209" style:family="paragraph" style:parent-style-name="Standard" style:list-style-name="L23">
      <style:paragraph-properties fo:text-align="start" style:justify-single-word="false"/>
      <style:text-properties fo:font-size="12pt" fo:language="it" fo:country="IT" fo:font-weight="normal" officeooo:rsid="00237eb0" officeooo:paragraph-rsid="00792354" style:font-size-asian="10.5pt" style:font-weight-asian="normal" style:font-size-complex="12pt" style:font-weight-complex="normal"/>
    </style:style>
    <style:style style:name="P210" style:family="paragraph" style:parent-style-name="Standard" style:list-style-name="L23">
      <style:paragraph-properties fo:text-align="start" style:justify-single-word="false"/>
      <style:text-properties fo:font-size="12pt" fo:language="it" fo:country="IT" fo:font-weight="normal" officeooo:rsid="00792354" officeooo:paragraph-rsid="0079235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it" fo:country="IT" fo:font-weight="normal" officeooo:rsid="007ec3bf" officeooo:paragraph-rsid="007ec3bf" style:font-size-asian="10.5pt" style:font-weight-asian="normal" style:font-size-complex="12pt" style:font-weight-complex="normal"/>
    </style:style>
    <style:style style:name="P212" style:family="paragraph" style:parent-style-name="Standard" style:list-style-name="L24">
      <style:paragraph-properties fo:text-align="start" style:justify-single-word="false"/>
      <style:text-properties fo:font-size="12pt" fo:language="it" fo:country="IT" fo:font-weight="normal" officeooo:rsid="002b042e" officeooo:paragraph-rsid="002b042e" style:font-size-asian="10.5pt" style:font-weight-asian="normal" style:font-size-complex="12pt" style:font-weight-complex="normal"/>
    </style:style>
    <style:style style:name="P213" style:family="paragraph" style:parent-style-name="Standard" style:list-style-name="L25">
      <style:paragraph-properties fo:text-align="start" style:justify-single-word="false"/>
      <style:text-properties fo:font-size="12pt" fo:language="it" fo:country="IT" fo:font-weight="normal" officeooo:rsid="002e1fdf" officeooo:paragraph-rsid="002e8940" style:font-size-asian="10.5pt" style:font-weight-asian="normal" style:font-size-complex="12pt" style:font-weight-complex="normal"/>
    </style:style>
    <style:style style:name="P214" style:family="paragraph" style:parent-style-name="Standard" style:list-style-name="L25">
      <style:paragraph-properties fo:text-align="start" style:justify-single-word="false"/>
      <style:text-properties fo:font-size="12pt" fo:language="it" fo:country="IT" fo:font-weight="normal" officeooo:rsid="002e8940" officeooo:paragraph-rsid="002e8940" style:font-size-asian="10.5pt" style:font-weight-asian="normal" style:font-size-complex="12pt" style:font-weight-complex="normal"/>
    </style:style>
    <style:style style:name="P215" style:family="paragraph" style:parent-style-name="Standard" style:list-style-name="L25">
      <style:paragraph-properties fo:text-align="start" style:justify-single-word="false"/>
      <style:text-properties fo:font-size="12pt" fo:language="it" fo:country="IT" fo:font-weight="normal" officeooo:rsid="002f4d73" officeooo:paragraph-rsid="002f4d73" style:font-size-asian="10.5pt" style:font-weight-asian="normal" style:font-size-complex="12pt" style:font-weight-complex="normal"/>
    </style:style>
    <style:style style:name="P216" style:family="paragraph" style:parent-style-name="Standard" style:list-style-name="L26">
      <style:paragraph-properties fo:text-align="start" style:justify-single-word="false"/>
      <style:text-properties fo:font-size="12pt" fo:language="it" fo:country="IT" fo:font-weight="normal" officeooo:rsid="00373f0e" officeooo:paragraph-rsid="00373f0e"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it" fo:country="IT" fo:font-weight="normal" officeooo:rsid="0081442e" officeooo:paragraph-rsid="0081442e" style:font-size-asian="10.5pt" style:font-weight-asian="normal" style:font-size-complex="12pt" style:font-weight-complex="normal"/>
    </style:style>
    <style:style style:name="P218" style:family="paragraph" style:parent-style-name="Standard" style:list-style-name="L27">
      <style:paragraph-properties fo:text-align="start" style:justify-single-word="false"/>
      <style:text-properties fo:font-size="12pt" fo:language="it" fo:country="IT" fo:font-weight="normal" officeooo:rsid="003cde1c" officeooo:paragraph-rsid="003cde1c" style:font-size-asian="10.5pt" style:font-weight-asian="normal" style:font-size-complex="12pt" style:font-weight-complex="normal"/>
    </style:style>
    <style:style style:name="P219" style:family="paragraph" style:parent-style-name="Standard" style:list-style-name="L29">
      <style:paragraph-properties fo:text-align="start" style:justify-single-word="false"/>
      <style:text-properties fo:font-size="12pt" fo:language="it" fo:country="IT" fo:font-weight="normal" officeooo:rsid="00483485" officeooo:paragraph-rsid="00483485" style:font-size-asian="10.5pt" style:font-weight-asian="normal" style:font-size-complex="12pt" style:font-weight-complex="normal"/>
    </style:style>
    <style:style style:name="P220" style:family="paragraph" style:parent-style-name="Standard" style:list-style-name="L30">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21" style:family="paragraph" style:parent-style-name="Standard" style:list-style-name="L31">
      <style:paragraph-properties fo:text-align="start" style:justify-single-word="false"/>
      <style:text-properties fo:font-size="12pt" fo:language="it" fo:country="IT" fo:font-weight="normal" officeooo:rsid="004a8324" officeooo:paragraph-rsid="004a8324" style:font-size-asian="10.5pt" style:font-weight-asian="normal" style:font-size-complex="12pt" style:font-weight-complex="normal"/>
    </style:style>
    <style:style style:name="P222" style:family="paragraph" style:parent-style-name="Standard" style:list-style-name="L33">
      <style:paragraph-properties fo:text-align="start" style:justify-single-word="false"/>
      <style:text-properties fo:font-size="12pt" fo:language="it" fo:country="IT" fo:font-weight="normal" officeooo:rsid="004e7255" officeooo:paragraph-rsid="004e7255" style:font-size-asian="10.5pt" style:font-weight-asian="normal" style:font-size-complex="12pt" style:font-weight-complex="normal"/>
    </style:style>
    <style:style style:name="P223" style:family="paragraph" style:parent-style-name="Standard" style:list-style-name="L36">
      <style:paragraph-properties fo:text-align="start" style:justify-single-word="false"/>
      <style:text-properties fo:font-size="12pt" fo:language="it" fo:country="IT" fo:font-weight="normal" officeooo:rsid="005e9bc1" officeooo:paragraph-rsid="005e9bc1" style:font-size-asian="10.5pt" style:font-weight-asian="normal" style:font-size-complex="12pt" style:font-weight-complex="normal"/>
    </style:style>
    <style:style style:name="P224" style:family="paragraph" style:parent-style-name="Standard" style:list-style-name="L37">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25" style:family="paragraph" style:parent-style-name="Standard" style:list-style-name="L38">
      <style:paragraph-properties fo:text-align="start" style:justify-single-word="false"/>
      <style:text-properties fo:font-size="12pt" fo:language="it" fo:country="IT" fo:font-weight="normal" officeooo:rsid="005ef14e" officeooo:paragraph-rsid="005ef14e" style:font-size-asian="10.5pt" style:font-weight-asian="normal" style:font-size-complex="12pt" style:font-weight-complex="normal"/>
    </style:style>
    <style:style style:name="P226" style:family="paragraph" style:parent-style-name="Standard" style:list-style-name="L38">
      <style:paragraph-properties fo:text-align="start" style:justify-single-word="false"/>
      <style:text-properties fo:font-size="12pt" fo:language="it" fo:country="IT" fo:font-weight="normal" officeooo:rsid="005ef14e" officeooo:paragraph-rsid="00871b8e" style:font-size-asian="10.5pt" style:font-weight-asian="normal" style:font-size-complex="12pt" style:font-weight-complex="normal"/>
    </style:style>
    <style:style style:name="P227" style:family="paragraph" style:parent-style-name="Standard" style:list-style-name="L40">
      <style:paragraph-properties fo:text-align="start" style:justify-single-word="false"/>
      <style:text-properties fo:font-size="12pt" fo:language="it" fo:country="IT" fo:font-weight="normal" officeooo:rsid="00647725" officeooo:paragraph-rsid="00647725"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language="it" fo:country="IT" fo:font-weight="normal" officeooo:rsid="0084bfc2" officeooo:paragraph-rsid="0084bfc2" style:font-size-asian="10.5pt" style:font-weight-asian="normal" style:font-size-complex="12pt" style:font-weight-complex="normal"/>
    </style:style>
    <style:style style:name="P229" style:family="paragraph" style:parent-style-name="Standard" style:list-style-name="L23">
      <style:paragraph-properties fo:text-align="start" style:justify-single-word="false"/>
      <style:text-properties officeooo:paragraph-rsid="00792354"/>
    </style:style>
    <style:style style:name="P230" style:family="paragraph" style:parent-style-name="Standard" style:list-style-name="L27">
      <style:paragraph-properties fo:text-align="start" style:justify-single-word="false"/>
      <style:text-properties officeooo:paragraph-rsid="003e7f3c"/>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e7f3c" style:font-weight-asian="normal" style:font-weight-complex="normal"/>
    </style:style>
    <style:style style:name="T13" style:family="text">
      <style:text-properties fo:font-weight="normal" officeooo:rsid="00406c12" style:font-weight-asian="normal" style:font-weight-complex="normal"/>
    </style:style>
    <style:style style:name="T14" style:family="text">
      <style:text-properties fo:font-weight="normal" officeooo:rsid="00421626" style:font-weight-asian="normal" style:font-weight-complex="normal"/>
    </style:style>
    <style:style style:name="T15" style:family="text">
      <style:text-properties fo:font-weight="normal" officeooo:rsid="0047fab4" style:font-weight-asian="normal" style:font-weight-complex="normal"/>
    </style:style>
    <style:style style:name="T16" style:family="text">
      <style:text-properties fo:font-weight="normal" officeooo:rsid="004cefe6" style:font-weight-asian="normal" style:font-weight-complex="normal"/>
    </style:style>
    <style:style style:name="T17" style:family="text">
      <style:text-properties fo:font-weight="normal" officeooo:rsid="00501fdb" style:font-weight-asian="normal" style:font-weight-complex="normal"/>
    </style:style>
    <style:style style:name="T18" style:family="text">
      <style:text-properties fo:font-weight="normal" officeooo:rsid="005370d7" style:font-weight-asian="normal" style:font-weight-complex="normal"/>
    </style:style>
    <style:style style:name="T19" style:family="text">
      <style:text-properties fo:font-weight="normal" officeooo:rsid="005534ac" style:font-weight-asian="normal" style:font-weight-complex="normal"/>
    </style:style>
    <style:style style:name="T20" style:family="text">
      <style:text-properties fo:font-weight="normal" officeooo:rsid="0055a05a" style:font-weight-asian="normal" style:font-weight-complex="normal"/>
    </style:style>
    <style:style style:name="T21" style:family="text">
      <style:text-properties fo:font-weight="normal" officeooo:rsid="005e13fa" style:font-weight-asian="normal" style:font-weight-complex="normal"/>
    </style:style>
    <style:style style:name="T22" style:family="text">
      <style:text-properties fo:font-weight="normal" officeooo:rsid="005e9bc1" style:font-weight-asian="normal" style:font-weight-complex="normal"/>
    </style:style>
    <style:style style:name="T23" style:family="text">
      <style:text-properties fo:font-weight="normal" officeooo:rsid="00642a3f" style:font-weight-asian="normal" style:font-weight-complex="normal"/>
    </style:style>
    <style:style style:name="T24" style:family="text">
      <style:text-properties fo:font-weight="normal" officeooo:rsid="00647725" style:font-weight-asian="normal" style:font-weight-complex="normal"/>
    </style:style>
    <style:style style:name="T25" style:family="text">
      <style:text-properties fo:font-weight="normal" officeooo:rsid="0067f02a" style:font-weight-asian="normal" style:font-weight-complex="normal"/>
    </style:style>
    <style:style style:name="T26" style:family="text">
      <style:text-properties fo:font-weight="normal" officeooo:rsid="00696bab" style:font-weight-asian="normal" style:font-weight-complex="normal"/>
    </style:style>
    <style:style style:name="T27" style:family="text">
      <style:text-properties fo:font-weight="normal" officeooo:rsid="006d5dd8" style:font-weight-asian="normal" style:font-weight-complex="normal"/>
    </style:style>
    <style:style style:name="T28" style:family="text">
      <style:text-properties fo:font-weight="normal" officeooo:rsid="006e569f" style:font-weight-asian="normal" style:font-weight-complex="normal"/>
    </style:style>
    <style:style style:name="T29" style:family="text">
      <style:text-properties fo:font-weight="normal" officeooo:rsid="0070137a" style:font-weight-asian="normal" style:font-weight-complex="normal"/>
    </style:style>
    <style:style style:name="T30" style:family="text">
      <style:text-properties fo:font-weight="normal" officeooo:rsid="0072c72e" style:font-weight-asian="normal" style:font-weight-complex="normal"/>
    </style:style>
    <style:style style:name="T31" style:family="text">
      <style:text-properties fo:font-weight="normal" officeooo:rsid="007457ce" style:font-weight-asian="normal" style:font-weight-complex="normal"/>
    </style:style>
    <style:style style:name="T32" style:family="text">
      <style:text-properties fo:font-weight="normal" officeooo:rsid="00778078" style:font-weight-asian="normal" style:font-weight-complex="normal"/>
    </style:style>
    <style:style style:name="T33" style:family="text">
      <style:text-properties fo:font-weight="normal" officeooo:rsid="007781a4" style:font-weight-asian="normal" style:font-weight-complex="normal"/>
    </style:style>
    <style:style style:name="T34" style:family="text">
      <style:text-properties fo:font-weight="normal" officeooo:rsid="00792354" style:font-weight-asian="normal" style:font-weight-complex="normal"/>
    </style:style>
    <style:style style:name="T35" style:family="text">
      <style:text-properties fo:font-weight="normal" officeooo:rsid="007b7a8f" style:font-weight-asian="normal" style:font-weight-complex="normal"/>
    </style:style>
    <style:style style:name="T36" style:family="text">
      <style:text-properties fo:font-weight="normal" officeooo:rsid="007cbaf0" style:font-weight-asian="normal" style:font-weight-complex="normal"/>
    </style:style>
    <style:style style:name="T37" style:family="text">
      <style:text-properties fo:font-weight="normal" officeooo:rsid="0017706c" style:font-weight-asian="normal" style:font-weight-complex="normal"/>
    </style:style>
    <style:style style:name="T38" style:family="text">
      <style:text-properties fo:font-weight="normal" officeooo:rsid="007ec3bf" style:font-weight-asian="normal" style:font-weight-complex="normal"/>
    </style:style>
    <style:style style:name="T39" style:family="text">
      <style:text-properties fo:font-weight="normal" officeooo:rsid="0080004d" style:font-weight-asian="normal" style:font-weight-complex="normal"/>
    </style:style>
    <style:style style:name="T40" style:family="text">
      <style:text-properties fo:font-weight="normal" officeooo:rsid="0081442e" style:font-weight-asian="normal" style:font-weight-complex="normal"/>
    </style:style>
    <style:style style:name="T41" style:family="text">
      <style:text-properties fo:font-weight="normal" officeooo:rsid="008296d6" style:font-weight-asian="normal" style:font-weight-complex="normal"/>
    </style:style>
    <style:style style:name="T42" style:family="text">
      <style:text-properties fo:font-weight="normal" officeooo:rsid="0084bfc2" style:font-weight-asian="normal" style:font-weight-complex="normal"/>
    </style:style>
    <style:style style:name="T43" style:family="text">
      <style:text-properties fo:font-weight="normal" officeooo:rsid="008708a7" style:font-weight-asian="normal" style:font-weight-complex="normal"/>
    </style:style>
    <style:style style:name="T44" style:family="text">
      <style:text-properties fo:font-weight="normal" officeooo:rsid="0087eaf9" style:font-weight-asian="normal" style:font-weight-complex="normal"/>
    </style:style>
    <style:style style:name="T45" style:family="text">
      <style:text-properties fo:font-weight="normal" officeooo:rsid="008876cc" style:font-weight-asian="normal" style:font-weight-complex="normal"/>
    </style:style>
    <style:style style:name="T46" style:family="text">
      <style:text-properties officeooo:rsid="00049bf3"/>
    </style:style>
    <style:style style:name="T47" style:family="text">
      <style:text-properties officeooo:rsid="0004bf6a"/>
    </style:style>
    <style:style style:name="T48" style:family="text">
      <style:text-properties fo:font-weight="bold" style:font-weight-asian="bold" style:font-weight-complex="bold"/>
    </style:style>
    <style:style style:name="T49" style:family="text">
      <style:text-properties fo:font-weight="bold" officeooo:rsid="001d8ec1" style:font-weight-asian="bold" style:font-weight-complex="bold"/>
    </style:style>
    <style:style style:name="T50" style:family="text">
      <style:text-properties fo:font-weight="bold" officeooo:rsid="006b8cb8" style:font-weight-asian="bold" style:font-weight-complex="bold"/>
    </style:style>
    <style:style style:name="T51" style:family="text">
      <style:text-properties fo:font-weight="bold" officeooo:rsid="007781a4" style:font-weight-asian="bold" style:font-weight-complex="bold"/>
    </style:style>
    <style:style style:name="T52" style:family="text">
      <style:text-properties fo:font-weight="bold" officeooo:rsid="007cbaf0" style:font-weight-asian="bold" style:font-weight-complex="bold"/>
    </style:style>
    <style:style style:name="T53" style:family="text">
      <style:text-properties fo:font-weight="bold" officeooo:rsid="007ec3bf" style:font-weight-asian="bold" style:font-weight-complex="bold"/>
    </style:style>
    <style:style style:name="T54" style:family="text">
      <style:text-properties fo:font-weight="bold" officeooo:rsid="002c7f59" style:font-weight-asian="bold" style:font-weight-complex="bold"/>
    </style:style>
    <style:style style:name="T55" style:family="text">
      <style:text-properties fo:font-weight="bold" officeooo:rsid="0081442e" style:font-weight-asian="bold" style:font-weight-complex="bold"/>
    </style:style>
    <style:style style:name="T56" style:family="text">
      <style:text-properties fo:font-weight="bold" officeooo:rsid="008708a7" style:font-weight-asian="bold" style:font-weight-complex="bold"/>
    </style:style>
    <style:style style:name="T57" style:family="text">
      <style:text-properties fo:font-weight="bold" officeooo:rsid="008876cc" style:font-weight-asian="bold" style:font-weight-complex="bold"/>
    </style:style>
    <style:style style:name="T58" style:family="text">
      <style:text-properties officeooo:rsid="00078032"/>
    </style:style>
    <style:style style:name="T59" style:family="text">
      <style:text-properties officeooo:rsid="000fa90a"/>
    </style:style>
    <style:style style:name="T60" style:family="text">
      <style:text-properties officeooo:rsid="00108d24"/>
    </style:style>
    <style:style style:name="T61" style:family="text">
      <style:text-properties officeooo:rsid="0015c62d"/>
    </style:style>
    <style:style style:name="T62" style:family="text">
      <style:text-properties officeooo:rsid="00237eb0"/>
    </style:style>
    <style:style style:name="T63" style:family="text">
      <style:text-properties officeooo:rsid="0029b183"/>
    </style:style>
    <style:style style:name="T64" style:family="text">
      <style:text-properties officeooo:rsid="0029c011"/>
    </style:style>
    <style:style style:name="T65" style:family="text">
      <style:text-properties officeooo:rsid="002babce"/>
    </style:style>
    <style:style style:name="T66" style:family="text">
      <style:text-properties officeooo:rsid="002c7f59"/>
    </style:style>
    <style:style style:name="T67" style:family="text">
      <style:text-properties officeooo:rsid="002d2e5e"/>
    </style:style>
    <style:style style:name="T68" style:family="text">
      <style:text-properties officeooo:rsid="003e7f3c"/>
    </style:style>
    <style:style style:name="T69" style:family="text">
      <style:text-properties officeooo:rsid="0044c7a2"/>
    </style:style>
    <style:style style:name="T70" style:family="text">
      <style:text-properties officeooo:rsid="00466f6b"/>
    </style:style>
    <style:style style:name="T71" style:family="text">
      <style:text-properties officeooo:rsid="004a8324"/>
    </style:style>
    <style:style style:name="T72" style:family="text">
      <style:text-properties fo:font-size="16pt" style:font-size-asian="16pt" style:font-size-complex="16pt"/>
    </style:style>
    <style:style style:name="T73" style:family="text">
      <style:text-properties fo:font-size="12pt" style:font-size-asian="10.5pt" style:font-size-complex="12pt"/>
    </style:style>
    <style:style style:name="T74" style:family="text">
      <style:text-properties fo:font-size="12pt" fo:font-weight="normal" style:font-size-asian="10.5pt" style:font-weight-asian="normal" style:font-size-complex="12pt" style:font-weight-complex="normal"/>
    </style:style>
    <style:style style:name="T75" style:family="text">
      <style:text-properties fo:font-size="12pt" fo:language="it" fo:country="IT" fo:font-weight="normal" officeooo:rsid="00237eb0" style:font-size-asian="10.5pt" style:font-weight-asian="normal" style:font-size-complex="12pt" style:font-weight-complex="normal"/>
    </style:style>
    <style:style style:name="T76" style:family="text">
      <style:text-properties fo:font-size="12pt" fo:language="it" fo:country="IT" fo:font-weight="normal" officeooo:rsid="00792354" style:font-size-asian="10.5pt" style:font-weight-asian="normal" style:font-size-complex="12pt" style:font-weight-complex="normal"/>
    </style:style>
    <style:style style:name="T77" style:family="text">
      <style:text-properties fo:font-size="12pt" fo:language="it" fo:country="IT" fo:font-weight="normal" officeooo:rsid="007ec3bf" style:font-size-asian="10.5pt" style:font-weight-asian="normal" style:font-size-complex="12pt" style:font-weight-complex="normal"/>
    </style:style>
    <style:style style:name="T78" style:family="text">
      <style:text-properties fo:font-size="12pt" fo:language="it" fo:country="IT" fo:font-weight="normal" officeooo:rsid="0031f328" style:font-size-asian="10.5pt" style:font-weight-asian="normal" style:font-size-complex="12pt" style:font-weight-complex="normal"/>
    </style:style>
    <style:style style:name="T79" style:family="text">
      <style:text-properties fo:font-size="12pt" fo:language="it" fo:country="IT" fo:font-weight="normal" officeooo:rsid="003258c5" style:font-size-asian="10.5pt" style:font-weight-asian="normal" style:font-size-complex="12pt" style:font-weight-complex="normal"/>
    </style:style>
    <style:style style:name="T80" style:family="text">
      <style:text-properties fo:font-size="12pt" fo:language="it" fo:country="IT" fo:font-weight="normal" officeooo:rsid="0080ce67" style:font-size-asian="10.5pt" style:font-weight-asian="normal" style:font-size-complex="12pt" style:font-weight-complex="normal"/>
    </style:style>
    <style:style style:name="T81" style:family="text">
      <style:text-properties fo:font-size="12pt" fo:language="it" fo:country="IT" fo:font-weight="normal" officeooo:rsid="003e7f3c" style:font-size-asian="10.5pt" style:font-weight-asian="normal" style:font-size-complex="12pt" style:font-weight-complex="normal"/>
    </style:style>
    <style:style style:name="T82" style:family="text">
      <style:text-properties fo:font-size="12pt" fo:language="it" fo:country="IT" fo:font-weight="bold" officeooo:rsid="0031f328" style:font-size-asian="10.5pt" style:font-weight-asian="bold" style:font-size-complex="12pt" style:font-weight-complex="bold"/>
    </style:style>
    <style:style style:name="T83" style:family="text">
      <style:text-properties fo:font-size="12pt" fo:language="it" fo:country="IT" fo:font-weight="bold" officeooo:rsid="003e7f3c" style:font-size-asian="10.5pt" style:font-weight-asian="bold" style:font-size-complex="12pt" style:font-weight-complex="bold"/>
    </style:style>
    <style:style style:name="T84" style:family="text">
      <style:text-properties officeooo:rsid="005931a6"/>
    </style:style>
    <style:style style:name="T85" style:family="text">
      <style:text-properties officeooo:rsid="00624677"/>
    </style:style>
    <style:style style:name="T86" style:family="text">
      <style:text-properties officeooo:rsid="0065a0d3"/>
    </style:style>
    <style:style style:name="T87" style:family="text">
      <style:text-properties officeooo:rsid="00665fdb"/>
    </style:style>
    <style:style style:name="T88" style:family="text">
      <style:text-properties officeooo:rsid="00693951"/>
    </style:style>
    <style:style style:name="T89" style:family="text">
      <style:text-properties officeooo:rsid="006b5190"/>
    </style:style>
    <style:style style:name="T90" style:family="text">
      <style:text-properties officeooo:rsid="006b8cb8"/>
    </style:style>
    <style:style style:name="T91" style:family="text">
      <style:text-properties fo:font-style="italic" style:font-style-asian="italic" style:font-style-complex="italic"/>
    </style:style>
    <style:style style:name="T92" style:family="text">
      <style:text-properties fo:font-style="italic" officeooo:rsid="006b8cb8" style:font-style-asian="italic" style:font-style-complex="italic"/>
    </style:style>
    <style:style style:name="T93" style:family="text">
      <style:text-properties fo:font-style="italic" officeooo:rsid="00778078" style:font-style-asian="italic" style:font-style-complex="italic"/>
    </style:style>
    <style:style style:name="T94" style:family="text">
      <style:text-properties fo:font-style="italic" officeooo:rsid="007781a4" style:font-style-asian="italic" style:font-style-complex="italic"/>
    </style:style>
    <style:style style:name="T95" style:family="text">
      <style:text-properties fo:font-style="italic" officeooo:rsid="0029b183" style:font-style-asian="italic" style:font-style-complex="italic"/>
    </style:style>
    <style:style style:name="T96" style:family="text">
      <style:text-properties fo:font-style="italic" officeooo:rsid="0029c011" style:font-style-asian="italic" style:font-style-complex="italic"/>
    </style:style>
    <style:style style:name="T97" style:family="text">
      <style:text-properties fo:font-style="italic" officeooo:rsid="007ec3bf" style:font-style-asian="italic" style:font-style-complex="italic"/>
    </style:style>
    <style:style style:name="T98" style:family="text">
      <style:text-properties fo:font-style="italic" officeooo:rsid="0081442e" style:font-style-asian="italic" style:font-style-complex="italic"/>
    </style:style>
    <style:style style:name="T99" style:family="text">
      <style:text-properties fo:font-style="italic" officeooo:rsid="0084bfc2"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87eaf9" style:font-style-asian="italic" style:font-weight-asian="normal" style:font-style-complex="italic" style:font-weight-complex="normal"/>
    </style:style>
    <style:style style:name="T102" style:family="text">
      <style:text-properties fo:font-style="normal" style:font-style-asian="normal" style:font-style-complex="normal"/>
    </style:style>
    <style:style style:name="T103" style:family="text">
      <style:text-properties fo:font-style="normal" officeooo:rsid="006b8cb8" style:font-style-asian="normal" style:font-style-complex="normal"/>
    </style:style>
    <style:style style:name="T104" style:family="text">
      <style:text-properties fo:font-style="normal" officeooo:rsid="007ec3bf" style:font-style-asian="normal" style:font-style-complex="normal"/>
    </style:style>
    <style:style style:name="T105" style:family="text">
      <style:text-properties fo:font-style="normal" officeooo:rsid="0084bfc2"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6d5dd8"/>
    </style:style>
    <style:style style:name="T108" style:family="text">
      <style:text-properties officeooo:rsid="006e569f"/>
    </style:style>
    <style:style style:name="T109" style:family="text">
      <style:text-properties officeooo:rsid="0072c72e"/>
    </style:style>
    <style:style style:name="T110" style:family="text">
      <style:text-properties officeooo:rsid="007457ce"/>
    </style:style>
    <style:style style:name="T111" style:family="text">
      <style:text-properties officeooo:rsid="00759532"/>
    </style:style>
    <style:style style:name="T112" style:family="text">
      <style:text-properties officeooo:rsid="00778078"/>
    </style:style>
    <style:style style:name="T113" style:family="text">
      <style:text-properties officeooo:rsid="007781a4"/>
    </style:style>
    <style:style style:name="T114" style:family="text">
      <style:text-properties officeooo:rsid="00792354"/>
    </style:style>
    <style:style style:name="T115" style:family="text">
      <style:text-properties officeooo:rsid="007a9acb"/>
    </style:style>
    <style:style style:name="T116" style:family="text">
      <style:text-properties officeooo:rsid="007b7a8f"/>
    </style:style>
    <style:style style:name="T117" style:family="text">
      <style:text-properties officeooo:rsid="007cbaf0"/>
    </style:style>
    <style:style style:name="T118" style:family="text">
      <style:text-properties officeooo:rsid="007d44d1"/>
    </style:style>
    <style:style style:name="T119" style:family="text">
      <style:text-properties officeooo:rsid="007ec3bf"/>
    </style:style>
    <style:style style:name="T120" style:family="text">
      <style:text-properties officeooo:rsid="007edf54"/>
    </style:style>
    <style:style style:name="T121" style:family="text">
      <style:text-properties officeooo:rsid="0080004d"/>
    </style:style>
    <style:style style:name="T122" style:family="text">
      <style:text-properties officeooo:rsid="0080ce67"/>
    </style:style>
    <style:style style:name="T123" style:family="text">
      <style:text-properties officeooo:rsid="0081442e"/>
    </style:style>
    <style:style style:name="T124" style:family="text">
      <style:text-properties officeooo:rsid="008296d6"/>
    </style:style>
    <style:style style:name="T125" style:family="text">
      <style:text-properties officeooo:rsid="0084bfc2"/>
    </style:style>
    <style:style style:name="T126" style:family="text">
      <style:text-properties officeooo:rsid="005c591c"/>
    </style:style>
    <style:style style:name="T127" style:family="text">
      <style:text-properties officeooo:rsid="0086120f"/>
    </style:style>
    <style:style style:name="T128" style:family="text">
      <style:text-properties officeooo:rsid="008708a7"/>
    </style:style>
    <style:style style:name="T129" style:family="text">
      <style:text-properties officeooo:rsid="00871b8e"/>
    </style:style>
    <style:style style:name="T130" style:family="text">
      <style:text-properties officeooo:rsid="0087eaf9"/>
    </style:style>
    <style:style style:name="T131" style:family="text">
      <style:text-properties officeooo:rsid="008876c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Batteriologia</text:p>
      <text:p text:style-name="P116">Classi di <text:span text:style-name="T87">m</text:span>icroorganismi:</text:p>
      <text:list text:style-name="L1">
        <text:list-item>
          <text:p text:style-name="P156">Batteri</text:p>
        </text:list-item>
        <text:list-item>
          <text:p text:style-name="P156">Virus</text:p>
        </text:list-item>
        <text:list-item>
          <text:p text:style-name="P156">Funghi</text:p>
        </text:list-item>
        <text:list-item>
          <text:p text:style-name="P156">Protozoi (non sono oggetto di studio della microbiologia).</text:p>
        </text:list-item>
      </text:list>
      <text:p text:style-name="P116">Batteri: procarioti.</text:p>
      <text:p text:style-name="P116">La maggior parte delle specie viventi sono procarioti. All’interno della classe dei procarioti si trova molta più variabilità rispetto a qualsiasi altra classe di organismi.</text:p>
      <text:p text:style-name="P116">Si stima il numero di specie batteriche in circa 10^12, <text:span text:style-name="T46">il loro numero si stima in circa 10^31.</text:span></text:p>
      <text:p text:style-name="P117">Nel corpo umano si trovano tantissimi batteri <text:span text:style-name="T47">che svolgono anche funzioni benefiche, come competere con le infezioni esogene proteggendoci da esse.</text:span></text:p>
      <text:p text:style-name="P118">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18">Criteri di classificazione: </text:p>
      <text:list text:style-name="L2">
        <text:list-item>
          <text:p text:style-name="P157"><text:span text:style-name="T48">Proprietà tintoriali:</text:span> Colorazioni di Gram e Ziehl-Neelsen.</text:p>
        </text:list-item>
        <text:list-item>
          <text:p text:style-name="P172">Morfologia.</text:p>
        </text:list-item>
        <text:list-item>
          <text:p text:style-name="P172">Caretteri metabolici.</text:p>
        </text:list-item>
      </text:list>
      <text:p text:style-name="P112">Colorazione Gram:</text:p>
      <text:p text:style-name="P139">Prevede 4 step:</text:p>
      <text:list text:style-name="L3">
        <text:list-item>
          <text:p text:style-name="P158">1° colorante: <text:span text:style-name="T48">cristalvioletto</text:span>.</text:p>
        </text:list-item>
        <text:list-item>
          <text:p text:style-name="P158">Mordenzante: soluzione a base di iodio.</text:p>
        </text:list-item>
        <text:list-item>
          <text:p text:style-name="P158">Decolorazione con miscela di alcol e acetone.</text:p>
        </text:list-item>
        <text:list-item>
          <text:p text:style-name="P158">2° Colorante: <text:span text:style-name="T87">quasi sempre </text:span><text:span text:style-name="T48">safranina</text:span>, per colorare anche i batteri Gram-.</text:p>
        </text:list-item>
      </text:list>
      <text:p text:style-name="P119">Nei batteri Gram+ la parete cellulare è molto spessa e ciò permette di ritenere la colorazione al cristalvioletto.</text:p>
      <text:p text:style-name="P119">I batteri Gram- hanno una parete più sottile che contiene una membrana esterna.</text:p>
      <text:p text:style-name="P139">Al primo step il cristalvioletto penetra in entrambe le tipologie di batteri, con il trattamento mordenzante lo iodio forma grandi complessi con il cristalvioletto, questi complessi non possono più attraversare la parete spessa dei Gram+ e rimangono intrappolati. I Gram- invece con il trattamento decolorante perdono il cristalvioletto. Alla fine si applica una colorazione di contrasto, di solito safranina (rossa) per colorare anche i Gram-.</text:p>
      <text:p text:style-name="P119"/>
      <text:p text:style-name="P100">Colorazione Ziehl-Neelsen:</text:p>
      <text:p text:style-name="P119">I micobatteri contengono nella loro parete cere e lipidi che non li rendono colorabili con il metodo di Gram <text:span text:style-name="T58">(appaiono come Gram+) </text:span><text:span text:style-name="T60">(NdA appaiono come Gram+ perché la parete è impermeabile al decolorante a base alcolica della colorazione Gram)</text:span>. <text:soft-page-break/>Nella colorazione Ziehl-Neelsen si usa un metodo di decolorazione più forte <text:span text:style-name="T115">contenente acido cloridrico</text:span> che decolora tutto tranne i micobatteri.</text:p>
      <text:p text:style-name="P119">1° colorante fucsina fenicata (rosso).</text:p>
      <text:p text:style-name="P119">2° colorante blu di metilene.</text:p>
      <text:p text:style-name="P119"/>
      <text:p text:style-name="P101">Morfologia:</text:p>
      <text:list text:style-name="L4">
        <text:list-item>
          <text:p text:style-name="P173">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 </text:span><text:span text:style-name="T25">La forma di questi aggregati dipende dall’orientamento del piano di divisione mitotica.</text:span></text:p>
        </text:list-item>
        <text:list-item>
          <text:p text:style-name="P173">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173">Spirilli(Vibrio, Spirillum, Spirochete):<text:span text:style-name="T1"> A spirale, il </text:span>vibrio<text:span text:style-name="T1"> è molto corto, “a virgola”. </text:span><text:span text:style-name="T2">L</text:span><text:span text:style-name="T1">o </text:span>spirillum<text:span text:style-name="T1"> è una spirale più lunga Gam+, lo </text:span>spirochete<text:span text:style-name="T1"> è una spirale più lunga Gram-.</text:span></text:p>
        </text:list-item>
      </text:list>
      <text:p text:style-name="P101"><text:span text:style-name="T1"/></text:p>
      <text:p text:style-name="P123"><text:span text:style-name="T48">Treponemi</text:span>: Sono a spirale ma non sono classificati come Gram+ o Gram- perché sono molto sottili e non sono visibili al microscopio ottico, sono visibili al microscopio a contrasto di fase.</text:p>
      <text:p text:style-name="P120"/>
      <text:p text:style-name="P113">Batteri sporigeni:</text:p>
      <text:p text:style-name="P121"><text:span text:style-name="T88">Hanno la capacità di formare spore, è importante ricordare che le spore batteriche sono una strategia del batterio per resistere in ambienti avversi, a differenza delle spore fungine che sono una strategia riproduttiva. </text:span>Di interesse medico <text:span text:style-name="T88">sono </text:span><text:span text:style-name="T115">fondamentalmente </text:span>2 generi: <text:span text:style-name="T115">il </text:span>genere <text:span text:style-name="T48">bacillus</text:span> e<text:span text:style-name="T115">d il</text:span> genere <text:span text:style-name="T48">clostridium. </text:span>Producono una spora quando si trovano in condizioni molto sfavorevoli, soprattutto carenza di nutrienti. Le spore sono molto reistenti anche ai disinfettanti. <text:span text:style-name="T115">S</text:span>i possono osservare anche le spore con la colorazione Gram: <text:span text:style-name="T58">si osserva una zona all’interno della cellula resistente alla colorazione (la spora che si sta formando)</text:span>.</text:p>
      <text:p text:style-name="P121"/>
      <text:p text:style-name="P102">Caratteri metabolici:</text:p>
      <text:list text:style-name="L5">
        <text:list-item>
          <text:p text:style-name="P159"><text:span text:style-name="T48">Batteri aerobi stretti: </text:span>Necessitano di ossigeno per svilupparsi e replicarsi.</text:p>
        </text:list-item>
        <text:list-item>
          <text:p text:style-name="P174">Anaerobi obbligati: <text:span text:style-name="T1">Non crescono in presenza di ossigeno.</text:span></text:p>
        </text:list-item>
        <text:list-item>
          <text:p text:style-name="P174">Aerobi/anaerobi facoltativi:<text:span text:style-name="T1"> Possono crescere sia in assenza che in presenza di ossigeno.</text:span></text:p>
        </text:list-item>
      </text:list>
      <text:p text:style-name="P122"/>
      <text:p text:style-name="P144">Citologia Batterica</text:p>
      <text:p text:style-name="P142">Tra le componenti della cellula batterica descriviamo:</text:p>
      <text:p text:style-name="P177">Fimbrie o pili</text:p>
      <text:p text:style-name="P160">Filamenti che sporgono dal batterio.</text:p>
      <text:p text:style-name="P178">Capsula</text:p>
      <text:p text:style-name="P104"><text:s/><text:span text:style-name="T1">Strato lasso generalmente di natura polisaccaridica, in alcuni casi di natura proteica. I carboidrati sono sostanz</text:span><text:span text:style-name="T26">e</text:span><text:span text:style-name="T1"> idrofiliche quindi la capsula protegge il batterio dall’essiccamento. Si trova indifferentemente su batteri Gram+ o Gram-, non si trova in tutti i batteri (non è indispensabile) si dividono i batteri in capsulati e non. </text:span><text:span text:style-name="T26">Può essere presente in forma molto sottile, in questo caso</text:span><text:span text:style-name="T1"> prende il nome di </text:span>microcapsula<text:span text:style-name="T1">, quando invece non è compatta ma ha margini sfrangiati si dice </text:span>strato mucoso<text:span text:style-name="T1"> o </text:span>glicocalice<text:span text:style-name="T1">. Le capsule di batteri vicini possono fondersi, </text:span><text:span text:style-name="T26">formando</text:span><text:span text:style-name="T1"> aggregazioni di cellule batteriche in un’unica matrice capsulare (biofilm).</text:span></text:p>
      <text:p text:style-name="P124">Di solito i batteri patogeni sono capsulati in vivo.</text:p>
      <text:p text:style-name="P124">Metodi di visualizzazione della capsula: inchiostro di china, reazione di rigonfiamento capsulare di Neufeld.</text:p>
      <text:p text:style-name="P103">Funzioni della capsula:<text:span text:style-name="T1"> </text:span></text:p>
      <text:list text:style-name="L6">
        <text:list-item>
          <text:p text:style-name="P161">Accumulo di materiale energetico.</text:p>
        </text:list-item>
        <text:list-item>
          <text:p text:style-name="P161">Maggiore resistenza all’essiccamento.</text:p>
        </text:list-item>
        <text:list-item>
          <text:p text:style-name="P161">Modifica l’aspetto delle colonie (colonie lisce con capsula presente o colonie ruvide senza capsula).</text:p>
        </text:list-item>
        <text:list-item>
          <text:p text:style-name="P161">Fattore di virulenza <text:span text:style-name="T89">(impedisce l’opsonizzazione?)</text:span>.</text:p>
        </text:list-item>
        <text:list-item>
          <text:p text:style-name="P161">Impedisce la penetrazione di farmaci.</text:p>
        </text:list-item>
        <text:list-item>
          <text:p text:style-name="P161">Protegge dalla fagocitosi (maschera i siti di legame per i recettori dei macrofagi).</text:p>
        </text:list-item>
        <text:list-item>
          <text:p text:style-name="P161">Adesione a superfici.</text:p>
        </text:list-item>
        <text:list-item>
          <text:p text:style-name="P161">Antigene (anticorpi anti-capsulari).</text:p>
        </text:list-item>
      </text:list>
      <text:p text:style-name="P124">All’interno dell stessa spece nella capsula si osserva una variabilità di composizione.</text:p>
      <text:p text:style-name="P124">Il biofilm consente di colonizzare superfici inerti, <text:span text:style-name="T89">come ad esempio la cannula di un accesso venoso oppure una protesi impiantata</text:span>. </text:p>
      <text:p text:style-name="P124"/>
      <text:p text:style-name="P152">Parete</text:p>
      <text:p text:style-name="P162"><text:s/>Se privati della parete i batteri muoiono. Gli unici batteri privi di parete sono i micoplasmi.</text:p>
      <text:p text:style-name="P12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text:span text:style-name="T90">(che contiene i lipopolisaccaridi, anche noti come endotossine)</text:span>. In entrambi i casi la funzione della parete è la stessa: proteggere i batteri dalla lisi per shock osmotico. Conferisce la forma ai batteri e ne determina le proprietà tintoriali, può contenere fattori di patogenicità batterica.</text:p>
      <text:p text:style-name="P125">L’unità strutturale del peptidoglicano batterico è costituito da due carboidrati azotati: <text:span text:style-name="T48">N-acetilglucosamina </text:span><text:span text:style-name="T50">(NAG)</text:span> e <text:span text:style-name="T48">acido N-acetilmuramico </text:span><text:span text:style-name="T50">(NAM)</text:span> (specifico dei batteri). Legame beta-1,4.</text:p>
      <text:p text:style-name="P126">Al NAM è legato un tetrapeptide, il legame tra polipeptidi avviene tra il 3° residuo di una catena e il 4° della successiva. L’ultimo aminoacido è una D-Alanina.</text:p>
      <text:p text:style-name="P126"><text:soft-page-break/><text:span text:style-name="T90">Esempi: in </text:span><text:span text:style-name="T92">E. coli</text:span><text:span text:style-name="T90"> la sequenza peptidica è: L-Alanina, D-Glutammato, acido meso-diaminopimelico, D-Alanina.</text:span></text:p>
      <text:p text:style-name="P126"><text:span text:style-name="T90">In </text:span><text:span text:style-name="T92">S. aureus</text:span><text:span text:style-name="T103"> la sequenza è: L-Alanina, D-Glutammina, L-Lisina, D-Alanina.</text:span><text:span text:style-name="T102"> </text:span>Nei <text:span text:style-name="T90">G</text:span>ram+ si può trovare un ponte di pentaglicina che lega le catene polipeptidiche, <text:span text:style-name="T90">ad esempio questo succede in </text:span><text:span text:style-name="T92">S. aureus</text:span>.</text:p>
      <text:p text:style-name="P125">Nei batteri Gram- in terza posizione è presente acido mes<text:span text:style-name="T90">o</text:span>-diammino-pimelico, nei Gram+ abbiamo invece <text:span text:style-name="T116">L-</text:span>lisina.</text:p>
      <text:p text:style-name="P125">La differenza tra Gram+ e Gram- sta anche nel numero di legami crociati, più basso nei Gram- (minore compattezza).</text:p>
      <text:p text:style-name="P105">Sintesi del peptidoglicano:<text:span text:style-name="T1"> Si </text:span><text:span text:style-name="T27">parte dalla si</text:span><text:span text:style-name="T1">ntesi del NAM a cui sono aggiunti gli aminoacidi, la D-Alanina deve essere sintetizzata perché non è normalmente presente, viene aggiunta anche in posizione 5 (pentapeptide), viene poi aggiunta l’N-acetilglucosamina. Il monomero </text:span><text:span text:style-name="T27">così formato </text:span><text:span text:style-name="T1">viene trasportato all’esterno dal </text:span>bactoprenolo<text:span text:style-name="T1">. Una volta all’esterno si formano prima i legami tra glucidi e poi tra aminoacidi, una transpeptidasi rimuove la 5° D-alanina e lega il 3° residuo di una catena al 4° di quella vicina, si riduce così la catena peptidica ad un tetrapeptide.</text:span></text:p>
      <text:p text:style-name="P125"><text:span text:style-name="T116">Tra gli antibiotici che interferiscono con la sintesi di parete abbiamo: </text:span>la <text:span text:style-name="T48">bacitracina</text:span> <text:s/><text:span text:style-name="T116">che </text:span>inibisc<text:span text:style-name="T116">e</text:span> il recupero d<text:span text:style-name="T116">el </text:span>bactoprenolo.</text:p>
      <text:p text:style-name="P127">La <text:span text:style-name="T48">cicloserina</text:span> inibisce la trasformazione di L-Alanina in D-Alanina.</text:p>
      <text:p text:style-name="P127">La <text:span text:style-name="T48">penicillina</text:span> inibisce la transpeptidasi che crea i legami crociati tra catene peptidiche.</text:p>
      <text:p text:style-name="P127"/>
      <text:p text:style-name="P128">Tra i componenti inseriti nello strato di peptidoglicano dei batteri Gram+ si trovano:</text:p>
      <text:list text:style-name="L7">
        <text:list-item>
          <text:p text:style-name="P163">Acidi teiocoici.</text:p>
        </text:list-item>
        <text:list-item>
          <text:p text:style-name="P163">Acidi lipoteicoici, che includono parti lipofile (costituite da un acido grasso) inserite nella membrana citoplasmatica.</text:p>
        </text:list-item>
        <text:list-item>
          <text:p text:style-name="P163">Carboidrati (es carboidrato C negli streptococchi).</text:p>
        </text:list-item>
        <text:list-item>
          <text:p text:style-name="P163">Proteine varie con varie funzioni.</text:p>
        </text:list-item>
      </text:list>
      <text:p text:style-name="P106">Parete dei Gram-:</text:p>
      <text:p text:style-name="P128">Fuori dalla membrana citoplasmatica si hanno pochi strati di peptidoglicano e<text:span text:style-name="T116">d</text:span> una membrana esterna <text:span text:style-name="T116">con struttura </text:span>molto diversa dalla membrana citoplasmatica, in particolare lo strato interno del doppio strato fosfolipidico è formato da fosfolipidi come la membrana interna, lo strato esterno invece è formato da <text:span text:style-name="T48">lipopolisaccaride</text:span> (elemento fondamentale). Nella membrana esterna si trovano varie proteine, tra cui porine <text:span text:style-name="T116">(proteine canale con struttura trimerica) </text:span>che permettono l’entrata di nutrienti <text:span text:style-name="T59">(altrimenti la membrana esterna sarebbe molto impermeabile) </text:span>e lipoproteine che la ancorano alla membrana citoplasmatica.</text:p>
      <text:p text:style-name="P129">I lipopolisaccarid<text:span text:style-name="T107">i</text:span> <text:span text:style-name="T107">sono</text:span> anche chiamat<text:span text:style-name="T107">i</text:span> <text:span text:style-name="T48">endotossina </text:span>perché ha effetti tossici <text:span text:style-name="T107">e facendo parte della cellula batterica </text:span><text:span text:style-name="T116">viene rilasciata</text:span><text:span text:style-name="T107"> solo quando essa va incontro a lisi (in realtà anche se i termini sono usati come sinonimi esistono molecole che si </text:span><text:span text:style-name="T116">comportano</text:span><text:span text:style-name="T107"> come endotossine ma non sono correlate ai lipopolisaccaridi)</text:span>, distint<text:span text:style-name="T107">e</text:span> dalle <text:span text:style-name="T48">esotossine</text:span> perché queste ultime non sono component<text:span text:style-name="T116">i</text:span> fondamental<text:span text:style-name="T116">i</text:span> della cellula batterica ma vengono sintetizzate <text:span text:style-name="T116">nel citoplasma</text:span> e rilasciate successivamente.</text:p>
      <text:p text:style-name="P130"><text:soft-page-break/>La membrana esterna è una struttura impermeabile ed altamente selettiva per quanto riguarda le molecole che possono passare <text:span text:style-name="T108">grazie alle porine</text:span>.</text:p>
      <text:p text:style-name="P130"/>
      <text:p text:style-name="P107">Porine: <text:span text:style-name="T1">Proteine aggregate a formare pori dedicati al passaggio di sostanze idrofiliche. Si ritrovano </text:span><text:span text:style-name="T35">porine</text:span><text:span text:style-name="T1"> </text:span>aspecifiche<text:span text:style-name="T1"> che permettono il passaggio di ampie classi di molecole </text:span><text:span text:style-name="T35">affiancate da </text:span><text:span text:style-name="T1">porine </text:span><text:span text:style-name="T35">altamente</text:span><text:span text:style-name="T1"> </text:span>specifiche<text:span text:style-name="T1">.</text:span></text:p>
      <text:p text:style-name="P130">Gli antibiotici o i farmaci antibatterici penetrano nella cellulla tramite le porine, uno dei meccanismi di antibiotico-resistenza è la modificazione delle porine che smettono di legare <text:span text:style-name="T107">e trasportare </text:span>la molecola antibiotica.</text:p>
      <text:p text:style-name="P131">Le porine hanno importan<text:span text:style-name="T107">z</text:span>a anche nell’adesione alle cellule dell’ospite, nell’invasività delle cellule dell’ospite e nell’attività citotossica.</text:p>
      <text:p text:style-name="P131"/>
      <text:p text:style-name="P108">Lipopolisaccaride:<text:span text:style-name="T1"> Costituito da tre porzioni, il </text:span>lipide A<text:span text:style-name="T1">, porzione lipidic</text:span><text:span text:style-name="T28">a</text:span><text:span text:style-name="T1"> che sostituisce i fosfolipidi sulla membrana esterna, una parte centrale </text:span><text:span text:style-name="T28">detta</text:span><text:span text:style-name="T1"> </text:span>core<text:span text:style-name="T1"> di natura polisaccaridica </text:span><text:span text:style-name="T28">(divisa in core interno e core esterno)</text:span><text:span text:style-name="T1">, ed una lunga catena di zuccheri chiamata </text:span>antigene O.</text:p>
      <text:list text:style-name="L8">
        <text:list-item>
          <text:p text:style-name="P164">Lipide A: glicofosfolipide, componente endotossica, interagisce tramite gruppi <text:span text:style-name="T116">fosfato</text:span> con lipopolisaccaridi adiacenti.</text:p>
        </text:list-item>
        <text:list-item>
          <text:p text:style-name="P164">Core: Polisaccaride ramificato, 9-12 zuccheri, <text:span text:style-name="T116">contiene </text:span>acido cheto-desossi-octonico <text:span text:style-name="T108">(</text:span><text:a xlink:type="simple" xlink:href="https://en.wikipedia.org/wiki/3-Deoxy-D-manno-oct-2-ulosonic_acid" text:style-name="Internet_20_link" text:visited-style-name="Visited_20_Internet_20_Link"><text:span text:style-name="T108">KDO?</text:span></text:a><text:span text:style-name="T108">)</text:span> e<text:span text:style-name="T116">d</text:span> un eptoso. <text:span text:style-name="T108">Spesso contengono anche componenti non glucidiche come fosfato, aminoacidi ed etanolamina.</text:span></text:p>
        </text:list-item>
        <text:list-item>
          <text:p text:style-name="P164">Antigene O: 50-100 ripetizioni di una unità da 4-7 zuccheri.</text:p>
        </text:list-item>
      </text:list>
      <text:p text:style-name="P108"><text:span text:style-name="T1"/></text:p>
      <text:p text:style-name="P108"><text:span text:style-name="T28">Il lipopolisaccaride ha forte capacità di interagire con il sistema immunitario, inducendo spesso febbre, nei casi più gravi può portare a shock settico. Un caso particolare è la </text:span>meningite da meningococco:<text:span text:style-name="T1"> Il batterio libera vescicole (dette blebs) </text:span><text:span text:style-name="T35">ricche di</text:span><text:span text:style-name="T1"> lipopolisaccaride </text:span><text:span text:style-name="T28">(si ha quindi rilascio massiccio di endotossina anche senza la lisi dei batteri)</text:span><text:span text:style-name="T1">, si può avere morte da infezione con meningococco senza neanche avere meningite, il rilascio di endotossina è sufficiente ad uccidere il paziente prima ancora che il patogeno raggiunga le meningi </text:span><text:span text:style-name="T35">(shock endotossico o shock settico)</text:span><text:span text:style-name="T1">.</text:span></text:p>
      <text:p text:style-name="P132"/>
      <text:p text:style-name="P132">Siamo continuamente es<text:span text:style-name="T108">p</text:span>osti a bassi livelli di endotossina (flora batterica) che però a dosaggi <text:span text:style-name="T108">così bassi </text:span>ha funzione immunomodulatrice.</text:p>
      <text:p text:style-name="P132"/>
      <text:p text:style-name="P108">Effetti dell’endotossina:</text:p>
      <text:list text:style-name="L9">
        <text:list-item>
          <text:p text:style-name="P165">Effetto pirogeno.</text:p>
        </text:list-item>
        <text:list-item>
          <text:p text:style-name="P165">Attiva cellule che producono interleuchine (macrofagi, linfociti B, cellule endoteliali, piastrine, granulociti).</text:p>
        </text:list-item>
        <text:list-item>
          <text:p text:style-name="P165">Infiammazione.</text:p>
        </text:list-item>
        <text:list-item>
          <text:p text:style-name="P165">Vasodilatazione → ipotensione → shock.</text:p>
        </text:list-item>
        <text:list-item>
          <text:p text:style-name="P165">Attivazione del complemento.</text:p>
        </text:list-item>
        <text:list-item>
          <text:p text:style-name="P175"><text:span text:style-name="T1">Stimola la coagulazione: coagulazione intravasale disseminata, </text:span><text:span text:style-name="T3">segno caratteristico di infezione da Gram- (ad esempio discriminazione della </text:span><text:soft-page-break/><text:span text:style-name="T3">meningite da meningococco da altri agenti che possono causare meningite, importante perché la terapia è diversa e deve essere applicata tempestivamente): </text:span><text:span text:style-name="T61">petecchie </text:span><text:span text:style-name="T29">(sintomo tipico)</text:span><text:span text:style-name="T1">.</text:span></text:p>
        </text:list-item>
      </text:list>
      <text:p text:style-name="P133">Si hanno questi effetti per tutte le infezioni da Gram- perché il lipide A <text:span text:style-name="T116">è una struttura altamente conservata, anche se varia tra le specie di batteri Gram-.</text:span></text:p>
      <text:p text:style-name="P133"/>
      <text:p text:style-name="P109"><text:span text:style-name="T1">Esiste una classe di batteri privi di parete: i </text:span>micoplasmi<text:span text:style-name="T1">, da tenere presente perché sui micoplasmi non sono attivi tutti gli antibiotici che agiscono sulla sintesi del peptidoglicano.</text:span></text:p>
      <text:p text:style-name="P134"/>
      <text:p text:style-name="P109"><text:span text:style-name="T1">I </text:span>micobatteri<text:span text:style-name="T1"> hanno invece una parete con struttra peculiare in cui il peptidoglicano è legato cova</text:span><text:span text:style-name="T30">le</text:span><text:span text:style-name="T1">ntemente con un polimero di arabinogalattano e circondato da uno strato di lipidi complessati con cere.</text:span></text:p>
      <text:p text:style-name="P109"><text:span text:style-name="T1"/></text:p>
      <text:p text:style-name="P140">(Nonostante il nome micobatteri e micoplasmi sono organismi molto differenti, da non confondere!)</text:p>
      <text:p text:style-name="P109"><text:span text:style-name="T1"/></text:p>
      <text:p text:style-name="P109">Struttura della parete dei Micobatteri:</text:p>
      <text:p text:style-name="P134"><text:span text:style-name="T109">[P</text:span>arete ricca di lipidi e cere, esternamente alla membrana strato di peptidoglicano è presente lo strato di peptidoglicano con polisaccaridi a lunga catena come arabinogalattani, lipoarabinomannani e lipomannani che agiscono da ponte tra peptidoglicano e micomembrana. Strato interno composto da acidi micolici e strato esterno costituito da clicolipidi e lipidi fenolici.<text:span text:style-name="T109">]</text:span></text:p>
      <text:p text:style-name="P134"/>
      <text:p text:style-name="P140">Hanno una parete molto particolare ricca di lipidi e cere.</text:p>
      <text:p text:style-name="P140">All’esterno della membrana citoplasmatica presentano un sottile strato di peptidoglicano e più all’esterno uno strato (sempre parte della parete) formato da <text:s/><text:span text:style-name="T61">polisaccaridi a lunga catena come arabinogalattani, lipoarabinomannani e lipomannani che agiscono da ponte tra peptidoglicano e micomembrana, </text:span>ancora più esternamente si ha la micomembrana formata da glicolipidi fenolici.</text:p>
      <text:p text:style-name="P134"/>
      <text:p text:style-name="P134">Si replicano molto lentamente <text:span text:style-name="T109">(probabilmente a causa della difficolta nel sintetizzare una parete così complessa)</text:span>. <text:span text:style-name="T109">La parete risulta praticamente impermeabile a molte molecole usate nella pratica clinica, rendendo i micobatteri invulnerabili ad un’ampia gamma di antibiotici.</text:span></text:p>
      <text:p text:style-name="P134">Es. tubercolosi, lebbra.</text:p>
      <text:p text:style-name="P134"/>
      <text:p text:style-name="P153">Membrana citoplasmatica</text:p>
      <text:p text:style-name="P110"><text:span text:style-name="T36">C</text:span><text:span text:style-name="T1">omposta da proteine, lipidi e carboidrati. Permeabilità altamente selettiva. Non sono presenti steroli </text:span><text:span text:style-name="T31">(es. colesterolo)</text:span><text:span text:style-name="T1"> </text:span><text:span text:style-name="T31">che sono</text:span><text:span text:style-name="T1"> sostituiti da </text:span>terpenoidi<text:span text:style-name="T1"> con la stessa funzione di stabilizzazione.</text:span></text:p>
      <text:p text:style-name="P134">Rispetto alle cellule eucariotiche abbiamo le seguenti funzioni aggiuntive: </text:p>
      <text:list text:style-name="L10">
        <text:list-item>
          <text:p text:style-name="P166">Sito di ancoraggio per proteine coinvolte anche in reazioni bioenergetiche.</text:p>
        </text:list-item>
        <text:list-item>
          <text:p text:style-name="P166"><text:soft-page-break/>Sito di conservazione energetica (forza motrice protonica, <text:span text:style-name="T110">nelle cellule eucariotiche avviene a livello della membrana mitocondriale interna</text:span>).</text:p>
        </text:list-item>
        <text:list-item>
          <text:p text:style-name="P166">Segrega i cromosomi.</text:p>
        </text:list-item>
        <text:list-item>
          <text:p text:style-name="P166">Sede di proteine coinvolte nella sintesi del peptidoglicano e nella trasduzione del segnale.</text:p>
        </text:list-item>
      </text:list>
      <text:p text:style-name="P134">(NdA <text:span text:style-name="T117">alcune di queste funzioni sono comuni alle</text:span> membrane eucariotiche).</text:p>
      <text:p text:style-name="P134"/>
      <text:p text:style-name="P153">Mesosomi</text:p>
      <text:p text:style-name="P110"><text:span text:style-name="T1">Invaginazioni pluristratificate della membrana, </text:span><text:span text:style-name="T31">possono sembrare organelli ma non formano compartimenti chiusi, hanno </text:span><text:span text:style-name="T1">funzioni varie nella divisione cellulare (legame di materiale genetico, mesosomi settali). Respirazione cellulare (mesosomi respiratori). Biosintesi di componenti della parete (mesosomi biosintetici).</text:span></text:p>
      <text:p text:style-name="P134"/>
      <text:p text:style-name="P154">Nucleoide</text:p>
      <text:p text:style-name="P115"><text:span text:style-name="T1">É una zona di forma irregolare non separata dal resto del citoplasma (ricorda il nucleo eucariotico ma è molto diverso) la cui struttura non è nota con precisione. Contiene: il genoma batterico addensato (il genoma batterico è generalmente circolare e la sua dimensione varia ampiamente ma supera di molto le dimensioni della cellula. È quindi necessario uno stretto ripiegamento), enzimi necessari a duplicazione e trascrizione, occasionalmente corpi inclusi </text:span><text:span text:style-name="T31">(che ricordiamo avere probabilmente funzione di riserva energetica)</text:span><text:span text:style-name="T37">.</text:span></text:p>
      <text:p text:style-name="P135"/>
      <text:p text:style-name="P155">Citoplasma</text:p>
      <text:p text:style-name="P141">Contiene:</text:p>
      <text:list text:style-name="L11">
        <text:list-item>
          <text:p text:style-name="P167">Cromosoma: Singolo, circolare, doppio filamento.</text:p>
        </text:list-item>
        <text:list-item>
          <text:p text:style-name="P169">Eventuale materiale genetico extra-cromosomico (plasmidi).</text:p>
        </text:list-item>
        <text:list-item>
          <text:p text:style-name="P167">Ribosomi: Fanno la sintesi proteica <text:span text:style-name="T110">(stessa funzione di quelli eucariotici ma struttura diversa)</text:span>.</text:p>
        </text:list-item>
        <text:list-item>
          <text:p text:style-name="P167">Granuli: Riserva energetica.</text:p>
          <text:p text:style-name="P167"/>
        </text:list-item>
      </text:list>
      <text:p text:style-name="P154">Ribosomi batterici</text:p>
      <text:p text:style-name="P114"><text:span text:style-name="T1">Differenti da quelli eucariotici, differenze importa</text:span><text:span text:style-name="T36">n</text:span><text:span text:style-name="T1">ti che rend</text:span><text:span text:style-name="T31">ono </text:span><text:span text:style-name="T1">possible sviluppare farmaci selettivi </text:span><text:span text:style-name="T31">per inibire quelli batterici lascian</text:span><text:span text:style-name="T36">do</text:span><text:span text:style-name="T31"> indisturbati quelli dell’ospite</text:span><text:span text:style-name="T1">.</text:span></text:p>
      <text:p text:style-name="P154">Cromosoma batterico</text:p>
      <text:p text:style-name="P114"><text:span text:style-name="T1">Circolare, si può trovare aperto in caso di rottura oppure superavvolto. A seconda della specie è grande </text:span><text:span text:style-name="T31">da </text:span><text:span text:style-name="T1">1000 </text:span><text:span text:style-name="T31">a </text:span><text:span text:style-name="T1">5000 kbp. Non è diploide. Presenti sequenze codificanti su entrambi i filamenti. In genere geni che codificano per proteine con funzioni correlate sono vicini </text:span><text:span text:style-name="T31">e raggruppati in unità trascrizionali </text:span><text:span text:style-name="T1">(</text:span>operoni<text:span text:style-name="T1">). Non ci sono introni.</text:span></text:p>
      <text:p text:style-name="P135">Si possono avere frammenti di DNA extracromosomiali detti <text:span text:style-name="T48">plasmidi</text:span>, sono generalmente molto più piccoli, dotati di replicazione autonoma e non hanno <text:span text:style-name="T110">generalmente </text:span>analogi<text:span text:style-name="T110">e</text:span> di sequenza con il DNA genomico. <text:span text:style-name="T110">A</text:span>lcuni <text:span text:style-name="T110">plasmidi </text:span><text:soft-page-break/>presentano regioni di omologia e possono quindi integrarsi nel genoma (<text:span text:style-name="T48">episomi</text:span>). Alcuni plasmidi possono essere trasferiti tra batteri <text:span text:style-name="T117">tramite una struttura che prende il nome di </text:span><text:span text:style-name="T52">pilo sessuale </text:span>aumentando la variabilità genetica dei batteri <text:span text:style-name="T110">(in questo caso il plasmide codifica per tutte le proteine necessarie al</text:span><text:span text:style-name="T117">la costruzione del pilo sessuale</text:span><text:span text:style-name="T110">)</text:span>.</text:p>
      <text:p text:style-name="P135">Sul plasmide si possono avere geni che codificano per tossine, fattori di resistenza agli antibiotici, o altro.</text:p>
      <text:p text:style-name="P154">Flagello</text:p>
      <text:p text:style-name="P114"><text:span text:style-name="T1">Non sempre presente, responsabile della locomozione. </text:span><text:span text:style-name="T31">Permette di distingure i batteri mobili dai batteri immobili. È c</text:span><text:span text:style-name="T1">ostituito da tre componenti: </text:span></text:p>
      <text:list text:style-name="L12">
        <text:list-item>
          <text:p text:style-name="P168"><text:span text:style-name="T48">Filamento</text:span>: elicoidale, all’esterno, formato dalla proteina flagellina. Composizione specie-specifica.</text:p>
        </text:list-item>
        <text:list-item>
          <text:p text:style-name="P168"><text:span text:style-name="T48">Uncino</text:span>: Membrana ricurva (guaina). <text:span text:style-name="T110">Collega il filamento al corpo basale.</text:span></text:p>
        </text:list-item>
        <text:list-item>
          <text:p text:style-name="P176">Corpo<text:span text:style-name="T1"> </text:span>basale<text:span text:style-name="T1">: Fissa il flagello alla membrana e fornisce energia per il movimento. Costituito da una serie di anelli, 4 nei Gram- </text:span><text:span text:style-name="T4">(</text:span><text:span text:style-name="T31">corrispondenti <text:s/>agli strati che attraversa: </text:span><text:span text:style-name="T4">LPS, peptidoglicano, parete, membrana)</text:span><text:span text:style-name="T1">, 2 nei Gram+ </text:span><text:span text:style-name="T4">(parete, membrana)</text:span><text:span text:style-name="T1">.</text:span></text:p>
        </text:list-item>
      </text:list>
      <text:p text:style-name="P135"/>
      <text:p text:style-name="P136">I flagelli possono essere in numero variabile, <text:span text:style-name="T110">permettendo di distinguere i batteri mobili in</text:span>:</text:p>
      <text:list text:style-name="L13">
        <text:list-item>
          <text:p text:style-name="P170"><text:span text:style-name="T48">Monotrichi</text:span>: 1 flagello.</text:p>
        </text:list-item>
        <text:list-item>
          <text:p text:style-name="P170"><text:span text:style-name="T48">Lofotrichi</text:span>: Più flagelli in posizione terminale.</text:p>
        </text:list-item>
        <text:list-item>
          <text:p text:style-name="P170"><text:span text:style-name="T48">Peritrichi</text:span>: Flagelli distribuiti su tutta la superficie.</text:p>
        </text:list-item>
      </text:list>
      <text:p text:style-name="P136"/>
      <text:p text:style-name="P111">Come fanno i batteri a muoversi e cambiare direzione?</text:p>
      <text:p text:style-name="P137">Consideriamo i batteri peritrichi: quando devono andare in una certa direzione si spostano tutti i flagelli dalla parte opposta e ruotano in senso antiorario, quando deve cambiare direzione i flagelli si riorganizzano dall’altra parte e di nuov<text:span text:style-name="T111">o</text:span> per rotazione antioraria fanno spostare il bacillo nella direzione opposta.</text:p>
      <text:p text:style-name="P137">I batteri con flagelli polari (monotrichi e lofotrichi) non possono spostare il/i flagello/i ma invertono il suo senso di rotazione.</text:p>
      <text:p text:style-name="P137"/>
      <text:p text:style-name="P137">La presenza di un flagello è un fattore importante, spesso la mobilità è un importante fattore della patogenicità (es. <text:span text:style-name="T91">Helicobacter Pylori</text:span>).</text:p>
      <text:p text:style-name="P137">Il movimento non avviene a caso ma seguendo uno stimolo chimico o luminoso esterno (<text:span text:style-name="T48">chemotassi</text:span> o <text:span text:style-name="T48">fototassi</text:span>).</text:p>
      <text:p text:style-name="P137">Lo stimolo può essere positivo (attrae il batterio) oppure negativo (repelle il batterio). In assenza di stimoli il movimento è casuale. </text:p>
      <text:p text:style-name="P137">La presenza di flagelli, come già detto, influenza la patogenicità in molti modi:</text:p>
      <text:list text:style-name="L14">
        <text:list-item>
          <text:p text:style-name="P171"><text:span text:style-name="T91">H. Pylori</text:span> ha la capacità di attraversare il muco gastrico.</text:p>
        </text:list-item>
        <text:list-item>
          <text:p text:style-name="P171"><text:span text:style-name="T91">E. Coli</text:span> pu<text:span text:style-name="T111">à</text:span> migrare verso le vie urinare.</text:p>
        </text:list-item>
        <text:list-item>
          <text:p text:style-name="P171">Altri batteri possono migrare verso il circolo ematico oppure essere facilitati nell’invasione cellulare e nell’adesione a superfici.</text:p>
        </text:list-item>
      </text:list>
      <text:p text:style-name="P137"/>
      <text:p text:style-name="P111"><text:soft-page-break/><text:span text:style-name="T1">Oltre ai flagelli si trovano ulteriori appendici: </text:span>fimbrie o pili</text:p>
      <text:p text:style-name="P137">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138">FINE DELLA CITOLOGIA BATTERICA (ARGOMENTO FONDAMENTALE DELLA PROVA IN ITINERE).</text:p>
      <text:p text:style-name="P143">Riproduzione e crescita dei batteri</text:p>
      <text:p text:style-name="P1">Avviene per scissione binaria (asessuata): una cellula madre si divide in due cellule figlie identiche alla madre.</text:p>
      <text:p text:style-name="P1">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60">Tempo di generazione: <text:span text:style-name="T1">tempo necessario ad una cellula per replicarsi. es. </text:span><text:span text:style-name="T32">g</text:span><text:span text:style-name="T1">ermi comuni come </text:span><text:span text:style-name="T100">E. Coli</text:span><text:span text:style-name="T1">: </text:span><text:span text:style-name="T32">circa </text:span><text:span text:style-name="T1">20 minuti. Batteri a lenta crescita come i micobatteri: </text:span><text:span text:style-name="T32">circa </text:span><text:span text:style-name="T1">20 </text:span><text:span text:style-name="T32">ore (per questo sono necessarie procedure speciali e soprattutto tempi più lunghi per coltivare e realizzare la diagnosi di micobatteri e altre specie a lenta crescita)</text:span><text:span text:style-name="T1">.</text:span></text:p>
      <text:p text:style-name="P1">Il cromosoma di <text:span text:style-name="T91">E. </text:span><text:span text:style-name="T93">c</text:span><text:span text:style-name="T91">oli</text:span> però si duplica in 40 min, come è possibilie? Il cromosoma già mentre è ancora parzialmente replicato, prima della divisione, inizia un’altra replicazione.</text:p>
      <text:p text:style-name="P1"/>
      <text:p text:style-name="P1">(omissis: basi di genetica, la replicazione del DNA è semiconservativa, ecc…)</text:p>
      <text:p text:style-name="P1"/>
      <text:p text:style-name="P1">Le forcelle replicative si formano lungo tutto il genoma (multiple origini di replicazione) ed operano contemporaneamente.</text:p>
      <text:p text:style-name="P1"/>
      <text:p text:style-name="P1">La crescita dei batteri non è solo esponenziale, si divide in varie fasi.</text:p>
      <text:list text:style-name="L15">
        <text:list-item>
          <text:p text:style-name="P179">Fase di Latenza<text:span text:style-name="T1">: </text:span><text:span text:style-name="T32">A</text:span><text:span text:style-name="T5">ssenza di crescita </text:span><text:span text:style-name="T32">rilevabile</text:span><text:span text:style-name="T5">.</text:span></text:p>
        </text:list-item>
        <text:list-item>
          <text:p text:style-name="P179">Fase Esponenziale<text:span text:style-name="T1">: </text:span><text:span text:style-name="T5">Massima attività replicativa.</text:span></text:p>
        </text:list-item>
        <text:list-item>
          <text:p text:style-name="P179">Fase Stazionaria<text:span text:style-name="T1">: </text:span><text:span text:style-name="T5">Il numero di cellule batteriche rimane costante, </text:span><text:span text:style-name="T32">è stato raggiunto il limite di popolazione che può sostenere l’ambiente in cui si trova la colonia</text:span><text:span text:style-name="T5">.</text:span></text:p>
        </text:list-item>
        <text:list-item>
          <text:p text:style-name="P179">Fase di Morte<text:span text:style-name="T1">: </text:span><text:span text:style-name="T5">Le cellule vanno incontro a morte </text:span><text:span text:style-name="T32">a causa della fine delle risorse o dell’accumulo delle sostanze di scarto</text:span><text:span text:style-name="T5">.</text:span></text:p>
        </text:list-item>
      </text:list>
      <text:p text:style-name="P2"/>
      <text:p text:style-name="P61">Fase di Latenza</text:p>
      <text:p text:style-name="P3">Una volta inoculati i batteri in un terreno fresco non iniziano subito a crescere, devono adattarsi al terreno ed esprimere gli enzimi necessari ad utilizzare i nutrienti del terreno. Per non avere latenza bisognerebbe usare <text:span text:style-name="T118">per la coltura </text:span>lo stesso terreno <text:span text:style-name="T118">in cui stava crescendo il campione di</text:span> provenienza e prelevare i batteri da una coltura in fase esponenziale.</text:p>
      <text:p text:style-name="P3"/>
      <text:p text:style-name="P61"><text:soft-page-break/>Fase Esponenziale</text:p>
      <text:p text:style-name="P3">Il numero di batteri raddoppia ogni tempo di generazione, la velocità può essere condizionata dalle caratteristiche del terreno ed ambientali.</text:p>
      <text:p text:style-name="P3"/>
      <text:p text:style-name="P61">Fase Stazionaria</text:p>
      <text:p text:style-name="P3">In un sistema chiuso la crescita esponenziale non può continuare indefinitamente, <text:span text:style-name="T118">esiste un limite determinato</text:span> dall<text:span text:style-name="T118">a disponibilità</text:span> delle risorse o dall’accumulo di sostanze di scarto.</text:p>
      <text:p text:style-name="P3"/>
      <text:p text:style-name="P61">Fase di Morte</text:p>
      <text:p text:style-name="P3">Se si lascia incubare la coltura dopo la fase stazionari<text:span text:style-name="T118">a</text:span> i batteri muoiono, in alcuni casi vanno incontro a lisi, in altri rimangono cellule intere ma non più vitali <text:span text:style-name="T112">(importante ricordare questo, se si misura la concentrazioni di batteri presenti con un densimetro ottico o al microscopio anche le cellule morte ma ancora intere contribuscono alla misurazione)</text:span>.</text:p>
      <text:p text:style-name="P4">I batteri <text:span text:style-name="T48">sporigeni</text:span> quando finiscono i nutrienti invece di andare incontro a morte <text:span text:style-name="T48">si trasformano in spore.</text:span></text:p>
      <text:p text:style-name="P3"/>
      <text:p text:style-name="P3">Per mantenere le colture in fase esponenziale si usa un apparato chiamato <text:span text:style-name="T48">che</text:span><text:span text:style-name="T49">m</text:span><text:span text:style-name="T48">ostato</text:span> con un contenitore in cui proliferano i batteri nel quale viene continuamente aggiunto terreno mentre altro terreno viene scaricato <text:span text:style-name="T112">(insieme ai batteri </text:span><text:span text:style-name="T118">ed alle sostanze di scarto </text:span><text:span text:style-name="T112">in esso contenuti)</text:span>.</text:p>
      <text:p text:style-name="P3"/>
      <text:p text:style-name="P62">Conta Batterica:</text:p>
      <text:p text:style-name="P5">Si usano vetrini speciali con “camere di conta”. Non è possibile distinguere i batteri vivi da quelli morti.</text:p>
      <text:p text:style-name="P5">Per contare i batteri vivi (<text:span text:style-name="T48">unità formanti coloni</text:span><text:span text:style-name="T51">a</text:span>) si prende un campione e si diluisce a vari livelli. Si seminano le preparazioni diluite su piastre solide e si contano le colonie formate. Le colonie devono essere distanziate in modo da essere sicuri che ogni colonia sia dovuta ad un singolo batterio, ecco perché la diluizione. <text:span text:style-name="T112">Sapendo il numero di colonie formate, la quantità di campione inoculato e la diluizione si calcola la concentrazione batterica nel preparato iniziale.</text:span></text:p>
      <text:p text:style-name="P5">Un terzo metodo è contare la massa cellulare misurando la torbidità (spettrofotometro) <text:span text:style-name="T118">(NdA: probabilmente basta un densimetro ottico, non sono lo stesso macchinario, il densimetro non è sensibile al colore)</text:span>.</text:p>
      <text:p text:style-name="P5">(Si potrebbe anche misurare il peso secco facendo asciugare la massa ottenuta per centrifugazione.)</text:p>
      <text:p text:style-name="P5">Si tratta ancora una volta di conta totale perché le cellule morte se non si lisano contribuiscono alla torbidità <text:span text:style-name="T112">e le componenti cellulari contribuiscono comunque al peso</text:span>.</text:p>
      <text:p text:style-name="P5"/>
      <text:p text:style-name="P63">Di cosa ha bisogno un batterio per crescere?</text:p>
      <text:p text:style-name="P6">Sostanze nutritive che servono al metabolismo energetico (produzione di ATP) ed al metabolismo biosintetico (sintesi dei componenti della cellula batterica).</text:p>
      <text:p text:style-name="P63"><text:soft-page-break/>Vie metaboliche usate dai batteri per produrre energia:</text:p>
      <text:p text:style-name="P63">Fermentazione<text:span text:style-name="T1">: avviene in assenza di ossigeno, i substrati possono esser</text:span><text:span text:style-name="T33">e</text:span><text:span text:style-name="T1"> carboidrati, proteine o acidi organici. Processo veloce ma poco efficiente (lo stesso substrato metabolizzato in presenza di ossigeno genera molto più ATP).</text:span></text:p>
      <text:p text:style-name="P63">Respirazione:<text:span text:style-name="T1"> Richiede ossigeno, più efficiente </text:span><text:span text:style-name="T38">(rende disponibile più energia per ogni molecola combustibile utilizzata)</text:span><text:span text:style-name="T1">.</text:span></text:p>
      <text:p text:style-name="P63">Fotosintesi:<text:span text:style-name="T1"> Non </text:span><text:span text:style-name="T38">è</text:span><text:span text:style-name="T1"> di interesse medico.</text:span></text:p>
      <text:p text:style-name="P6"/>
      <text:p text:style-name="P63">Acqua:<text:span text:style-name="T1"> Solvente fondamentale, alcuni batteri possono sopravvivere in mancanza di acqua, sono i batteri sporigeni </text:span><text:span text:style-name="T33">(non vengono uccisi ma non sono capaci di rimanere in fase proliferativa)</text:span><text:span text:style-name="T1">.</text:span></text:p>
      <text:p text:style-name="P6"/>
      <text:p text:style-name="P63">Macroelementi</text:p>
      <text:p text:style-name="P63">Fonte di Carbonio<text:span text:style-name="T1">: I batteri si dividono in autotrofi se possono utilizzare carbonio inorganico </text:span><text:span text:style-name="T33">(es. organismi fotosintetici) </text:span><text:span text:style-name="T1">o eterotrofi se devono </text:span><text:span text:style-name="T33">necessariamente </text:span><text:span text:style-name="T1">usare carbonio di origine organica.</text:span></text:p>
      <text:p text:style-name="P63">Fonte di Azoto<text:span text:style-name="T1">: possono usar</text:span><text:span text:style-name="T33">n</text:span><text:span text:style-name="T1">e varie forme, sia organico che inorganico, alcuni addirittura atmosferico </text:span><text:span text:style-name="T33">(batteri azotofissatori)</text:span><text:span text:style-name="T1">.</text:span></text:p>
      <text:p text:style-name="P63">Ossigeno<text:span text:style-name="T1">: esigenza variabile a seconda delle specie di batteri, alcuni ne hanno bisogno, per alcuni è tossico, altri possono vivere con o senza.</text:span></text:p>
      <text:p text:style-name="P63">Fosforo<text:span text:style-name="T1">: componente degli acidi nucleici e dei fosfolipidi.</text:span></text:p>
      <text:p text:style-name="P63">Zolfo<text:span text:style-name="T1">: componente di alcuni aminoacidi.</text:span></text:p>
      <text:p text:style-name="P63">Altri<text:span text:style-name="T1"> </text:span>elementi<text:span text:style-name="T1">: K, Mg, Ca, Na.</text:span></text:p>
      <text:p text:style-name="P63">Fattori<text:span text:style-name="T1"> </text:span>organici<text:span text:style-name="T1"> </text:span>di<text:span text:style-name="T1"> </text:span>crescita<text:span text:style-name="T1">: fattori indispensabili alla crescita del batterio ma che il batterio non può sintetizzare.</text:span></text:p>
      <text:p text:style-name="P6"/>
      <text:p text:style-name="P6">Oltre alle sostanz<text:span text:style-name="T113">e </text:span>presenti i batteri dipendono dalle caratteristiche ambientali come la temperatura o il pH.</text:p>
      <text:p text:style-name="P6"/>
      <text:p text:style-name="P63">Batteri anaerobi:</text:p>
      <text:p text:style-name="P6">Non sono dotati di catena di trasporto degli elettroni <text:span text:style-name="T119">quindi </text:span>non possono utilizzare l’ossigeno come accettore finale di elettroni. Si dividono in </text:p>
      <text:list text:style-name="L16">
        <text:list-item>
          <text:p text:style-name="P201"><text:span text:style-name="T48">Anaerobi tolleranti (facoltativi)</text:span>: tollerano la presenza di ossigeno perché riescono a detossificare i suoi prodotti dannosi, non lo <text:span text:style-name="T119">possono</text:span> tuttavia <text:span text:style-name="T119">utilizzare </text:span>per il metabolismo.</text:p>
        </text:list-item>
        <text:list-item>
          <text:p text:style-name="P201"><text:span text:style-name="T48">Anaerobi obbligati o stretti</text:span>: Non sono capaci di detossificare le specie <text:span text:style-name="T113">reattive</text:span> prodotte dall’ossigeno <text:span text:style-name="T119">e ne vengono uccisi. La resistenza all’ossigeno varia in base alla specie ma i più resistenti non sopravvivono oltre ad una concentrazione atmosferica di ossigeno pari ad 8% (ricordiamo che la concentrazione atmosferica normale è pari a 20.95%)</text:span>.</text:p>
        </text:list-item>
      </text:list>
      <text:p text:style-name="P6"/>
      <text:p text:style-name="P63">Batteri aerobi:</text:p>
      <text:p text:style-name="P6">Hanno catena respiratoria, usano l’ossigeno come acettore finale di elettroni.</text:p>
      <text:list text:style-name="L17">
        <text:list-item>
          <text:p text:style-name="P202"><text:span text:style-name="T48">Aerobi stretti: </text:span><text:span text:style-name="T53">L’o</text:span>ssigeno <text:span text:style-name="T119">è </text:span>indispensabile per la loro crescita.</text:p>
        </text:list-item>
        <text:list-item>
          <text:p text:style-name="P180"><text:soft-page-break/>Aerobi facoltativi:<text:span text:style-name="T1"> In presenza di ossigeno usano la respirazione, in sua assenza proliferano </text:span><text:span text:style-name="T38">comunque </text:span><text:span text:style-name="T1">ma usano la fermentazione.</text:span></text:p>
        </text:list-item>
        <text:list-item>
          <text:p text:style-name="P180">Microaerofili:<text:span text:style-name="T1"> Usano l’ossigeno ma hanno bisogno di una concentrazione più bassa rispetto a quella atmosferica.</text:span></text:p>
        </text:list-item>
      </text:list>
      <text:p text:style-name="P6"/>
      <text:p text:style-name="P7">Sulla base del range di <text:span text:style-name="T48">pH</text:span> a cui crescono i batteri si classificano:</text:p>
      <text:list text:style-name="L18">
        <text:list-item>
          <text:p text:style-name="P181">Acidofili</text:p>
        </text:list-item>
        <text:list-item>
          <text:p text:style-name="P181">Neutrofili</text:p>
        </text:list-item>
        <text:list-item>
          <text:p text:style-name="P181">Alcalofili</text:p>
        </text:list-item>
      </text:list>
      <text:p text:style-name="P7">La maggior parte dei batteri di interesse medico sono neutrofili, ma si incontrano anche alcalofili come <text:span text:style-name="T94">V</text:span><text:span text:style-name="T91">ibrio cholerae</text:span>.</text:p>
      <text:p text:style-name="P7"/>
      <text:p text:style-name="P7">In base alla <text:span text:style-name="T48">temperatura</text:span> si classificano:</text:p>
      <text:list text:style-name="L19">
        <text:list-item>
          <text:p text:style-name="P203"><text:span text:style-name="T48">Ipertermofili </text:span>(&gt; 80°C)</text:p>
        </text:list-item>
        <text:list-item>
          <text:p text:style-name="P203"><text:span text:style-name="T48">Termofili</text:span> (45-70°C)</text:p>
        </text:list-item>
        <text:list-item>
          <text:p text:style-name="P204"><text:span text:style-name="T48">Mesofili</text:span> (vicino a 37°C)</text:p>
        </text:list-item>
        <text:list-item>
          <text:p text:style-name="P204"><text:span text:style-name="T48">Psicrotrofi</text:span> (10-15°C)</text:p>
        </text:list-item>
        <text:list-item>
          <text:p text:style-name="P204"><text:span text:style-name="T48">Psicrofili</text:span> (intorno a 0°C)</text:p>
        </text:list-item>
      </text:list>
      <text:p text:style-name="P7"/>
      <text:p text:style-name="P64">Attività dell’acqua <text:span text:style-name="T113">(concentrazione di NaCl)</text:span></text:p>
      <text:list text:style-name="L20">
        <text:list-item>
          <text:p text:style-name="P205"><text:span text:style-name="T48">Alofili</text:span> (concentrazioni saline 1-30%, <text:span text:style-name="T113">in realtà non “amano” il sale ma non ne vengono uccisi a differenza d</text:span><text:span text:style-name="T119">i</text:span><text:span text:style-name="T113"> altre specie</text:span>).</text:p>
        </text:list-item>
        <text:list-item>
          <text:p text:style-name="P205"><text:span text:style-name="T48">Alotolleranti</text:span> (tollerano basse concentrazioni).</text:p>
        </text:list-item>
      </text:list>
      <text:p text:style-name="P8"/>
      <text:p text:style-name="P65">Come si coltivano i batteri:</text:p>
      <text:p text:style-name="P9">Si cerca di ottenere la riproduzione dei microorganismi in un ambiente artificiale, fornendo loro le sostanze nutritive necessarie e le condizioni ambientali adatte.</text:p>
      <text:p text:style-name="P9">Il terreno di coltura ovviamente deve essere sterile.</text:p>
      <text:p text:style-name="P9"/>
      <text:p text:style-name="P9">I terreni di coltura si classificano in base a:</text:p>
      <text:p text:style-name="P9">Composizione chimica:</text:p>
      <text:list text:style-name="L21">
        <text:list-item>
          <text:p text:style-name="P206"><text:span text:style-name="T48">Organici</text:span> <text:span text:style-name="T48">complessi</text:span> (naturali). <text:span text:style-name="T62">Es. estratto di lievito, infuso di cervello, ecc… Usati per l’isolamento di germi esigenti.</text:span></text:p>
        </text:list-item>
        <text:list-item>
          <text:p text:style-name="P206"><text:span text:style-name="T48">Sintetici</text:span> (composizione nota).</text:p>
        </text:list-item>
      </text:list>
      <text:p text:style-name="P9">Stato fisico:</text:p>
      <text:list text:style-name="L22">
        <text:list-item>
          <text:p text:style-name="P207"><text:span text:style-name="T48">Liquido: </text:span><text:span text:style-name="T62">Limpidi quando sono sterili, evidenziano la crescita batterica tramite intorbidimento. Es. infuso di cuore e cervello.</text:span></text:p>
        </text:list-item>
        <text:list-item>
          <text:p text:style-name="P207"><text:span text:style-name="T48">Solido</text:span> (contiene agar): <text:span text:style-name="T62">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11">*I terreni sono solitamente sterilizzati in autoclave, le eventuali sostanze non termoresistenti (es. sangue o antibiotici) sono aggiunte dopo il trattamento termico.</text:p>
      <text:p text:style-name="P10">Prestazioni:</text:p>
      <text:list text:style-name="L23">
        <text:list-item>
          <text:p text:style-name="P182">Nutrizionali</text:p>
        </text:list-item>
        <text:list-item>
          <text:p text:style-name="P208"><text:span text:style-name="T48">Selettivi</text:span>. <text:span text:style-name="T62">Sono terreni che selezionano e permettono la crescita solo di alcune specie batteriche, nel terreno è stato aggiunto un agente inibitorio per i batteri che non voglio isolare (selezione negativa). </text:span></text:p>
          <text:p text:style-name="P208"><text:span text:style-name="T62">Es</text:span><text:span text:style-name="T114">empi:</text:span></text:p>
          <text:list>
            <text:list-item>
              <text:p text:style-name="P208"><text:span text:style-name="T114">A</text:span><text:span text:style-name="T62">gar sale-mannite (7.5% NaCl, solo gli stafilococchi possono crescere a queste concentrazioni). </text:span></text:p>
            </text:list-item>
            <text:list-item>
              <text:p text:style-name="P209">Agar MacConkey, contiene sali biliari che inibiscono la crescita della maggior parte dei batteri Gram+ (selettivo per isolare Gram-). </text:p>
            </text:list-item>
            <text:list-item>
              <text:p text:style-name="P208"><text:span text:style-name="T114">A</text:span><text:span text:style-name="T62">gar Thayer Martin (agar cioccolato con aggiunta di antibiotici, gli unici a crescere sono neisserie). </text:span></text:p>
            </text:list-item>
          </text:list>
          <text:p text:style-name="P209">Gli esempi sono tutti solidi ma i terreni selettivi possono anche essere liquidi.</text:p>
        </text:list-item>
        <text:list-item>
          <text:p text:style-name="P208"><text:span text:style-name="T48">Differenziali</text:span>. <text:span text:style-name="T62">Permettono alle colonie di un dato batterio di essere riconosciute a prima vista.</text:span></text:p>
          <text:p text:style-name="P210">Esempi:</text:p>
          <text:list>
            <text:list-item>
              <text:p text:style-name="P229"><text:span text:style-name="T75"><text:s/></text:span><text:span text:style-name="T76">A</text:span><text:span text:style-name="T75">gar sale-mannite: contiene un indicatore di pH, crescono solo stafilococchi. Il te</text:span><text:span text:style-name="T76">rreno</text:span><text:span text:style-name="T75"> cambia colore solo attorno alle colonie di S. aureus che fermenta la mannite </text:span><text:span text:style-name="T77">ed acidifica la zona di terreno in cui si trova</text:span><text:span text:style-name="T75">. </text:span></text:p>
            </text:list-item>
            <text:list-item>
              <text:p text:style-name="P208"><text:span text:style-name="T62">Agar MacConkey: seleziona enterobatteri, contiene lattosio ed </text:span><text:span text:style-name="T114">un </text:span><text:span text:style-name="T62">indicatore di pH, discrimina chi fermenta il lattosio (acidificazione) e chi non lo fa.</text:span></text:p>
            </text:list-item>
          </text:list>
        </text:list-item>
        <text:list-item>
          <text:p text:style-name="P182">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text:span><text:span text:style-name="T38">Sono troppo pochi per essere visti nella coltura su piastra (verrebbero sovrastati dalle colonie di batteri commensali)</text:span><text:span text:style-name="T6">, si usa allora 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9"/>
      <text:p text:style-name="P11">Nella semina su piastra solida si usa una tecnica particolare (vedi slide) per ottenere <text:span text:style-name="T114">concentrazioni di batteri via via decrescenti sui vari settori della superficie della piastra e poter isolare le singole colonie nelle zone a concentrazione più bassa.</text:span></text:p>
      <text:p text:style-name="P11">In laboratorio più che di <text:span text:style-name="T119">singola cellula batterica</text:span> si parla di unità formante colonia.</text:p>
      <text:p text:style-name="P12">Le piastre si incubano <text:span text:style-name="T119">sotto-sopra</text:span> per evitare <text:span text:style-name="T119">la formazione di </text:span>condensa.</text:p>
      <text:p text:style-name="P66">Coltivazione degli anaerobi obbligati<text:span text:style-name="T1"> </text:span><text:span text:style-name="T34">b</text:span><text:span text:style-name="T1">isogna utilizzare contenitori o buste chiusi in cui si immettono sostanze riducenti che riducono l’ossigeno presente. La manipolazione avviene in camere specializzate con atmosfera priva di ossigeno.</text:span></text:p>
      <text:p text:style-name="P12"/>
      <text:p text:style-name="P145">La spora batterica</text:p>
      <text:p text:style-name="P57">Da non confondere con le spore fungine, che sono elementi replicativi. Nei batteri la spora non ha ruolo nella replicazione ma rappresenta una <text:span text:style-name="T119">forma</text:span> particolare <text:span text:style-name="T119">della cellula </text:span>in cui si trasformano alcuni batteri (sporigeni) in condizioni avverse, è quindi una struttura che permette al batterio di sopravvivere in condizioni ambientali sfavorevoli. Dal punto di vista metabolico è una struttura quiescente e intattiva. <text:span text:style-name="T63">I generi di batteri sporigeni che ci possono infettare sono </text:span><text:span text:style-name="T95">Bacillus</text:span><text:span text:style-name="T63"> e </text:span><text:span text:style-name="T95">Clostridium </text:span><text:span text:style-name="T104">(esistono altri batteri sporigeni ma non sono di interesse medico)</text:span><text:span text:style-name="T63">. I bacilli sono Gram+ aerobi, i clostridi sono Gram- sempre a forma bacillare, anaerobi stretti. </text:span><text:span text:style-name="T64">es. </text:span><text:span text:style-name="T96">Clostridium tetani </text:span><text:span text:style-name="T64"><text:s/>prolifera </text:span><text:span text:style-name="T119">spesso </text:span><text:span text:style-name="T64">nelle ferite lacero contuse con compressione dei vasi quindi si genera un ambiente anaerobico. </text:span><text:span text:style-name="T119">Può anche proliferare anche in ferite minori, il fatto che non siano stati distrutti i vasi non è automaticamente sinonimo di buona diffusione di ossigeno, soprattutto se consideriamo le piccole dimensioni delle cellule batteriche è facile che si formino “sacche” in cui la concentrazione locale di ossigeno è molto bassa</text:span><text:span text:style-name="T64">. In queste condizioni le spore di tetano possono proliferare e tornare alla fase metabolicamente attiva che produce tossina dannosa per il sistema nervoso centrale. </text:span><text:span text:style-name="T119">La tossina tetanica blocca il rilascio di GABA e glicina da parte degli interneuroni inibitori, i motoneuroni risultano così eccitati in modo anomalo con conseguente paralisi spastica</text:span><text:span text:style-name="T63">.</text:span></text:p>
      <text:p text:style-name="P15"><text:span text:style-name="T91">Clostridium botulinum</text:span> <text:span text:style-name="T119">a differenza di </text:span><text:span text:style-name="T97">C. tetani </text:span>non prolifera nel corpo ma uccide per ingestione della tossina preformata, <text:span text:style-name="T119">prolifera nel cibo in condizioni anaerobiche, ad esempio nei sottoli</text:span>. <text:span text:style-name="T119">La tossina botulinica penetra nel terminale presinaptico dei neuroni che rilasciano acetilcolina (comei motoneuroni) tramite vescicole endocitotiche, con l’acidificazione della vescicola si attiva una parte della tossina che rompe la vescicola stessa e fa rilasciare la tossina nel citoplasma. Una volta nel citoplasma la tossina botulinica agisce tagliando le proteine SNARE, ciò rende impossibile il rilascio di acetilcolina e l’attivazione della fibra muscolare.</text:span></text:p>
      <text:p text:style-name="P56">La paralisi causata dalla tossina botulinica è flaccida, a differenza del tetano. In entrambi i casi la morte sopraggiunge quando la paralisi interessa i muscoli respiratori.</text:p>
      <text:p text:style-name="P15"/>
      <text:p text:style-name="P55">Al microscopio durante la formazione della spora si osserva <text:span text:style-name="T119">spesso</text:span> la caratteristica forma a “bacchetta di tamburo” quando il diametro della spora supera lo spessore del bacillo <text:span text:style-name="T119">e ne induce il rigonfiamento ad una estremità</text:span>.</text:p>
      <text:p text:style-name="P56">In realtà la <text:span text:style-name="T48">posizione in cui si forma la spora</text:span> varia tra le specie e risulta utile nella loro identificazione, si riconoscono endospore in sede <text:span text:style-name="T48">centrale</text:span>, <text:span text:style-name="T48">subterminale</text:span> o <text:span text:style-name="T48">terminale</text:span>.</text:p>
      <text:p text:style-name="P13">Nella spora si hanno vari strati di protezione. È la forma microbica più resistente in assoluto, <text:span text:style-name="T119">resiste a raggi ultravioletti, essiccazione, temperature alte o basse e disinfettanti chimici.</text:span></text:p>
      <text:p text:style-name="P14">La spora si forma dentro la cellula vegetativa (<text:span text:style-name="T119">per questo prende il nome di</text:span> <text:span text:style-name="T48">endospora</text:span>). <text:span text:style-name="T119">Non</text:span> essendo metabolicamente <text:span text:style-name="T119">attiva </text:span>non contiene RNA.</text:p>
      <text:p text:style-name="P15"><text:span text:style-name="T119">L</text:span>a conversione da batterio a spora si chaima <text:span text:style-name="T48">sporificazione</text:span> o <text:span text:style-name="T48">sporulazione</text:span>.</text:p>
      <text:p text:style-name="P14"><text:soft-page-break/>La conversione da spora a forma metabolicamente attiva si <text:span text:style-name="T119">compone di tre fasi:</text:span><text:span text:style-name="T53"> attivazione, </text:span><text:span text:style-name="T48">germinazione</text:span> ed<text:span text:style-name="T48"> esocrescita, </text:span></text:p>
      <text:p text:style-name="P67"/>
      <text:p text:style-name="P67">Struttura della spora:</text:p>
      <text:list text:style-name="L24">
        <text:list-item>
          <text:p text:style-name="P212"><text:span text:style-name="T48">Core</text:span>: <text:span text:style-name="T66">Anche detto protoplasto, contiene una copia del genoma, ribosomi, materiali di riserva energetica. Privo di acqua, </text:span><text:span text:style-name="T119">l’acqua è sostituita nel suo ruolo di</text:span><text:span text:style-name="T66"> stabilizzazione delle macromolecole dall’acido dipicolinico complessato con ioni calcio (</text:span><text:span text:style-name="T54">dipicolinato di calcio</text:span><text:span text:style-name="T66">). </text:span><text:span text:style-name="T67">L’acido dipicolinico in natura è stato osservato solo nelle spore. </text:span><text:span text:style-name="T119">E SASP (Small Acid Soluble Proteins) che avvolgono il DNA a scopo protettivo, nelle prime fasi di crescita vengono degradate e funzionano da sorgente di aminoacidi.</text:span></text:p>
        </text:list-item>
        <text:list-item>
          <text:p text:style-name="P183">Membrana interna</text:p>
        </text:list-item>
        <text:list-item>
          <text:p text:style-name="P212"><text:span text:style-name="T48">Parete della spora</text:span>: <text:span text:style-name="T66">peptidoglicano uguale alla parete batterica, fa da primer per la ricostruzione della parete.</text:span></text:p>
        </text:list-item>
        <text:list-item>
          <text:p text:style-name="P212"><text:span text:style-name="T48">Corteccia</text:span>: <text:span text:style-name="T65">Peptidoglicano un po’ più lasso di quello cellulare, può rimuovere acqua dal protoplasto </text:span><text:span text:style-name="T66">(l’interno della spora)</text:span><text:span text:style-name="T65"> tramite osmosi, fornisce protezione dai danni da calore e irradiazione.</text:span></text:p>
        </text:list-item>
        <text:list-item>
          <text:p text:style-name="P183">Membrana esterna</text:p>
        </text:list-item>
        <text:list-item>
          <text:p text:style-name="P212"><text:span text:style-name="T48">Rivestimento proteico</text:span> <text:span text:style-name="T65">(tuniche sporali)</text:span>: <text:span text:style-name="T65">Spessa struttura composta da strati proteici, dal 30 al 60% del peso secco della spora. </text:span><text:span text:style-name="T119">Forte preseza di cisteina che forma numerosi ponti disolfuro aumentando la rigidità della struttura.</text:span><text:span text:style-name="T65"> </text:span><text:span text:style-name="T119">Contiene molti aminoacidi idrofobici.</text:span></text:p>
        </text:list-item>
        <text:list-item>
          <text:p text:style-name="P212"><text:span text:style-name="T48">Esosporio</text:span>: <text:span text:style-name="T65">Strato lasso che circonda la spora, ruolo non chiaro.</text:span></text:p>
        </text:list-item>
      </text:list>
      <text:p text:style-name="P14">La spora alla colorazione di Gram rimane incolore.</text:p>
      <text:p text:style-name="P16">La spora per germinare deve essere attivata, in natura l’attivazione è ottenuta con l’invecchiamento, la spora che invecchia perde compattezza negli strati esterni. In laboratorio la spora può essere attivata con trattamento ad alta temperatura, <text:span text:style-name="T120">è un principio usato anche nella pastorizzazione: sebbene la spora non possa venir uccisa dalla temperatura con successivi cicli di riscaldamento si inducono le spore ad attivarsi e proliferare ed i batteri in fase vegetativa vengono uccisi nei cicli di riscaldamento successivi.</text:span></text:p>
      <text:p text:style-name="P16"/>
      <text:p text:style-name="P68">Fasi della sporificazione:</text:p>
      <text:p text:style-name="P54">Viene attivata <text:span text:style-name="T121">quando il batterio rileva condizioni di carenza di sorgenti di N, C o P oppure quando si trova in condizioni di alta densità cellulare.</text:span></text:p>
      <text:p text:style-name="P58">Richiede circa 8 ore ed avviene in più fasi:</text:p>
      <text:list text:style-name="L25">
        <text:list-item>
          <text:p text:style-name="P213">Si forma <text:span text:style-name="T121">u</text:span>n filamento assiale costituito da materiale genetico.</text:p>
        </text:list-item>
        <text:list-item>
          <text:p text:style-name="P184"><text:span text:style-name="T1">Si inizia a formare il setto come nella replicazione batterica. </text:span><text:span text:style-name="T8">Nel caso della produzione della spora il setto è asimmetrico </text:span><text:span text:style-name="T39">e separa la zona dove si formerà la spora dal resto della cellula</text:span><text:span text:style-name="T8">.</text:span></text:p>
        </text:list-item>
        <text:list-item>
          <text:p text:style-name="P214">Il setto continua a crescere ed ingloba in una seconda membrana la spora immatura. Il processo diventa irreversibile.</text:p>
        </text:list-item>
        <text:list-item>
          <text:p text:style-name="P214">Si forma la corteccia, si ha la disidratazione del protoblasto, <text:span text:style-name="T122">inizia l’</text:span>accumulo di calcio e acido dipicolinico.</text:p>
        </text:list-item>
        <text:list-item>
          <text:p text:style-name="P215"><text:soft-page-break/>Intorno alla corteccia si accumulano strati proteici (tunica).</text:p>
        </text:list-item>
        <text:list-item>
          <text:p text:style-name="P215">Spora matura, diventa rifrangente e resistente al calore.</text:p>
        </text:list-item>
        <text:list-item>
          <text:p text:style-name="P215">Enzimi litici distruggono lo sporangio e liberano la spora all’esterno.</text:p>
        </text:list-item>
      </text:list>
      <text:p text:style-name="P17"/>
      <text:p text:style-name="P69">In cosa il peptidoglicano della corteccia è diverso dal peptidoglicano della parete?</text:p>
      <text:p text:style-name="P18">È molto simile in specie diverse, anche quando la composizione dellla parete è molto diversa. Contiene molti meno legami crociati <text:span text:style-name="T122">rispetto</text:span> <text:span text:style-name="T122">a</text:span>lla parete. Il tetrapeptide non è presente in tutti i residui, in molti casi si ha solo l’L-alanina oppure un gruppo lattamico. Anche quando è presente il tetrapeptide non sempre forma legami crociati.</text:p>
      <text:p text:style-name="P18"/>
      <text:p text:style-name="P151"><text:span text:style-name="T82">Acido dipicolinico</text:span><text:span text:style-name="T78"> contribuisce alla termoresistenza della spora, sostituisce l’acqua nella stabilizzazione delle macromolecole, costituisce il 15% del peso secco della spora. </text:span><text:span text:style-name="T79">È un prodotto intermedio del metabolismo della lisina. </text:span><text:span text:style-name="T80">È</text:span><text:span text:style-name="T9"> costituito da un anello amminico che lega in posizione 2-6 due gruppi carbossilici</text:span><text:span text:style-name="T79">.</text:span></text:p>
      <text:p text:style-name="P19"/>
      <text:p text:style-name="P20">Le spore sono estremamente resistenti, quelle di botulino (le più resistenti) resistono a 100°C per 330 minuti, (per confronto una cellula batterica restiste ad 80°C al massimo per 10 minuti).</text:p>
      <text:p text:style-name="P20"/>
      <text:p text:style-name="P21">La spora per germinare deve essere <text:span text:style-name="T48">attivata</text:span> cioè deve diventare permeabile ai fattori stimolanti la germinazione (es. aminoacidi, glicosidi, ioni inorganici), in natura succede per invecchiamento, in laboratorio per trattamento a 65-80°C per qualche minuto o per lunghi periodi a 5°C.</text:p>
      <text:p text:style-name="P95">Germinazione: <text:span text:style-name="T1">Rigonfiamento della spora, riassorbimento di acqua, perdita della rifrangenza e della resistenza al calore. Attivazione di un enzima che digerisce la cortex.</text:span></text:p>
      <text:p text:style-name="P96">Esocrescita:<text:span text:style-name="T1"> il batterio sintetizza nuovi componenti, rompe i resti della tunica sporale e si sviluppa in un batterio attivo.</text:span></text:p>
      <text:p text:style-name="P20"/>
      <text:p text:style-name="P20">Il metodo più sicuro per eliminare le spore è l’autoclave che utilizza vapore a 121°C per 15 minuti, per raggiungere queste temperature è necessario usare un contenitore sotto pressione <text:span text:style-name="T122">(appunto l’autoclave)</text:span>.</text:p>
      <text:p text:style-name="P22">La pastorizzazione invece comporta ciclici riscaldamenti a 70 °C che uccidono le cellule in fase germinativa ed attivano le spore <text:span text:style-name="T122">facendole passare in fase germinativa</text:span>.</text:p>
      <text:p text:style-name="P22"/>
      <text:p text:style-name="P70"/>
      <text:p text:style-name="P146">Genetica batterica</text:p>
      <text:p text:style-name="P23">I batteri presentano un unico cromosoma costituito da una molecola di DNA circolare a doppio filamento. È privo di istoni <text:span text:style-name="T123">che sono sostituiti da proteine dette NAP (Nucleoid-Associated Proteins)</text:span>. Spesso si trovano geni di diversa provenienza.</text:p>
      <text:p text:style-name="P23">Le dimensioni sono variabili a seconda del livello di interazione del microorganismo con l’ambiente <text:span text:style-name="T123">(es. enzimi necessari ad utilizzare differenti zuccheri)</text:span>.</text:p>
      <text:p text:style-name="P23">La replicazione avviene in modo bidirezionale e semiconservativo. La forcella di replicazione è aperta dall’enzima <text:span text:style-name="T55">elicasi</text:span> <text:span text:style-name="T123">mentre l’enzima </text:span><text:span text:style-name="T55">girasi</text:span><text:span text:style-name="T123"> facilita lo svolgimento (denaturazione) della doppia elica rendendo possibile l’apertura</text:span>. Il punto di origine della replicazione è detto oriC, procede in entrambe le direzioni fino all’incontro delle due forcelle.</text:p>
      <text:p text:style-name="P24">I geni batterici non sono duplicati (corredo aploide).</text:p>
      <text:p text:style-name="P24">In genere i geni che svolgono funzioni correlate sono raggruppati in unità trascrizionali dette <text:span text:style-name="T48">operoni, </text:span>non sono presenti introni<text:span text:style-name="T48">.</text:span></text:p>
      <text:p text:style-name="P24">Oltre al cromosoma può essere presente materiale genetico extracromosomiale: i plasmidi.</text:p>
      <text:p text:style-name="P24">Sono presenti elementi trasponibili (<text:span text:style-name="T48">trasposoni</text:span>).</text:p>
      <text:p text:style-name="P71">Materiale genetico presente nel batterio:</text:p>
      <text:list text:style-name="L26">
        <text:list-item>
          <text:p text:style-name="P216">Cromosoma.</text:p>
        </text:list-item>
        <text:list-item>
          <text:p text:style-name="P216">Plasmidi.</text:p>
        </text:list-item>
        <text:list-item>
          <text:p text:style-name="P216">Elementi genetici trasponibili.</text:p>
        </text:list-item>
        <text:list-item>
          <text:p text:style-name="P216">DNA fagico.</text:p>
        </text:list-item>
      </text:list>
      <text:p text:style-name="P24"/>
      <text:p text:style-name="P71">Plasmidi:<text:span text:style-name="T1"> elementi genetici extracromosomiali circolari a doppio filamento, dimensione variabile tra 1 e 2000 kb</text:span><text:span text:style-name="T40">p</text:span><text:span text:style-name="T1">. Hanno replicazione autonoma e possono essere presenti in molteplice copia, possono essere presenti anche più copie di plasmidi diversi. Alcuni possono essere trasferiti da cellula a cellula </text:span><text:span text:style-name="T40">(detti </text:span><text:span text:style-name="T123">coniugativi</text:span><text:span text:style-name="T40">)</text:span><text:span text:style-name="T123"> </text:span><text:span text:style-name="T1">oppure integrarsi nel genoma (</text:span><text:span text:style-name="T40">prendendo il nome di </text:span><text:span text:style-name="T1">plasmide in forma episomiale </text:span><text:span text:style-name="T40">o</text:span><text:span text:style-name="T1"> </text:span>episoma<text:span text:style-name="T1">).</text:span></text:p>
      <text:p text:style-name="P25">Tra i plasmidi coniugativi il più noto è il fattore F di E. coli. Sono capaci di attivare e regolare il poprio trasferimento da una cellula donatrice (F+) ad una ricevente (F-) attraverso il pilo sessuale.</text:p>
      <text:p text:style-name="P25">È importante il trasferimento del plasmide quando esso contiene anche geni che codificano per fattori di resistenza ad antibiotici, in questo caso la trasmissione in via orizzontale è molto veloce e può <text:span text:style-name="T123">velocizzare l’instaurazione</text:span> di farmacoresistenza.</text:p>
      <text:p text:style-name="P72"><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26">I plasmidi possono codificare anche per fattori di virulenza, ad esempio <text:span text:style-name="T91">B</text:span><text:span text:style-name="T98">acillus</text:span><text:span text:style-name="T91"> anthracis</text:span> codifica entrambi i fattori di virulenza (la tossi<text:span text:style-name="T123">n</text:span>a carbonchiosa e le proteine della capsula) nei plasmidi.</text:p>
      <text:p text:style-name="P26"><text:soft-page-break/><text:span text:style-name="T91">E</text:span><text:span text:style-name="T98">scherichia</text:span><text:span text:style-name="T91"> coli</text:span> enteropatogeno presenta un plasmide che codifica per un fattore di colonizzazione e due tossine che causano intensa diarrea.</text:p>
      <text:p text:style-name="P26"><text:span text:style-name="T91">S</text:span><text:span text:style-name="T98">taphylococcus</text:span><text:span text:style-name="T91"> aureus</text:span> codifica numerosi fattori di virulenza in plasmidi.</text:p>
      <text:p text:style-name="P26"/>
      <text:p text:style-name="P72"><text:span text:style-name="T1">I plasmidi possono coesistere quando sono </text:span>compatibili<text:span text:style-name="T1"> ovvero hanno diversi meccanismi di controllo e replicano indipendentemente.</text:span></text:p>
      <text:p text:style-name="P72"><text:span text:style-name="T1">I plasmidi </text:span>incompatibili<text:span text:style-name="T1"> hanno lo stesso sistema di controllo, quando si trovano nella stessa cellula </text:span><text:span text:style-name="T40">entrano in “competizione” ed </text:span><text:span text:style-name="T1">uno viene progressivamente perso per </text:span><text:span text:style-name="T40">differenze</text:span><text:span text:style-name="T1"> ad esemp</text:span><text:span text:style-name="T10">io </text:span><text:span text:style-name="T40">nel</text:span><text:span text:style-name="T10">la velocità di replicazione.</text:span></text:p>
      <text:p text:style-name="P27"/>
      <text:p text:style-name="P73">Elementi genetici trasponibili:</text:p>
      <text:p text:style-name="P73">Sequenze di inserzione:<text:span text:style-name="T1"> contengono solo i geni che codificano per enzimi utili alla loro trasposizione. La trasposizione ha effetto mutageno </text:span><text:span text:style-name="T40">perché può interrompere sequenze geniche</text:span><text:span text:style-name="T1">. I </text:span>trasposoni<text:span text:style-name="T1"> sono strutture traspoibili più grandi delle sequenze di inserzione, alle estremit</text:span><text:span text:style-name="T40">à</text:span><text:span text:style-name="T1"> hanno due sequenze di inserzione, possono contenere geni e “saltare” da un punto all’altro del genoma e dei plasmidi, possono essere quindi trasferiti tra cellule. Si può avere </text:span>trasposizione conservativa<text:span text:style-name="T1"> se il trasposone è escisso dal punto di provenienza ed inserito da un’altra parte oppure </text:span>trasposizione replicativa<text:span text:style-name="T1"> se viene anche replicato.</text:span></text:p>
      <text:p text:style-name="P74"><text:span text:style-name="T1">Durante la trasposizione si può avere </text:span>inversione<text:span text:style-name="T1">, cioè rotazione di 180°, </text:span><text:span text:style-name="T11">è coinvolta ad esempio nella transizione di fase della salmonella. </text:span></text:p>
      <text:p text:style-name="P217">Nella salmonella è normalmente espressa la flagellina H1, il promotore per il gene che codifica la flagellina H2 (caratteristica della forma virulenta) insieme al gene per l’inibitore del gene H1 si trovano su una sequenza invertibile disposti in modo da non poter essere trascritti. Quando si ha la transizione l’elemento invertibile viene ruotato e vengono espressi sia H2 che il repressore di H1.</text:p>
      <text:p text:style-name="P28"/>
      <text:p text:style-name="P75">Variabilità genetica dei batteri:</text:p>
      <text:p text:style-name="P29">Dipende da due elementi:</text:p>
      <text:list text:style-name="L27">
        <text:list-item>
          <text:p text:style-name="P218"><text:span text:style-name="T48">Mutazione genetica:</text:span> Variazione della sequenza ereditabile di basi. <text:span text:style-name="T68">Possono determinare resistenza a farmaci se interessano la proteina target del farmaco.</text:span></text:p>
        </text:list-item>
        <text:list-item>
          <text:p text:style-name="P185">Ricombinazione:<text:span text:style-name="T1"> </text:span><text:span text:style-name="T12">Avviene tra il genoma batterico e DNA esogeno, avviene in vari modi:</text:span></text:p>
          <text:list>
            <text:list-item>
              <text:p text:style-name="P230"><text:span text:style-name="T83">Ricombinazione omologa</text:span><text:span text:style-name="T81">: richiede la presenza di regioni di omologia tra DNA ricevente ed esogeno.</text:span></text:p>
            </text:list-item>
            <text:list-item>
              <text:p text:style-name="P186">Ricombinazione sito-specifica:<text:span text:style-name="T1"> </text:span><text:span text:style-name="T13">Avviene in corrispondenza di siti specifici riconosciuti da trasposasi e ricombinasi.</text:span></text:p>
            </text:list-item>
            <text:list-item>
              <text:p text:style-name="P187">Ricombinazione illegittima:<text:span text:style-name="T1"> avviene senza controllo tra regioni senza omologia di sequenza, poco frequente.</text:span></text:p>
            </text:list-item>
          </text:list>
        </text:list-item>
      </text:list>
      <text:p text:style-name="P30"/>
      <text:p text:style-name="P76">Meccanismi di trasferimento del materiale genetico:</text:p>
      <text:list text:style-name="L28">
        <text:list-item>
          <text:p text:style-name="P188">Trasformazione: <text:span text:style-name="T1">La cellula acquisisce materiale esogeno libero nell’ambiente.</text:span></text:p>
        </text:list-item>
        <text:list-item>
          <text:p text:style-name="P188"><text:soft-page-break/>Coniugazione:<text:span text:style-name="T1"> Trasferimento da una cellula all’altra mediato da plasmidi </text:span><text:span text:style-name="T40">(e pili sessuali)</text:span><text:span text:style-name="T1">.</text:span></text:p>
        </text:list-item>
        <text:list-item>
          <text:p text:style-name="P188">Trasduzione:<text:span text:style-name="T1"> Trasferimento da una cellula all’altra mediato da </text:span><text:span text:style-name="T40">virus </text:span><text:span text:style-name="T1">batteriofagi.</text:span></text:p>
        </text:list-item>
      </text:list>
      <text:p text:style-name="P30"/>
      <text:p text:style-name="P76">La Trasformazione:</text:p>
      <text:p text:style-name="P30">Il materiale genetico viene rilasciato nell’ambiente quando il batterio va incontro a lisi. I frammenti di DNA vengono legati dal batterio ricevente tramite proteine (DNA binding protein) ed importato. Una volta nel citoplasma il materiale genetico esogeno deve essere integrato nel genoma.</text:p>
      <text:p text:style-name="P76"><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4">Alcuni batteri possono essere resi competenti in laboratorio.</text:span></text:p>
      <text:p text:style-name="P31"/>
      <text:p text:style-name="P77">La Trasduzione: </text:p>
      <text:p text:style-name="P32">Il materiale genetico è trasportato da batteriofagi, esiste in due modalità: <text:span text:style-name="T48">generalizzata</text:span> che può trasportare qualunque gene, o <text:span text:style-name="T48">specializzata</text:span> quando trasporta geni specifici.</text:p>
      <text:p text:style-name="P32">I batteriofagi si dividono in <text:span text:style-name="T48">virulenti</text:span> che instaurano un ciclo litico in cui uccidono la cellula ospite moltiplicandosi e rilasciando progenie virale e <text:span text:style-name="T48">temperati</text:span> che instaurano <text:span text:style-name="T69">un</text:span> ciclo lisogeno integrandosi con il genoma batterico <text:span text:style-name="T69">fino ad un eventuale stimolo che induce un passaggio al ciclo litico.</text:span></text:p>
      <text:p text:style-name="P32"/>
      <text:p text:style-name="P33">La trasduzione <text:span text:style-name="T48">generalizzata</text:span> si ha dal ciclo litico: quando si assemblano i virus può succedere che una particella fagica inglobi un frammento di DNA batterico <text:span text:style-name="T124">(che era stato degradato per ottenere nucleotidi da usare nella replicazione virale)</text:span>, si forma così una particella virale trasducente, capace di trasferire in una cellula infettata un frammento di DNA proveniente dalla cellula in cui si è formato.</text:p>
      <text:p text:style-name="P33"/>
      <text:p text:style-name="P33">La trasduzione <text:span text:style-name="T48">specializzata</text:span> si ha nel ciclo lisogeno, vengono trasferiti i geni “fiancheggianti” il sito di inserzione del profago quando il distacco del genoma fagico da quello batterico avviene in modo impreciso, <text:span text:style-name="T70">il genoma fagico viene poi duplicato includendo le inserzioni di genoma batterico, quindi tutte le particelle virali che si formano contengono il materiale genetico batterico (sono trasformanti).</text:span></text:p>
      <text:p text:style-name="P33"/>
      <text:p text:style-name="P78">La Coniugazione:</text:p>
      <text:p text:style-name="P59">Il trasferimento di materiale genetico avviene tramite un contatto fisico ed un ponte citoplasmatico tra la cellula donatrice e la cellula ricevente.</text:p>
      <text:p text:style-name="P189">Esempio: Il plasmide F</text:p>
      <text:p text:style-name="P79"><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34"/>
      <text:p text:style-name="P79"><text:soft-page-break/><text:span text:style-name="T41">Un c</text:span><text:span text:style-name="T1">aso particolare </text:span><text:span text:style-name="T41">si verifica </text:span><text:span text:style-name="T1">quando il plasmide F è in forma </text:span>episomiale<text:span text:style-name="T1"> ovvero integrato nel genoma batterico, </text:span><text:span text:style-name="T15">in questi casi la cellula prende il nome di Hfr (High frequency recombination) perché trasferisce parti del cromosoma batterico.</text:span></text:p>
      <text:p text:style-name="P35">Il trasferimento completo del cromosoma è un evento molto raro perché richiede circa 100 minuti, il pilo quasi sempre si rompe prima, non è così stabile.</text:p>
      <text:p text:style-name="P35">Quasi sempre il trasferimento è parziale, la cellula ricevente rimane F- perché non ha ricevuto tutte le componenti del plasmide F però può fare ricombinazione con i geni che ha importato.</text:p>
      <text:p text:style-name="P35"/>
      <text:p text:style-name="P35">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p>
      <text:p text:style-name="P97">Farmaci antibatterici</text:p>
      <text:p text:style-name="P36">Impropriamente chiamati <text:span text:style-name="T48">antibiotici, </text:span>il capostipite fu la penicillina scoperta da A. Fleming <text:span text:style-name="T125">nel 1928</text:span>.</text:p>
      <text:p text:style-name="P36">I requisiti sono:</text:p>
      <text:list text:style-name="L29">
        <text:list-item>
          <text:p text:style-name="P219">Attività biocida.</text:p>
        </text:list-item>
        <text:list-item>
          <text:p text:style-name="P219">Attività a basse concentrazioni.</text:p>
        </text:list-item>
        <text:list-item>
          <text:p text:style-name="P219">Ampio spettro d’azione.</text:p>
        </text:list-item>
        <text:list-item>
          <text:p text:style-name="P219">Lunga <text:span text:style-name="T124">emivita</text:span> plasmatica.</text:p>
        </text:list-item>
        <text:list-item>
          <text:p text:style-name="P219">Alta concentrazione tissutale.</text:p>
        </text:list-item>
        <text:list-item>
          <text:p text:style-name="P219">Basso legame con proteine plasmatiche.</text:p>
        </text:list-item>
        <text:list-item>
          <text:p text:style-name="P219"><text:span text:style-name="T124">Possibilità di f</text:span>ormulazione orale e parenterale.</text:p>
        </text:list-item>
        <text:list-item>
          <text:p text:style-name="P219">Non intera<text:span text:style-name="T124">zione</text:span> con altri farmaci.</text:p>
        </text:list-item>
        <text:list-item>
          <text:p text:style-name="P219">Non deve essere distrutto, modificato o escreto prima che abbia svolto la propria funzione.</text:p>
        </text:list-item>
        <text:list-item>
          <text:p text:style-name="P219">Non deve agire sulle cellule eucariotiche.</text:p>
        </text:list-item>
      </text:list>
      <text:p text:style-name="P36"/>
      <text:p text:style-name="P36">La tossicità selettiva dipende dalla differenza tra le vie metaboliche batteriche, con le quali deve interferire, e le vie metaboliche eucariotiche <text:span text:style-name="T71">oppure dalla differenza tra le membrance che sono più o meno permeabili al farmaco</text:span>.</text:p>
      <text:p text:style-name="P37">Molti farmaci però sono anche tossici, l’<text:span text:style-name="T106">indice terapeutico</text:span> rappresenta il rapporto tra concentrazione tossica e concentrazione terapeutica.</text:p>
      <text:p text:style-name="P38">Teoricamente in base all’origine si classificano in 3 categorie:</text:p>
      <text:list text:style-name="L30">
        <text:list-item>
          <text:p text:style-name="P220"><text:span text:style-name="T48">Antibiotici</text:span>: prodotti da organismi.</text:p>
        </text:list-item>
        <text:list-item>
          <text:p text:style-name="P220"><text:span text:style-name="T48">Chemioterapici</text:span>: sintetizzati in laboratorio.</text:p>
        </text:list-item>
        <text:list-item>
          <text:p text:style-name="P220"><text:span text:style-name="T48">Chemioantibiotici</text:span>: modificati in laboratorio.</text:p>
        </text:list-item>
      </text:list>
      <text:p text:style-name="P38">In base alla modalità d’azione si classificano in:</text:p>
      <text:list text:style-name="L31">
        <text:list-item>
          <text:p text:style-name="P221"><text:span text:style-name="T48">Batteriostatici</text:span>: inibiscono la replicazione cellulare senza uccidere le cellule, permettono al sistema immunitario di risolvere l’infezione.</text:p>
        </text:list-item>
        <text:list-item>
          <text:p text:style-name="P221"><text:span text:style-name="T48">Battericidi</text:span>: Causano morte e lisi dei batteri. Svolgono di solito la loro azione sui batteri in attiva replicazione.</text:p>
        </text:list-item>
      </text:list>
      <text:p text:style-name="P38"/>
      <text:p text:style-name="P80">Meccanismi d’azione:</text:p>
      <text:list text:style-name="L32">
        <text:list-item>
          <text:p text:style-name="P190">Interazione con processi metabolici:<text:span text:style-name="T1"> ad esempio dell’acido folico.</text:span></text:p>
        </text:list-item>
        <text:list-item>
          <text:p text:style-name="P191">Interazione con <text:span text:style-name="T124">s</text:span>intesi della parete</text:p>
        </text:list-item>
        <text:list-item>
          <text:p text:style-name="P191">Interazione con <text:span text:style-name="T124">m</text:span>anipolazione di DNA ed RNA</text:p>
        </text:list-item>
        <text:list-item>
          <text:p text:style-name="P191">Interazione con <text:span text:style-name="T124">s</text:span>intesi proteica</text:p>
        </text:list-item>
        <text:list-item>
          <text:p text:style-name="P190">Azioni sulla membrana citoplasmatica</text:p>
        </text:list-item>
      </text:list>
      <text:p text:style-name="P80"/>
      <text:p text:style-name="P80">Interferenza con la sintesi del folato:<text:span text:style-name="T1"> </text:span><text:span text:style-name="T41">Si tratta di una molecola u</text:span><text:span text:style-name="T1">tile anche negli eucarioti, ma gli eucarioti lo assorbono dall’esterno </text:span><text:span text:style-name="T41">(???)</text:span><text:span text:style-name="T1">, i batteri lo sintetizzano. Es. farmaci </text:span>sulfamidici<text:span text:style-name="T1">. Sono farmaci di sintesi (chemioterapici) e vanno ad inibire l’enzima diidropteroato sintetasi perché sono anal</text:span><text:span text:style-name="T41">o</text:span><text:span text:style-name="T1">ghi del suo substrato, l’acido </text:span><text:soft-page-break/><text:span text:style-name="T1">para-amminobenzoico. Agiscono come antimetaboliti. </text:span><text:span text:style-name="T16">Questo enzima nelle cellule </text:span><text:span text:style-name="T41">eucariotiche</text:span><text:span text:style-name="T16"> non è presente.</text:span></text:p>
      <text:p text:style-name="P39">Il <text:span text:style-name="T48">trimethoprim</text:span> agisce sulla stessa via metabolica ma sull’enzima diidrofolato reduttasi, è un enzima presente anche negli eucarioti ma il farmaco ha affinità maggiore per la forma batterica.</text:p>
      <text:p text:style-name="P81"><text:span text:style-name="T1"/></text:p>
      <text:p text:style-name="P82"><text:span text:style-name="T72">Inibitori della sintesi di parete</text:span>: <text:span text:style-name="T1">Svolge un ruolo chiave il bactoprenolo che funge da supporto per la sintesi e trasporta all’esterno i monomeri di membrana formati di NAG-NAM-pentapeptide, sintetizzato all’interno. Una volta all’esterno vengono prima legati tra loro gli zuccheri e poi le catene peptidiche.</text:span></text:p>
      <text:p text:style-name="P40">In base alla fase su cui agiscono si hanno varie categorie di farmaco:</text:p>
      <text:list text:style-name="L33">
        <text:list-item>
          <text:p text:style-name="P222">Sintesi di precursori nel citoplasma: D-cicloserina, Fosfomicina.</text:p>
        </text:list-item>
        <text:list-item>
          <text:p text:style-name="P222">Trasporto di precursosi attraverso la membrana: Bacitracina.</text:p>
        </text:list-item>
        <text:list-item>
          <text:p text:style-name="P222">Inserimento nella parete: beta-lattamici.</text:p>
        </text:list-item>
      </text:list>
      <text:p text:style-name="P82">Inibitori dell sintesi della parete<text:span text:style-name="T1">: agiscono all’interno della cellula nella sintesi dei monomeri, es. la </text:span>D-cicloserina<text:span text:style-name="T1"> che è un analogo strutturale della D-alanina. Inibisce in maniera competitiva gli enzimi coinvolti nella formazione del peptide D-alanil-D-alanina: la racemasi e la sintetasi che catalizzano la conversione della forma L nella forma D e il legame tra le forme D. Quasi mai usato in clinica perché è neurotossico.</text:span></text:p>
      <text:p text:style-name="P82"><text:span text:style-name="T1">Altro farmaco della famiglia è la </text:span>fosfomicina<text:span text:style-name="T1"> inibisce la sintesi di acido N-acetil-muramico (NAM) poco usato in clinica perché la resistenza insorge in modo rapido.</text:span></text:p>
      <text:p text:style-name="P82">Bacitracina:<text:span text:style-name="T1"> inibisce la defosforilazione del trasportatore (bactoprenolo difosfato) che quindi non può più essere rigenerato nella forma attiva monofosfato.</text:span></text:p>
      <text:p text:style-name="P82">Glicopeptidi<text:span text:style-name="T1"> es. </text:span>vancomicina<text:span text:style-name="T1"> che si lega al dimero di D-alanina nei pentapeptidi che produce ingombro sterico impedendo il legame tra le subunità a formare la parete. </text:span><text:span text:style-name="T17">La vancomicina ha spettro abbastanza ristretto, solo sui batteri Gram+ perché non è capace di attraversare la membrana esterna dei Gram-. Usato ad esempio contro gli streptococchi resistenti ai beta-lattamici.</text:span></text:p>
      <text:p text:style-name="P83">Beta-lattamici<text:span text:style-name="T1">: hanno un anello beta-lattamico nella loro struttura, troviamo in questa famiglia le penicilline, le cefalosporine, i monobattamici e i carbapenemici, questi ultimi due importanti per la loro azione su batteri resistenti ad altri beta-lattamici. In concomitanza con il trattamento si possono usare inibitori della beta-lattamasi (un enzima che degrada alcuni beta-lattamici, presente in un plasmide, può indurre rapidamente resistenza). Tra gli inibitori delle beta-lattamasi abbiamo l’acido clavulanico.</text:span></text:p>
      <text:p text:style-name="P41">I beta-lattamici agiscono sulla formazione del legame peptidico crociato tra le catene laterali tetrapeptidiche.</text:p>
      <text:p text:style-name="P84"><text:span text:style-name="T1"/></text:p>
      <text:p text:style-name="P84">Classi di beta-lattamici:</text:p>
      <text:list text:style-name="L34">
        <text:list-item>
          <text:p text:style-name="P192">Penicilline: <text:span text:style-name="T1">Le penicilline naturali sono prodotte da muffe, esiste un grande numero di batteri resistenti naturalmente, per questo sono state modificate in laboratorio per mascherare l’anello beta-lattamico e aggirare la resistenza. </text:span><text:span text:style-name="T18">Le penicilline sono attive sui Gram+ non resistenti e su alcuni Gram-.</text:span></text:p>
        </text:list-item>
        <text:list-item>
          <text:p text:style-name="P193"><text:soft-page-break/>Cefalosporine:<text:span text:style-name="T1"> Spettro esteso anche ai Gram-, maggiore resistenza alle beta-lattamasi e maggiore penetrazione della membrana.</text:span></text:p>
        </text:list-item>
      </text:list>
      <text:p text:style-name="P42">Penicilline e cefalosporine non sono attivi contro batteri endocellulari, impermeabili (micobatteri) o privi di parete (micoplasmi).</text:p>
      <text:list text:style-name="L35">
        <text:list-item>
          <text:p text:style-name="P194">Monobattamici:<text:span text:style-name="T1"> no anello eterociclico, molto attivi sui Gram-, resistenti alle beta-lattamasi.</text:span></text:p>
        </text:list-item>
        <text:list-item>
          <text:p text:style-name="P194">Carbapenemici:<text:span text:style-name="T1"> Esteso spettro d’azione, molto attivi e molto stabili. Purtroppo sta insorgendo resistenza anche contro questi. È un problema molto serio, un esempio di questi batteri è il NDM (“New Delhi”).</text:span></text:p>
        </text:list-item>
      </text:list>
      <text:p text:style-name="P85"><text:span text:style-name="T1"/></text:p>
      <text:p text:style-name="P147">Farmaci che alterano la membrana citoplasmatica:</text:p>
      <text:p text:style-name="P43">Problematici perché la membrana è presente anche nelle cellule eucariotiche.</text:p>
      <text:p text:style-name="P43">es. <text:span text:style-name="T48">polimixine,</text:span> <text:span text:style-name="T125">risultano </text:span>tossiche <text:span text:style-name="T125">quindi sono </text:span>usate <text:span text:style-name="T125">solo</text:span> in modo locale. Hanno un peptide ciclico legato a un peptide lineare che termina in un lipide il quale si inserisce nella membrana.</text:p>
      <text:p text:style-name="P43"/>
      <text:p text:style-name="P147">Inibitori della sintesi di DNA<text:span text:style-name="T1">:</text:span></text:p>
      <text:p text:style-name="P147"><text:span text:style-name="T73">Chinoloni:</text:span><text:span text:style-name="T74"> sintetici, esistono di varie generazioni, agiscono sulla DNA girasi e sulla topoisomerasi, prevengono la despiralizzazione del cromosoma batterico. Sono specifici grazie alla differenza tra enzimi omologhi nella cellula batterica ed eucariotica.</text:span></text:p>
      <text:p text:style-name="P86"><text:span text:style-name="T1"/></text:p>
      <text:p text:style-name="P147">Inibitori della sintesi di RNA:</text:p>
      <text:p text:style-name="P86">Rifampicina: <text:span text:style-name="T1">inibisce la RNA polimerasi legandosi alla subunità beta. </text:span><text:span text:style-name="T19">Può attraversare la barriera emato-encefalica anche in assenza di stato infiammatorio, per questo è usato nella profilassi dei contatti con malati di meningite. </text:span><text:span text:style-name="T20">Attivi anche contro batteri “difficili” come micobatteri e neisserie.</text:span></text:p>
      <text:p text:style-name="P148">Inibitori della sintesi proteica:</text:p>
      <text:p text:style-name="P44">Agiscono sulle subunità ribosomiali. La tossicità selettiva si basa sulle differenze tra ribosomi eucariotici e batterici. </text:p>
      <text:p text:style-name="P45">Sulla subunità 30S agiscono gli aminoglicosidi <text:span text:style-name="T125">e le tetracicline</text:span>, sulla 50S macrolidi <text:span text:style-name="T125">e</text:span> <text:span text:style-name="T84">cloramfenicolo</text:span>.</text:p>
      <text:p text:style-name="P87">Aminoglicosidi: <text:span text:style-name="T1">alcuni sono naturali, altri semisintetici. Costituiti da amminozuccheri uniti con legame glicosidico ad un nucleo aminociclitolo. Attivi ad ampio spettro.</text:span></text:p>
      <text:p text:style-name="P87">Tetracicline: <text:span text:style-name="T1">legano la subunità 30S in una fase molto precoce inibendo la sintesi. Ampio spettro anche sui patogeni intracellulari. Un problema è la sua attivita anche contro la flora batterica intestinale (può indurre enteriti post-antibiotiche).</text:span></text:p>
      <text:p text:style-name="P87">Macrolidi: <text:span text:style-name="T1">Molecole di grandi dimensioni, lega nello specifico la subunità 23S </text:span><text:span text:style-name="T42">(parte della 50S)</text:span><text:span text:style-name="T1"> impedendo lo scorrimento dei ribosomi sull’mRNA. Hanno attività batteriostatica, non battericida.</text:span></text:p>
      <text:p text:style-name="P198"><text:soft-page-break/>Cloramfenicolo:<text:span text:style-name="T1"> lega la subunità 50S ed inibisce la formazione di legami tra aminoacidi, è leggermente tossico perché agisce anche sui ribosomi eucariotici (spettro d’azione molto ampio).</text:span></text:p>
      <text:p text:style-name="P198"><text:span text:style-name="T126">Meccanismi di farmaco-resistenza</text:span></text:p>
      <text:p text:style-name="P228">Si definisce resistente un microorganismo capace di proliferare a concentrazioni di antibiotico pari a quelle raggiunte al massimo durante la terapia.</text:p>
      <text:p text:style-name="P228">È una capacità geneticamente trasmissibile e può determinare il fallimento della terapia.</text:p>
      <text:p text:style-name="P228">Può essere intrinseca, ad esempio i micoplasmi sono resistenti a tutti gli antibiotici che agiscono sulla parete perché non hanno parete. Oppure acquisita, ad esempio mutando il target dell’antibiotico che quindi non è più capace di agire.</text:p>
      <text:p text:style-name="P228">La resistenza acquisita si divide in <text:span text:style-name="T48">cromosomica</text:span> quando dipende da mutazioni a carico del genoma batterico oppure <text:span text:style-name="T48">extracromosomica</text:span> quando dipende da plasmidi o trasposoni.</text:p>
      <text:p text:style-name="P199">Meccanismi di resistenza acquisita:</text:p>
      <text:p text:style-name="P88">Produzione di enzimi inattivanti il farmaco:</text:p>
      <text:p text:style-name="P88"><text:span text:style-name="T1">Es. beta-lattamasi: rompono l’anello beta-lattamico ed inattivano il farmaco </text:span><text:span text:style-name="T21">(molto importanti dato che gli antibiotici beta-lattamici sono i più diffusi)</text:span><text:span text:style-name="T1">.</text:span></text:p>
      <text:p text:style-name="P88">Beta-lattamasi a serina:<text:span text:style-name="T1"> Le prime ad essersi diffuse, sono sensibili ad inibitori </text:span><text:span text:style-name="T42">come l’</text:span><text:span text:style-name="T1">acido clavulanico </text:span><text:span text:style-name="T42">che infatti viene quasi sempre somministrato in concomitanza con amoxicillina</text:span><text:span text:style-name="T1">.</text:span></text:p>
      <text:p text:style-name="P88">Metallo-beta-lattamasi:<text:span text:style-name="T1"> Più rare, ampio spettro, non sono sensibili ad inibitori (</text:span><text:span text:style-name="T42">espressi ad </text:span><text:span text:style-name="T1">es</text:span><text:span text:style-name="T42">empio da</text:span><text:span text:style-name="T1"> NDM) conferisc</text:span><text:span text:style-name="T42">ono</text:span><text:span text:style-name="T1"> resistenza anche contro i carpapenemi.</text:span></text:p>
      <text:p text:style-name="P88"><text:span text:style-name="T1"/></text:p>
      <text:p text:style-name="P46">Esistono altri tipi di enzimi inattivanti il farmaco: es acetiltrasferasi, fosfotrasferasi, ecc …</text:p>
      <text:p text:style-name="P89"><text:span text:style-name="T1"/></text:p>
      <text:p text:style-name="P89">Modificazione del bersaglio sul quale agisce il farmaco:</text:p>
      <text:p text:style-name="P46">Es. mutazione dei geni che codificano per topoisomerasi o girasi (<text:span text:style-name="T125">bersagli dei </text:span>fluorochinoloni), RNA-polimerasi DNA-dipendente, ecc…</text:p>
      <text:p text:style-name="P46">Nelle resistenze alla <text:span text:style-name="T48">vancomicina</text:span> una serie di mutazioni sostituisce il dipeptide terminale D-alanina D-alanina con D-alanina D-lattato.</text:p>
      <text:p text:style-name="P46">Nelle resistenze alla penicillina possono mutare le penicillin binding protein. (Es. resistenza alla meticillina, <text:span text:style-name="T125">il ceppo di</text:span><text:span text:style-name="T99"> S. aureus</text:span><text:span text:style-name="T105"> resistente a meticillina prende il nome</text:span><text:span text:style-name="T91"> </text:span>di MRSA).</text:p>
      <text:p text:style-name="P46"/>
      <text:p text:style-name="P89">Diminuita permeabilità al farmaco o aumentata eliminazione:</text:p>
      <text:p text:style-name="P46">Il ridotto ingresso può essere dovuto a diminuita o aumentata espressione di porine <text:span text:style-name="T127">capaci di trasportare la molecola antibatterica</text:span>, influisce anche la presenza di membrana esterna nei Gram-: infatti alcuni farmaci non sono attivi contro i Gram- appunto per l’impermeabilità della membrana esterma.</text:p>
      <text:p text:style-name="P46">L’aumentata espulsione può essere dovuta alla presenza di pompe di efflusso <text:span text:style-name="T127">che espellono il farmaco prima che esso possa agire</text:span>.</text:p>
      <text:p text:style-name="P46"/>
      <text:p text:style-name="P200"><text:soft-page-break/>Resistenza ai carbapenemi:</text:p>
      <text:p text:style-name="P46">La resistenza ai carbapenemi sopraggiunge in due modi:</text:p>
      <text:p text:style-name="P89">Perdita di porine<text:span text:style-name="T1">: basso livello di resistenza, non trasferibile e riscontrata in casi sporadici o epidemie di piccole dimensioni.</text:span></text:p>
      <text:p text:style-name="P196">Produzione di carbapenemasi:<text:span text:style-name="T1"> Alto livello di resistenza, trasferibile tramite plasmidi. Ne sono stati identivicati vari tipi che si sono sviluppati nel tempo. Per quanto riguarda l’italia siamo al livello di diffusione endemica di batteri produttori di carbapenemasi. Si stanno diffondendo enterobatteri produttori di carbapenemasi.</text:span></text:p>
      <text:p text:style-name="P89"><text:span text:style-name="T1"/></text:p>
      <text:p text:style-name="P47">La scelta del farmaco antibiotico va fatta in base alle prove batteriologiche di identificazione dell’agente eziologic<text:span text:style-name="T128">o</text:span> e di farmaco-sensibilità in vitro <text:span text:style-name="T128">(</text:span><text:span text:style-name="T56">antibiogramma</text:span><text:span text:style-name="T128">)</text:span>.</text:p>
      <text:p text:style-name="P51">Si può scegliere la terapia senza avere ancora in mano l’antibatteriogramma s<text:span text:style-name="T128">e</text:span>:</text:p>
      <text:list text:style-name="L36">
        <text:list-item>
          <text:p text:style-name="P223">Il batterio in questione è noto per non aver mai mostrato resistenza (es. sifilide, lebbra).</text:p>
        </text:list-item>
        <text:list-item>
          <text:p text:style-name="P223">L’infezione peggiora <text:span text:style-name="T128">troppo </text:span>rapidamente <text:span text:style-name="T128">per avere tempo per i risultati </text:span>(es. meningite).</text:p>
        </text:list-item>
        <text:list-item>
          <text:p text:style-name="P195"><text:span text:style-name="T22">Il batterio impiega molto a crescere, i risulati di laboratorio </text:span><text:span text:style-name="T43">impiegano troppo tempo</text:span><text:span text:style-name="T22"> (es. tubercolosi).</text:span></text:p>
        </text:list-item>
      </text:list>
      <text:p text:style-name="P90"><text:span text:style-name="T22"/></text:p>
      <text:p text:style-name="P98">Meccanismi di patogenicità batterici:</text:p>
      <text:p text:style-name="P48">Come fa il microorganismo a causare patologia?</text:p>
      <text:p text:style-name="P48">Il microorganismo <text:span text:style-name="T129">patogeno</text:span> deve essere in grado di invadere, moltiplicarsi e danneggiare l’organismo ospite. <text:span text:style-name="T129">La sua capacità di portare a termine queste operazioni d</text:span>ipende da:</text:p>
      <text:list text:style-name="L37">
        <text:list-item>
          <text:p text:style-name="P224">Fatttori di virulenza.</text:p>
        </text:list-item>
        <text:list-item>
          <text:p text:style-name="P224">Carica batterica (numero iniziale di batteri che <text:span text:style-name="T129">realizzano l’infezione</text:span>).</text:p>
        </text:list-item>
        <text:list-item>
          <text:p text:style-name="P224">Caratteristiche dell’ospite.</text:p>
        </text:list-item>
      </text:list>
      <text:p text:style-name="P48">Fasi del processo infettivo:</text:p>
      <text:list text:style-name="L38">
        <text:list-item>
          <text:p text:style-name="P225"><text:span text:style-name="T48">Esposizione</text:span>.</text:p>
        </text:list-item>
        <text:list-item>
          <text:p text:style-name="P225"><text:span text:style-name="T48">Adesione</text:span> del batterio alle cellule epiteliali della mucosa.</text:p>
        </text:list-item>
        <text:list-item>
          <text:p text:style-name="P225"><text:span text:style-name="T48">Invasione</text:span> e <text:span text:style-name="T48">moltiplicazione</text:span> nel sito di ingresso.</text:p>
        </text:list-item>
        <text:list-item>
          <text:p text:style-name="P226">A questo punto si hanno due strade: <text:span text:style-name="T48">produzione di tossine</text:span> (es. tetano: <text:span text:style-name="T129">il microorganismo</text:span> rimane localizzato nella ferita ma la tossina raggiunge il sistema nervoso <text:span text:style-name="T129">centrale</text:span>) oppure <text:span text:style-name="T48">invasione del tessuto</text:span>. <text:span text:style-name="T129">(</text:span>Esistono patogeni a patogenicità multifattioriale, ad esempio <text:span text:style-name="T91">S. aureus</text:span><text:span text:style-name="T129">).</text:span></text:p>
        </text:list-item>
      </text:list>
      <text:p text:style-name="P91"/>
      <text:p text:style-name="P91">Invasività:</text:p>
      <text:p text:style-name="P48">Capacità di attraversare le barriere natura<text:span text:style-name="T129">l</text:span>i e moltiplicarsi nei tessuti con conseguente danno patologico.</text:p>
      <text:p text:style-name="P91">Produzione di tossine:</text:p>
      <text:p text:style-name="P48">Capacità di produrre sostanze con attivit<text:span text:style-name="T129">à</text:span> tossica nei confronti di cellule e tessuti.</text:p>
      <text:p text:style-name="P149"><text:soft-page-break/>Invasività</text:p>
      <text:p text:style-name="P49">Innanzitutto <text:span text:style-name="T129">dobbiamo </text:span>a<text:span text:style-name="T129">vere</text:span> la <text:span text:style-name="T48">capacità di aderire</text:span> alle cellule dell’ospite. Dopo l’adesione si ha l’attraversamento dell’epitelio e l’invasione della sottomucosa.</text:p>
      <text:p text:style-name="P49">Dell’adesione si occupano i pili o altre strutture di superficie del batterio.</text:p>
      <text:p text:style-name="P49">Altro fattore <text:span text:style-name="T85">che favorisce la colonizzazione</text:span> è la capacità di formare biofilm, molto dipendente dalla presenza di capsula. </text:p>
      <text:p text:style-name="P92">Produzione di enzimi extracellulari:<text:span text:style-name="T1"> ad esempio lo </text:span><text:span text:style-name="T100">S</text:span><text:span text:style-name="T101">treptococcus </text:span><text:span text:style-name="T100">pyogenes</text:span><text:span text:style-name="T1"> produce un enzima detto ialuronidasi, dstruggendo il tessuto connettivo dell’ospite </text:span><text:span text:style-name="T44">e</text:span><text:span text:style-name="T1"> facilit</text:span><text:span text:style-name="T44">ando</text:span><text:span text:style-name="T1"> l’invasione da parte del patogeno. </text:span><text:span text:style-name="T44">Un altro esempio</text:span><text:span text:style-name="T1"> è la coagulasi </text:span><text:span text:style-name="T44">prodotta da </text:span><text:span text:style-name="T101">Staphylococcus aureus </text:span><text:span text:style-name="T1">che induce la formazione di coaguli di fibrina tramite i quali il patogeno può raggiungere sedi lontane.</text:span></text:p>
      <text:p text:style-name="P93">Capsula<text:span text:style-name="T1">: principale struttura che protegge contro la fagocitosi, </text:span><text:span text:style-name="T44">fondendosi con quella dei batteri vicini forma il biofilm</text:span><text:span text:style-name="T1">.</text:span></text:p>
      <text:p text:style-name="P93"><text:span text:style-name="T1"/></text:p>
      <text:p text:style-name="P150">Produzione di Tossine</text:p>
      <text:p text:style-name="P50">Si distinguono <text:span text:style-name="T48">endotossine </text:span>ed <text:span text:style-name="T48">esotossine</text:span>: le <text:span text:style-name="T48">endotossine </text:span>sono rappresentate dai lipopolisaccaridi presenti in tutti i batteri Gram-, svolge la stessa attività biologica in tutti i batteri Gram-. <text:span text:style-name="T130">Si tratta di molecole che fanno parte della struttura del batterio che vengono liberate quando la cellula batterica subisce lisi. Un’eccezione è rappresentata dal meningococco che rilascia vescicole dette “blebs” ricche di lipopolisaccaride senza morire. In realtà esistono anche endotossine non correlate ai lipopolisaccaridi ma i termini lipopolisaccaride ed endotossina sono comunemente usati come sinonimi.</text:span></text:p>
      <text:p text:style-name="P50">Le <text:span text:style-name="T48">esotossine</text:span> <text:span text:style-name="T130">invece </text:span>sono molecole prodotte dal batterio e rilasciate all’esterno, sono prodotte sia dai Gram- che dai Gram+, rispetto alle endotossine hanno struttura diversa (sono proteine), sono molto più tossiche e sviluppano immunogenicità.</text:p>
      <text:p text:style-name="P50"/>
      <text:p text:style-name="P93"><text:span text:style-name="T130">Esotossine</text:span>: </text:p>
      <text:p text:style-name="P50">Si classificano in:</text:p>
      <text:list text:style-name="L39">
        <text:list-item>
          <text:p text:style-name="P197">Citolitiche:<text:span text:style-name="T1"> uccidono le cellule.</text:span></text:p>
        </text:list-item>
        <text:list-item>
          <text:p text:style-name="P197">Enterotossine:<text:span text:style-name="T1"> agiscono sulle cellule intestinali (es. colera).</text:span></text:p>
        </text:list-item>
        <text:list-item>
          <text:p text:style-name="P197">Neurotossine: <text:span text:style-name="T1">agiscono sul tessuto nervoso (es. tetano e botulino).</text:span></text:p>
        </text:list-item>
        <text:list-item>
          <text:p text:style-name="P197">Pantrope<text:span text:style-name="T1">: effetto tossico su molti tipi cellulari (es. difterite).</text:span></text:p>
        </text:list-item>
        <text:list-item>
          <text:p text:style-name="P197">Superantigeni:<text:span text:style-name="T1"> si legano alla catena variabile del TCR stimolando in maniera aspecifica molti cloni di linfociti T.</text:span></text:p>
        </text:list-item>
      </text:list>
      <text:p text:style-name="P93"><text:span text:style-name="T1"/></text:p>
      <text:p text:style-name="P93">Tossine citolitiche: <text:span text:style-name="T1">Es. </text:span><text:span text:style-name="T100">S. aureus</text:span><text:span text:style-name="T1"> produce una tossina detta citotossina-alfa che polimerizza sulla superficie delle cellule bersaglio aprendo pori e causandone la morte. Oppure </text:span><text:span text:style-name="T100">C</text:span><text:span text:style-name="T101">lostridium</text:span><text:span text:style-name="T100"> perf</text:span><text:span text:style-name="T101">r</text:span><text:span text:style-name="T100">ingens</text:span><text:span text:style-name="T1"> produce una fosfolipasi C che degrada la membrana cellulare.</text:span></text:p>
      <text:p text:style-name="P50">La maggior parte delle esotossine agisce all’interno della cellula.</text:p>
      <text:p text:style-name="P93"><text:soft-page-break/><text:span text:style-name="T1">Sono </text:span><text:span text:style-name="T45">generalmente</text:span><text:span text:style-name="T1"> composte da due subunità: A e B, la subunità B lega il recettore (binding), la cellula a questo punto ingloba la porzione A che ha attività tossica all’interno del citoplasma. La porzione B ha attività antigenica. </text:span><text:span text:style-name="T23">Es. tossina difterica la cui porzione A blocca il fattore di allungamento 2 (EF-2)</text:span><text:span text:style-name="T24"> tramite ADP-ribosilazione</text:span><text:span text:style-name="T23"> causando il blocco della sintesi proteica </text:span><text:span text:style-name="T24">e la morte cellulare</text:span><text:span text:style-name="T23">.</text:span></text:p>
      <text:p text:style-name="P93"><text:span text:style-name="T23"/></text:p>
      <text:p text:style-name="P94">Enterotossine: <text:span text:style-name="T1">Es. tossina colerica, unico fattore di virulenza che porta </text:span><text:span text:style-name="T45">a tale</text:span><text:span text:style-name="T1"> malattia. La tossina colerica è costituita da 5 subunità, il meccansimo è lo stesso: il legame della subunità B fa entrare le subunità A1 e A2. A1 fa aumentare cAMP inducendo la fuoriuscita di elettroliti verso l’esterno con richiamo di acqua per osmosi e diarrea, i pazienti possono morire a causa della disidratazione.</text:span></text:p>
      <text:p text:style-name="P94"><text:span text:style-name="T1"/></text:p>
      <text:p text:style-name="P94">Neurotossine: <text:span text:style-name="T1">Es. tetano che causa paralisi spastica o tossina botulinica che causa paralisi flaccida.</text:span></text:p>
      <text:p text:style-name="P94">Tossina botulinica:<text:span text:style-name="T1"> agisce sulle sinapsi tra motoneurone e fibra muscolare, la tossina inibisce il rilascio di acetilcolina impedento la contrazione del muscolo. </text:span><text:span text:style-name="T45">In</text:span><text:span text:style-name="T1"> condizioni normali il meccanismo di contrazione è controllato da interneuroni inibitori che fanno interrompere la contrazione. A questo livello (sistema nervoso centrale, nel midollo) agisce la </text:span>tossina tetanica<text:span text:style-name="T1"> </text:span><text:span text:style-name="T45">che blocca queste sinapsi inibitoria GABA-ergiche e glicinergiche,</text:span><text:span text:style-name="T1"> non si ha inibizione dei motoneuroni con conseguente paralisi spastica. L’individuo va incontro a morte quando la paralisi interessa i muscoli respiratori (diaframma).</text:span></text:p>
      <text:p text:style-name="P94"><text:span text:style-name="T1"/></text:p>
      <text:p text:style-name="P94">Superantigeni<text:span text:style-name="T1">: detti anche tossine pirogeniche, attivano in maniera aspecifica </text:span><text:span text:style-name="T45">più cloni d</text:span><text:span text:style-name="T1">i linfociti T, si attivano fino al 20% dei linfociti, si attivano i macrofagi con </text:span><text:span text:style-name="T45">massiccio </text:span><text:span text:style-name="T1">rilascio di citochine tra cui p</text:span><text:span text:style-name="T45">i</text:span><text:span text:style-name="T1">rogeni endogeni </text:span><text:span text:style-name="T45">e</text:span><text:span text:style-name="T1"> fattori che aumentano la permeabilità vascolare da cui deriva calo di pressione </text:span><text:span text:style-name="T45">con conseguente</text:span><text:span text:style-name="T1"> insufficienza multi-organo </text:span><text:span text:style-name="T45">e</text:span><text:span text:style-name="T1"> shock.</text:span></text:p>
      <text:p text:style-name="P94"><text:span text:style-name="T1"/></text:p>
      <text:p text:style-name="P94">Endotossine:<text:span text:style-name="T1"> Solo nei Gram-, conservata in tutti i Gram-, i segni clinici si riscontrano in tutte le infezioni da Gram-. Si tratta dell’ LPS </text:span><text:span text:style-name="T45">(LipoPoliSaccaride)</text:span><text:span text:style-name="T1"> della parete esterna.</text:span></text:p>
      <text:p text:style-name="P52">Costituito da varie porzioni:</text:p>
      <text:list text:style-name="L40">
        <text:list-item>
          <text:p text:style-name="P227">Lipide A, parte tossica, verso l’interno.</text:p>
        </text:list-item>
        <text:list-item>
          <text:p text:style-name="P227">Core polisaccaridico centrale.</text:p>
        </text:list-item>
        <text:list-item>
          <text:p text:style-name="P227">Antigene O, sempre polisaccaridico, all’esterno, molto variabile anche all’interno della stessa specie.</text:p>
        </text:list-item>
      </text:list>
      <text:p text:style-name="P94"><text:span text:style-name="T1">Essendo componente della cellula l’endotossina viene rilasciata solo quando il batterio va incontro a lisi, c’è un eccezione rappresentata dal </text:span>meningococco<text:span text:style-name="T1"> che rilascia “blebs” di membrana esterna e causa imponente rilascio di endotossina in circolo </text:span><text:span text:style-name="T45">anche senza lisarsi.</text:span></text:p>
      <text:p text:style-name="P52">In circolo LPS è legata da LPB <text:span text:style-name="T131">(Lipopolysaccharide Binding Protein)</text:span>, sintetizzata dal fegato. Il complesso LPS-LBP interagisce con CD-14 e TLR-4 causando l’attivazione di diversi pathway intracellulari.</text:p>
      <text:p text:style-name="P52"><text:soft-page-break/>I bersagli cellulari sono principalmente macrofagi ma anche linfociti, granulociti, piastrine <text:span text:style-name="T131">ed </text:span>endotelio. L’effetto sui macrofagi porta a forte aumento della velocità di fagocitosi e imponente rilascio di citochine (principalmente IL-1 e TNF-alfa) con effetto pirogeno e aumento della permeabilità endoteliale (effetto già visto <text:span text:style-name="T131">con i</text:span> superantigeni). Inoltre si ha effetto pro-infiammatorio (TNF-alfa stimola la produzione di prostaglandine).</text:p>
      <text:p text:style-name="P52">I linfociti B sono attivati in maniera aspecifica policlonale.</text:p>
      <text:p text:style-name="P94"><text:span text:style-name="T1">Tra i </text:span>bersagli solubili<text:span text:style-name="T1"> si ha</text:span><text:span text:style-name="T45">nno</text:span><text:span text:style-name="T1"> il sistema del complemento con induzione di reazione infiammatoria e danno tissutale </text:span><text:span text:style-name="T45">e</text:span><text:span text:style-name="T1"> la cascata coagulativa, fino alla coagulazione intravasale disseminata, comparsa di petecchie cutanee e morte del paziente. Possono causare danno ischemico a tutti gli organi.</text:span></text:p>
      <text:p text:style-name="P53">Una molecola dei Gram+ che può produrre effetti simili all’endotossina, <text:span text:style-name="T131">si tratta dell’</text:span><text:span text:style-name="T57">acido </text:span><text:span text:style-name="T48">lipoteicoic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1-22T16:30:24.084457586</dc:date>
    <meta:editing-duration>P1DT11M48S</meta:editing-duration>
    <meta:editing-cycles>113</meta:editing-cycles>
    <meta:generator>LibreOffice/7.6.2.1$Linux_X86_64 LibreOffice_project/60$Build-1</meta:generator>
    <meta:document-statistic meta:table-count="0" meta:image-count="0" meta:object-count="0" meta:page-count="28" meta:paragraph-count="477" meta:word-count="9440" meta:character-count="65239" meta:non-whitespace-character-count="56412"/>
  </office:meta>
</office:document-meta>
</file>